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style:font-face style:name="TexMaths Roman" svg:font-family="'TexMaths Roman'"/>
    <style:font-face style:name="TexMaths Symbols" svg:font-family="'TexMaths Symbols'" style:font-adornments="Regular" style:font-pitch="variable"/>
    <style:font-face style:name="TexMaths Symbols1" svg:font-family="'TexMaths Symbols'"/>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svg:stroke-width="0.051cm" svg:stroke-color="#333333" draw:marker-start-width="0.279cm" draw:marker-end-width="0.279cm" draw:fill="solid" draw:fill-color="#ffffff" draw:textarea-horizontal-align="justify" draw:textarea-vertical-align="middle" draw:auto-grow-height="false" fo:min-height="0.818cm" fo:min-width="0.568cm" fo:padding-top="0.15cm" fo:padding-bottom="0.15cm" fo:padding-left="0.275cm" fo:padding-right="0.275cm" style:writing-mode="lr-tb" loext:decorative="false"/>
      <style:paragraph-properties style:writing-mode="lr-tb"/>
    </style:style>
    <style:style style:name="gr2" style:family="graphic" style:parent-style-name="standard">
      <style:graphic-properties svg:stroke-width="0.051cm" svg:stroke-color="#333333" draw:marker-start-width="0.279cm" draw:marker-end-width="0.279cm" draw:fill="solid" draw:fill-color="#ffffff" draw:textarea-horizontal-align="justify" draw:textarea-vertical-align="middle" draw:auto-grow-height="false" fo:min-height="0.768cm" fo:min-width="0.518cm" fo:padding-top="0.15cm" fo:padding-bottom="0.15cm" fo:padding-left="0.275cm" fo:padding-right="0.275cm" style:writing-mode="lr-tb" loext:decorative="false"/>
      <style:paragraph-properties style:writing-mode="lr-tb"/>
    </style:style>
    <style:style style:name="gr3" style:family="graphic" style:parent-style-name="objectwithoutfill">
      <style:graphic-properties svg:stroke-width="0.051cm" svg:stroke-color="#333333" draw:marker-start-width="0.279cm" draw:marker-end="Arrowheads_20_1" draw:marker-end-width="0.381cm" draw:fill="none" draw:textarea-vertical-align="middle" fo:padding-top="0.15cm" fo:padding-bottom="0.15cm" fo:padding-left="0.275cm" fo:padding-right="0.275cm" loext:decorative="false"/>
    </style:style>
    <style:style style:name="gr4" style:family="graphic" style:parent-style-name="standard">
      <style:graphic-properties draw:stroke="none" svg:stroke-color="#000000" draw:fill="none" draw:fill-color="#ffffff" draw:auto-grow-height="true" draw:auto-grow-width="false" fo:min-height="3.89cm" loext:decorative="false"/>
      <style:paragraph-properties style:writing-mode="lr-tb"/>
    </style:style>
    <style:style style:name="gr5" style:family="graphic" style:parent-style-name="standard">
      <style:graphic-properties draw:stroke="none" svg:stroke-color="#000000" draw:fill="none" draw:fill-color="#ffffff" draw:auto-grow-height="true" draw:auto-grow-width="false" fo:min-height="4.978cm" loext:decorative="false"/>
      <style:paragraph-properties style:writing-mode="lr-tb"/>
    </style:style>
    <style:style style:name="gr6" style:family="graphic" style:parent-style-name="standard">
      <style:graphic-properties draw:stroke="none" svg:stroke-color="#000000" draw:fill="none" draw:fill-color="#ffffff" draw:auto-grow-height="true" draw:auto-grow-width="false" fo:min-height="2.964cm" loext:decorative="false"/>
      <style:paragraph-properties style:writing-mode="lr-tb"/>
    </style:style>
    <style:style style:name="gr7" style:family="graphic" style:parent-style-name="standard">
      <style:graphic-properties draw:stroke="none" draw:fill="none" fo:min-height="0.493cm" loext:decorative="false"/>
      <style:paragraph-properties style:writing-mode="lr-tb"/>
    </style:style>
    <style:style style:name="gr8" style:family="graphic">
      <style:graphic-properties style:protect="size" loext:decorative="false"/>
    </style:style>
    <style:style style:name="gr9" style:family="graphic" style:parent-style-name="standard">
      <style:graphic-properties draw:stroke="none" svg:stroke-color="#000000" draw:fill="none" draw:fill-color="#ffffff" draw:auto-grow-height="true" draw:auto-grow-width="false" fo:min-height="0.742cm" loext:decorative="false"/>
      <style:paragraph-properties style:writing-mode="lr-tb"/>
    </style:style>
    <style:style style:name="gr10" style:family="graphic" style:parent-style-name="standard">
      <style:graphic-properties draw:stroke="none" svg:stroke-color="#000000" draw:fill="none" draw:fill-color="#ffffff" draw:auto-grow-height="true" draw:auto-grow-width="false" fo:min-height="0.912cm" loext:decorative="false"/>
      <style:paragraph-properties style:writing-mode="lr-tb"/>
    </style:style>
    <style:style style:name="gr11" style:family="graphic" style:parent-style-name="standard">
      <style:graphic-properties svg:stroke-width="0.051cm" svg:stroke-color="#333333" draw:marker-start-width="0.279cm" draw:marker-end-width="0.279cm" draw:fill="solid" draw:fill-color="#ffffff" draw:textarea-horizontal-align="justify" draw:textarea-vertical-align="middle" draw:auto-grow-height="false" fo:min-height="0.742cm" fo:min-width="4.164cm" fo:padding-top="0.15cm" fo:padding-bottom="0.15cm" fo:padding-left="0.275cm" fo:padding-right="0.275cm" loext:decorative="false"/>
    </style:style>
    <style:style style:name="gr12" style:family="graphic" style:parent-style-name="objectwithoutfill">
      <style:graphic-properties svg:stroke-width="0.051cm" svg:stroke-color="#333333" draw:marker-start-width="0.279cm" draw:marker-end="Arrowheads_20_2" draw:marker-end-width="0.381cm" draw:fill="none" draw:textarea-vertical-align="middle" fo:padding-top="0.15cm" fo:padding-bottom="0.15cm" fo:padding-left="0.275cm" fo:padding-right="0.275cm" loext:decorative="false"/>
    </style:style>
    <style:style style:name="gr13" style:family="graphic" style:parent-style-name="standard">
      <style:graphic-properties svg:stroke-width="0.051cm" svg:stroke-color="#333333" draw:marker-start-width="0.279cm" draw:marker-end-width="0.279cm" draw:fill="solid" draw:fill-color="#ffffff" draw:textarea-horizontal-align="justify" draw:textarea-vertical-align="middle" draw:auto-grow-height="false" fo:min-height="0.692cm" fo:min-width="0.651cm" fo:padding-top="0.15cm" fo:padding-bottom="0.15cm" fo:padding-left="0.275cm" fo:padding-right="0.275cm" style:writing-mode="lr-tb" loext:decorative="false"/>
      <style:paragraph-properties style:writing-mode="lr-tb"/>
    </style:style>
    <style:style style:name="gr14" style:family="graphic" style:parent-style-name="standard">
      <style:graphic-properties svg:stroke-width="0.051cm" svg:stroke-color="#333333" draw:marker-start-width="0.279cm" draw:marker-end-width="0.279cm" draw:fill="solid" draw:fill-color="#ffffff" draw:textarea-horizontal-align="justify" draw:textarea-vertical-align="middle" draw:auto-grow-height="false" fo:min-height="0.692cm" fo:min-width="2.966cm" fo:padding-top="0.15cm" fo:padding-bottom="0.15cm" fo:padding-left="0.275cm" fo:padding-right="0.275cm" loext:decorative="false"/>
    </style:style>
    <style:style style:name="gr15" style:family="graphic" style:parent-style-name="standard">
      <style:graphic-properties svg:stroke-width="0.051cm" svg:stroke-color="#333333" draw:marker-start-width="0.279cm" draw:marker-end-width="0.279cm" draw:fill="solid" draw:fill-color="#ffffff" draw:textarea-horizontal-align="justify" draw:textarea-vertical-align="middle" draw:auto-grow-height="false" fo:min-height="0.692cm" fo:min-width="4.114cm" fo:padding-top="0.15cm" fo:padding-bottom="0.15cm" fo:padding-left="0.275cm" fo:padding-right="0.275cm" loext:decorative="false"/>
    </style:style>
    <style:style style:name="gr16" style:family="graphic" style:parent-style-name="standard">
      <style:graphic-properties svg:stroke-width="0.051cm" svg:stroke-color="#333333" draw:marker-start-width="0.279cm" draw:marker-end-width="0.279cm" draw:fill="solid" draw:fill-color="#ffffff" draw:textarea-horizontal-align="justify" draw:textarea-vertical-align="middle" draw:auto-grow-height="false" fo:min-height="0.692cm" fo:min-width="2.966cm" fo:padding-top="0.15cm" fo:padding-bottom="0.15cm" fo:padding-left="0.275cm" fo:padding-right="0.275cm" style:writing-mode="lr-tb" loext:decorative="false"/>
      <style:paragraph-properties style:writing-mode="lr-tb"/>
    </style:style>
    <style:style style:name="gr17" style:family="graphic" style:parent-style-name="standard" style:list-style-name="L1">
      <style:graphic-properties svg:stroke-width="0.051cm" svg:stroke-color="#333333" draw:marker-start-width="0.279cm" draw:marker-end-width="0.279cm" draw:fill="solid" draw:fill-color="#ffffff" draw:textarea-horizontal-align="justify" draw:textarea-vertical-align="middle" draw:auto-grow-height="false" fo:min-height="0.692cm" fo:min-width="2.966cm" fo:padding-top="0.15cm" fo:padding-bottom="0.15cm" fo:padding-left="0.275cm" fo:padding-right="0.275cm" style:writing-mode="lr-tb" loext:decorative="false"/>
      <style:paragraph-properties style:writing-mode="lr-tb"/>
    </style:style>
    <style:style style:name="gr18" style:family="graphic" style:parent-style-name="standard" style:list-style-name="L1">
      <style:graphic-properties svg:stroke-width="0.051cm" svg:stroke-color="#333333" draw:marker-start-width="0.279cm" draw:marker-end-width="0.279cm" draw:fill="solid" draw:fill-color="#ffffff" draw:textarea-horizontal-align="justify" draw:textarea-vertical-align="middle" draw:auto-grow-height="false" fo:min-height="0.692cm" fo:min-width="2.966cm" fo:padding-top="0.15cm" fo:padding-bottom="0.15cm" fo:padding-left="0.275cm" fo:padding-right="0.275cm" style:writing-mode="lr-tb" loext:decorative="false"/>
      <style:paragraph-properties style:writing-mode="lr-tb"/>
    </style:style>
    <style:style style:name="gr19" style:family="graphic" style:parent-style-name="standard" style:list-style-name="L1">
      <style:graphic-properties svg:stroke-width="0.051cm" svg:stroke-color="#333333" draw:marker-start-width="0.279cm" draw:marker-end-width="0.279cm" draw:fill="solid" draw:fill-color="#ffffff" draw:textarea-horizontal-align="justify" draw:textarea-vertical-align="middle" draw:auto-grow-height="false" fo:min-height="0.692cm" fo:min-width="2.966cm" fo:padding-top="0.15cm" fo:padding-bottom="0.15cm" fo:padding-left="0.275cm" fo:padding-right="0.275cm" style:writing-mode="lr-tb" loext:decorative="false"/>
      <style:paragraph-properties style:writing-mode="lr-tb"/>
    </style:style>
    <style:style style:name="gr20" style:family="graphic" style:parent-style-name="standard" style:list-style-name="L1">
      <style:graphic-properties svg:stroke-width="0.051cm" svg:stroke-color="#333333" draw:marker-start-width="0.279cm" draw:marker-end-width="0.279cm" draw:fill="solid" draw:fill-color="#ffffff" draw:textarea-horizontal-align="justify" draw:textarea-vertical-align="middle" draw:auto-grow-height="false" fo:min-height="0.692cm" fo:min-width="2.966cm" fo:padding-top="0.15cm" fo:padding-bottom="0.15cm" fo:padding-left="0.275cm" fo:padding-right="0.275cm" style:writing-mode="lr-tb" loext:decorative="false"/>
      <style:paragraph-properties style:writing-mode="lr-tb"/>
    </style:style>
    <style:style style:name="gr21" style:family="graphic" style:parent-style-name="standard" style:list-style-name="L1">
      <style:graphic-properties svg:stroke-width="0.051cm" svg:stroke-color="#333333" draw:marker-start-width="0.279cm" draw:marker-end-width="0.279cm" draw:fill="solid" draw:fill-color="#ffffff" draw:textarea-horizontal-align="justify" draw:textarea-vertical-align="middle" draw:auto-grow-height="false" fo:min-height="0.692cm" fo:min-width="2.966cm" fo:padding-top="0.15cm" fo:padding-bottom="0.15cm" fo:padding-left="0.275cm" fo:padding-right="0.275cm" style:writing-mode="lr-tb" loext:decorative="false"/>
      <style:paragraph-properties style:writing-mode="lr-tb"/>
    </style:style>
    <style:style style:name="gr22" style:family="graphic" style:parent-style-name="standard" style:list-style-name="L1">
      <style:graphic-properties svg:stroke-width="0.051cm" svg:stroke-color="#333333" draw:marker-start-width="0.279cm" draw:marker-end-width="0.279cm" draw:fill="solid" draw:fill-color="#ffffff" draw:textarea-horizontal-align="justify" draw:textarea-vertical-align="middle" draw:auto-grow-height="false" fo:min-height="0.692cm" fo:min-width="2.966cm" fo:padding-top="0.15cm" fo:padding-bottom="0.15cm" fo:padding-left="0.275cm" fo:padding-right="0.275cm" style:writing-mode="lr-tb" loext:decorative="false"/>
      <style:paragraph-properties style:writing-mode="lr-tb"/>
    </style:style>
    <style:style style:name="gr23" style:family="graphic">
      <style:graphic-properties loext:decorative="false"/>
    </style:style>
    <style:style style:name="gr24" style:family="graphic" style:parent-style-name="standard">
      <style:graphic-properties draw:stroke="none" draw:stroke-dash="Dash_20_Dot_20_4" svg:stroke-width="0cm" draw:stroke-linejoin="none" svg:stroke-linecap="butt" draw:fill="solid" draw:fill-color="#ffffff" draw:textarea-horizontal-align="center" draw:textarea-vertical-align="middle" loext:decorative="false"/>
    </style:style>
    <style:style style:name="gr25" style:family="graphic" style:parent-style-name="standard">
      <style:graphic-properties draw:stroke="none" draw:stroke-dash="Dash_20_Dot_20_4" svg:stroke-width="0cm" draw:stroke-linejoin="none" svg:stroke-linecap="butt" draw:fill="solid" draw:fill-color="#000000" draw:textarea-horizontal-align="center" draw:textarea-vertical-align="middle" loext:decorative="false"/>
    </style:style>
    <style:style style:name="gr26" style:family="graphic" style:parent-style-name="standard" style:list-style-name="L1">
      <style:graphic-properties draw:stroke="none" svg:stroke-color="#000000" draw:fill="none" draw:fill-color="#ffffff" draw:auto-grow-height="true" draw:auto-grow-width="false" fo:min-height="2.475cm" loext:decorative="false"/>
      <style:paragraph-properties style:writing-mode="lr-tb"/>
    </style:style>
    <style:style style:name="gr27" style:family="graphic" style:parent-style-name="standard">
      <style:graphic-properties draw:stroke="none" svg:stroke-color="#000000" draw:fill="none" draw:fill-color="#ffffff" draw:auto-grow-height="true" draw:auto-grow-width="false" fo:min-height="1.423cm" loext:decorative="false"/>
      <style:paragraph-properties style:writing-mode="lr-tb"/>
    </style:style>
    <style:style style:name="gr28" style:family="graphic" style:parent-style-name="objectwithoutfill">
      <style:graphic-properties svg:stroke-width="0.051cm" svg:stroke-color="#ff3838" draw:marker-start-width="0.279cm" draw:marker-end="Arrowheads_20_3" draw:marker-end-width="0.381cm" draw:fill="none" draw:textarea-vertical-align="middle" fo:padding-top="0.15cm" fo:padding-bottom="0.15cm" fo:padding-left="0.275cm" fo:padding-right="0.275cm" loext:decorative="false"/>
    </style:style>
    <style:style style:name="pr1" style:family="presentation" style:parent-style-name="Default-title">
      <style:graphic-properties draw:auto-grow-height="true" fo:min-height="3.17cm" loext:decorative="false"/>
      <style:paragraph-properties style:writing-mode="lr-tb"/>
    </style:style>
    <style:style style:name="pr2" style:family="presentation" style:parent-style-name="Default-subtitle">
      <style:graphic-properties draw:fill-color="#ffffff" draw:auto-grow-height="true" fo:min-height="7.822cm" loext:decorative="false"/>
      <style:paragraph-properties style:writing-mode="lr-tb"/>
    </style:style>
    <style:style style:name="pr3" style:family="presentation" style:parent-style-name="Default-notes">
      <style:graphic-properties draw:fill-color="#ffffff" draw:auto-grow-height="true" fo:min-height="13.364cm" loext:decorative="false"/>
      <style:paragraph-properties style:writing-mode="lr-tb"/>
    </style:style>
    <style:style style:name="pr4" style:family="presentation" style:parent-style-name="Default-subtitle">
      <style:graphic-properties draw:fill-color="#ffffff" draw:auto-grow-height="true" fo:min-height="10.666cm" loext:decorative="false"/>
      <style:paragraph-properties style:writing-mode="lr-tb"/>
    </style:style>
    <style:style style:name="pr5" style:family="presentation" style:parent-style-name="Default-subtitle">
      <style:graphic-properties draw:fill-color="#ffffff" draw:auto-grow-height="true" fo:min-height="12.799cm" loext:decorative="false"/>
      <style:paragraph-properties style:writing-mode="lr-tb"/>
    </style:style>
    <style:style style:name="pr6" style:family="presentation" style:parent-style-name="Default-subtitle">
      <style:graphic-properties draw:fill-color="#ffffff" draw:auto-grow-height="true" fo:min-height="13.562cm" loext:decorative="false"/>
      <style:paragraph-properties style:writing-mode="lr-tb"/>
    </style:style>
    <style:style style:name="pr7" style:family="presentation" style:parent-style-name="Default-subtitle">
      <style:graphic-properties draw:fill-color="#ffffff" draw:auto-grow-height="true" fo:min-height="12.079cm" loext:decorative="false"/>
      <style:paragraph-properties style:writing-mode="lr-tb"/>
    </style:style>
    <style:style style:name="pr8" style:family="presentation" style:parent-style-name="Default-subtitle">
      <style:graphic-properties draw:fill-color="#ffffff" draw:auto-grow-height="true" fo:min-height="8.173cm" loext:decorative="false"/>
      <style:paragraph-properties style:writing-mode="lr-tb"/>
    </style:style>
    <style:style style:name="P1" style:family="paragraph">
      <style:text-properties fo:font-size="28pt"/>
    </style:style>
    <style:style style:name="P2" style:family="paragraph">
      <style:paragraph-properties fo:text-align="start"/>
    </style:style>
    <style:style style:name="P3" style:family="paragraph">
      <loext:graphic-properties draw:fill-color="#ffffff"/>
      <style:paragraph-properties fo:text-align="start"/>
      <style:text-properties fo:font-size="18pt"/>
    </style:style>
    <style:style style:name="P4" style:family="paragraph">
      <style:paragraph-properties fo:text-align="center"/>
    </style:style>
    <style:style style:name="P5" style:family="paragraph">
      <loext:graphic-properties draw:fill="solid" draw:fill-color="#ffffff"/>
      <style:paragraph-properties fo:text-align="center" style:writing-mode="lr-tb"/>
    </style:style>
    <style:style style:name="P6" style:family="paragraph">
      <loext:graphic-properties draw:fill="none"/>
      <style:paragraph-properties fo:text-align="center"/>
    </style:style>
    <style:style style:name="P7" style:family="paragraph">
      <loext:graphic-properties draw:fill="none" draw:fill-color="#ffffff"/>
    </style:style>
    <style:style style:name="P8" style:family="paragraph">
      <style:paragraph-properties fo:margin-left="0cm" fo:margin-right="0cm" fo:margin-top="0cm" fo:margin-bottom="0cm" fo:line-height="100%" fo:text-indent="0cm"/>
    </style:style>
    <style:style style:name="P9" style:family="paragraph">
      <loext:graphic-properties draw:fill="none"/>
      <style:text-properties fo:font-size="12pt"/>
    </style:style>
    <style:style style:name="P10" style:family="paragraph">
      <loext:graphic-properties draw:fill-color="#ffffff"/>
    </style:style>
    <style:style style:name="P11" style:family="paragraph">
      <loext:graphic-properties draw:fill="solid" draw:fill-color="#ffffff"/>
      <style:paragraph-properties fo:text-align="center"/>
    </style:style>
    <style:style style:name="P12" style:family="paragraph">
      <loext:graphic-properties draw:fill="solid" draw:fill-color="#ffffff"/>
      <style:paragraph-properties fo:text-align="center" style:writing-mode="lr-tb"/>
      <style:text-properties fo:color="#000000" loext:opacity="100%"/>
    </style:style>
    <style:style style:name="P13" style:family="paragraph">
      <loext:graphic-properties draw:fill="solid" draw:fill-color="#ffffff"/>
      <style:paragraph-properties fo:margin-left="0cm" fo:margin-right="0cm" fo:margin-top="0cm" fo:margin-bottom="0cm" fo:line-height="100%" fo:text-align="center" fo:text-indent="0cm" style:writing-mode="lr-tb"/>
      <style:text-properties fo:color="#000000" loext:opacity="100%"/>
    </style:style>
    <style:style style:name="P14" style:family="paragraph">
      <loext:graphic-properties draw:fill="none" draw:fill-color="#ffffff"/>
      <style:text-properties fo:color="#000000" loext:opacity="100%"/>
    </style:style>
    <style:style style:name="P15" style:family="paragraph">
      <style:paragraph-properties fo:text-align="center"/>
      <style:text-properties fo:color="#000000" loext:opacity="100%"/>
    </style:style>
    <style:style style:name="P16" style:family="paragraph">
      <style:paragraph-properties fo:margin-left="0cm" fo:margin-right="0cm" fo:margin-top="0cm" fo:margin-bottom="0cm" fo:line-height="100%" fo:text-align="center" fo:text-indent="0cm"/>
      <style:text-properties fo:color="#000000" loext:opacity="100%"/>
    </style:style>
    <style:style style:name="P17" style:family="paragraph">
      <style:paragraph-properties fo:margin-left="0cm" fo:margin-right="0cm" fo:margin-top="0cm" fo:margin-bottom="0cm" fo:line-height="100%" fo:text-align="center" fo:text-indent="0cm"/>
    </style:style>
    <style:style style:name="P18" style:family="paragraph">
      <loext:graphic-properties draw:fill="solid" draw:fill-color="#ffffff"/>
      <style:paragraph-properties fo:margin-left="0cm" fo:margin-right="0cm" fo:margin-top="0cm" fo:margin-bottom="0cm" fo:line-height="100%" fo:text-align="center" fo:text-indent="0cm" style:writing-mode="lr-tb"/>
    </style:style>
    <style:style style:name="P19" style:family="paragraph">
      <loext:graphic-properties draw:fill="solid" draw:fill-color="#000000"/>
      <style:paragraph-properties fo:text-align="center"/>
    </style:style>
    <style:style style:name="P20" style:family="paragraph">
      <style:paragraph-properties fo:margin-left="0cm" fo:margin-right="0cm" fo:margin-top="0cm" fo:margin-bottom="0cm" fo:line-height="100%" fo:text-align="start" fo:text-indent="0cm"/>
    </style:style>
    <style:style style:name="P21" style:family="paragraph">
      <loext:graphic-properties draw:fill="none" draw:fill-color="#ffffff"/>
      <style:paragraph-properties fo:margin-left="0cm" fo:margin-right="0cm" fo:margin-top="0cm" fo:margin-bottom="0cm" fo:line-height="100%" fo:text-align="start" fo:text-indent="0cm"/>
    </style:style>
    <style:style style:name="P22" style:family="paragraph">
      <loext:graphic-properties draw:fill="none" draw:fill-color="#ffffff"/>
      <style:text-properties fo:font-weight="bold" style:font-weight-asian="bold" style:font-weight-complex="bold"/>
    </style:style>
    <style:style style:name="P23" style:family="paragraph">
      <loext:graphic-properties draw:fill="none"/>
      <style:text-properties fo:color="#ff3838" loext:opacity="100%" fo:font-size="12pt"/>
    </style:style>
    <style:style style:name="T1" style:family="text">
      <style:text-properties fo:font-size="28pt"/>
    </style:style>
    <style:style style:name="T2" style:family="text">
      <style:text-properties fo:font-size="18pt"/>
    </style:style>
    <style:style style:name="T3" style:family="text">
      <style:text-properties fo:font-size="18pt" fo:font-weight="bold" style:font-weight-asian="bold" style:font-weight-complex="bold"/>
    </style:style>
    <style:style style:name="T4" style:family="text">
      <style:text-properties fo:font-size="18pt" fo:font-weight="normal" style:font-weight-asian="normal" style:font-weight-complex="normal"/>
    </style:style>
    <style:style style:name="T5" style:family="text">
      <style:text-properties fo:font-weight="normal" style:font-weight-asian="normal" style:font-weight-complex="normal"/>
    </style:style>
    <style:style style:name="T6" style:family="text">
      <style:text-properties fo:font-size="12pt"/>
    </style:style>
    <style:style style:name="T7" style:family="text">
      <style:text-properties fo:font-size="18pt" fo:font-style="italic" fo:font-weight="normal" style:font-style-asian="italic" style:font-weight-asian="normal" style:font-style-complex="italic" style:font-weight-complex="normal"/>
    </style:style>
    <style:style style:name="T8" style:family="text">
      <style:text-properties fo:color="#000000" loext:opacity="100%"/>
    </style:style>
    <style:style style:name="T9" style:family="text">
      <style:text-properties fo:color="#ff3838" loext:opacity="100%"/>
    </style:style>
    <style:style style:name="T10" style:family="text">
      <style:text-properties style:font-name="TexMaths Symbols1" fo:font-size="18pt" fo:font-style="normal" style:text-underline-style="none" fo:font-weight="normal" style:font-name-asian="TexMaths Symbols1" style:font-size-asian="32pt" style:font-style-asian="normal" style:font-weight-asian="normal" style:font-name-complex="TexMaths Symbols1" style:font-size-complex="32pt" style:font-style-complex="normal" style:font-weight-complex="normal"/>
    </style:style>
    <style:style style:name="T11" style:family="text">
      <style:text-properties style:font-name="TexMaths Symbols1" fo:font-size="18pt" fo:font-style="normal" style:text-underline-style="none" fo:font-weight="normal" style:font-name-asian="TexMaths Symbols1" style:font-size-asian="18pt" style:font-style-asian="normal" style:font-weight-asian="normal" style:font-name-complex="TexMaths Symbols1" style:font-size-complex="18pt" style:font-style-complex="normal" style:font-weight-complex="normal"/>
    </style:style>
    <style:style style:name="T12" style:family="text">
      <style:text-properties style:font-name="Liberation Sans" fo:font-size="18pt" fo:font-style="normal" style:text-underline-style="none" fo:font-weight="bold" style:font-name-asian="Liberation Sans" style:font-size-asian="18pt" style:font-style-asian="normal" style:font-weight-asian="bold" style:font-name-complex="Liberation Sans" style:font-size-complex="18pt" style:font-style-complex="normal" style:font-weight-complex="bold"/>
    </style:style>
    <style:style style:name="T13" style:family="text">
      <style:text-properties style:font-name="TexMaths Symbols" fo:font-size="18pt" fo:font-weight="normal" style:font-weight-asian="normal" style:font-weight-complex="normal"/>
    </style:style>
    <style:style style:name="T14" style:family="text">
      <style:text-properties style:font-name="Liberation Sans" fo:font-size="18pt" fo:font-style="normal" style:text-underline-style="none" fo:font-weight="normal" style:font-name-asian="Liberation Sans" style:font-size-asian="18pt" style:font-style-asian="normal" style:font-weight-asian="normal" style:font-name-complex="Liberation Sans" style:font-size-complex="18pt" style:font-style-complex="normal" style:font-weight-complex="normal"/>
    </style:style>
    <style:style style:name="T15" style:family="text">
      <style:text-properties fo:font-weight="bold" style:font-weight-asian="bold" style:font-weight-complex="bold"/>
    </style:style>
    <style:style style:name="T16" style:family="text">
      <style:text-properties fo:color="#ff3838" loext:opacity="100%" fo:font-size="12pt"/>
    </style:style>
    <style:style style:name="T17" style:family="text">
      <style:text-properties style:font-name="TexMaths Symbols" fo:font-size="18pt"/>
    </style:style>
    <style:style style:name="T18" style:family="text">
      <style:text-properties style:text-position="sub 58%" style:font-name="TexMaths Roman" fo:font-size="18pt" fo:font-style="normal" style:text-underline-style="none" fo:font-weight="normal" style:font-name-asian="TexMaths Roman" style:font-size-asian="18pt" style:font-style-asian="normal" style:font-weight-asian="normal" style:font-name-complex="TexMaths Roman" style:font-size-complex="18pt" style:font-style-complex="normal" style:font-weight-complex="normal"/>
    </style:style>
    <style:style style:name="T19" style:family="text">
      <style:text-properties style:text-position="0% 100%" style:font-name="Liberation Sans" fo:font-size="18pt" fo:font-style="normal" style:text-underline-style="none" fo:font-weight="normal" style:font-name-asian="Liberation Sans" style:font-size-asian="18pt" style:font-style-asian="normal" style:font-weight-asian="normal" style:font-name-complex="Liberation Sans" style:font-size-complex="18pt" style:font-style-complex="normal" style:font-weight-complex="normal"/>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text-style-name="P1" draw:layer="layout" svg:width="16.958cm" svg:height="3.17cm" svg:x="1.941cm" svg:y="0.496cm" presentation:class="title" presentation:user-transformed="true">
          <draw:text-box>
            <text:p><text:span text:style-name="T1">Quiz Übung 05.05.25 – Grundlagen KI</text:span></text:p>
          </draw:text-box>
        </draw:frame>
        <draw:frame presentation:style-name="pr2" draw:text-style-name="P3" draw:layer="layout" svg:width="17.115cm" svg:height="7.822cm" svg:x="1.941cm" svg:y="3.781cm" presentation:class="subtitle" presentation:user-transformed="true">
          <draw:text-box>
            <text:p text:style-name="P2"><text:span text:style-name="T2">Name, Vorname: _____________________</text:span></text:p>
            <text:p text:style-name="P2"><text:span text:style-name="T2"/></text:p>
            <text:p text:style-name="P2"><text:span text:style-name="T2">Team: __</text:span></text:p>
            <text:p text:style-name="P2"><text:span text:style-name="T2"/></text:p>
            <text:p text:style-name="P2"><text:span text:style-name="T3">Frage 1 (16 Punkte):</text:span></text:p>
            <text:p text:style-name="P2"><text:span text:style-name="T3"/></text:p>
            <text:p text:style-name="P2"><text:span text:style-name="T4">Gegeben ist der folgende Knowledge Graph (KG) von Instanzen, die mit ihren Klassen ('types') sowie den Eigenschaften auf der linken Seite der Abbildung aufgeführt sind. Bitte beziehen Sie sich bei der Beantwortung der Fragen 1a und 1b auf diesen.</text:span></text:p>
          </draw:text-box>
        </draw:frame>
        <draw:custom-shape draw:style-name="gr1" draw:text-style-name="P5" draw:layer="layout" svg:width="1.508cm" svg:height="1.508cm" svg:x="12.228cm" svg:y="17.047cm">
          <text:p text:style-name="P4">A</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5" draw:layer="layout" svg:width="1.508cm" svg:height="1.508cm" svg:x="9.629cm" svg:y="20.248cm">
          <text:p text:style-name="P4">B</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5" draw:layer="layout" svg:width="1.508cm" svg:height="1.508cm" svg:x="15.53cm" svg:y="20.249cm">
          <text:p text:style-name="P4">C</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5" draw:layer="layout" svg:width="1.508cm" svg:height="1.508cm" svg:x="10.23cm" svg:y="23.849cm">
          <text:p text:style-name="P4">D</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5" draw:layer="layout" svg:width="1.508cm" svg:height="1.508cm" svg:x="13.731cm" svg:y="23.85cm">
          <text:p text:style-name="P4">E</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 draw:text-style-name="P6" draw:layer="layout" svg:x1="10.896cm" svg:y1="20.461cm" svg:x2="12.515cm" svg:y2="18.375cm">
          <text:p/>
        </draw:line>
        <draw:line draw:style-name="gr3" draw:text-style-name="P6" draw:layer="layout" svg:x1="15.83cm" svg:y1="20.363cm" svg:x2="13.571cm" svg:y2="18.226cm">
          <text:p/>
        </draw:line>
        <draw:line draw:style-name="gr3" draw:text-style-name="P6" draw:layer="layout" svg:x1="10.998cm" svg:y1="23.849cm" svg:x2="10.554cm" svg:y2="21.756cm">
          <text:p/>
        </draw:line>
        <draw:line draw:style-name="gr3" draw:text-style-name="P6" draw:layer="layout" svg:x1="13.908cm" svg:y1="24.116cm" svg:x2="10.959cm" svg:y2="21.47cm">
          <text:p/>
        </draw:line>
        <draw:frame draw:style-name="gr4" draw:text-style-name="P7" draw:layer="layout" svg:width="6.225cm" svg:height="4.14cm" svg:x="1.794cm" svg:y="13.774cm">
          <draw:text-box>
            <text:p><text:span text:style-name="T5">Klassen</text:span>:</text:p>
            <text:p/>
            <text:p>K1</text:p>
            <text:p>K2</text:p>
            <text:p>K3</text:p>
          </draw:text-box>
        </draw:frame>
        <draw:frame draw:style-name="gr5" draw:text-style-name="P7" draw:layer="layout" svg:width="6.225cm" svg:height="5.228cm" svg:x="1.795cm" svg:y="18.474cm">
          <draw:text-box>
            <text:p><text:span text:style-name="T5">Instanzen</text:span>:</text:p>
            <text:p/>
            <text:p>A type K1</text:p>
            <text:p>B type K2</text:p>
            <text:p text:style-name="P8">C type K2</text:p>
            <text:p text:style-name="P8">D type K3</text:p>
            <text:p text:style-name="P8">E type K3</text:p>
          </draw:text-box>
        </draw:frame>
        <draw:frame draw:style-name="gr6" draw:text-style-name="P7" draw:layer="layout" svg:width="6.225cm" svg:height="3.214cm" svg:x="1.796cm" svg:y="24.474cm">
          <draw:text-box>
            <text:p><text:span text:style-name="T5">Eigenschaften</text:span>:</text:p>
            <text:p/>
            <text:p>E1</text:p>
            <text:p>E2</text:p>
          </draw:text-box>
        </draw:frame>
        <draw:frame draw:style-name="gr7" draw:text-style-name="P9" draw:layer="layout" svg:width="1.048cm" svg:height="0.743cm" svg:x="12.631cm" svg:y="22.54cm">
          <draw:text-box>
            <text:p><text:span text:style-name="T6">E1</text:span></text:p>
          </draw:text-box>
        </draw:frame>
        <draw:frame draw:style-name="gr7" draw:text-style-name="P9" draw:layer="layout" svg:width="1.048cm" svg:height="0.743cm" svg:x="10.731cm" svg:y="22.641cm">
          <draw:text-box>
            <text:p><text:span text:style-name="T6">E1</text:span></text:p>
          </draw:text-box>
        </draw:frame>
        <draw:frame draw:style-name="gr7" draw:text-style-name="P9" draw:layer="layout" svg:width="1.048cm" svg:height="0.743cm" svg:x="11.467cm" svg:y="19.414cm">
          <draw:text-box>
            <text:p><text:span text:style-name="T6">E1</text:span></text:p>
          </draw:text-box>
        </draw:frame>
        <draw:frame draw:style-name="gr7" draw:text-style-name="P9" draw:layer="layout" svg:width="1.048cm" svg:height="0.743cm" svg:x="14.782cm" svg:y="18.806cm">
          <draw:text-box>
            <text:p><text:span text:style-name="T6">E2</text:span></text:p>
          </draw:text-box>
        </draw:frame>
        <presentation:notes draw:style-name="dp2">
          <draw:page-thumbnail draw:style-name="gr8" draw:layer="layout" svg:width="19.798cm" svg:height="11.136cm" svg:x="0.6cm" svg:y="2.257cm" draw:page-number="1" presentation:class="page"/>
          <draw:frame presentation:style-name="pr3" draw:text-style-name="P10" draw:layer="layout" svg:width="16.799cm" svg:height="13.364cm" svg:x="2.1cm" svg:y="14.107cm" presentation:class="notes" presentation:placeholder="true">
            <draw:text-box/>
          </draw:frame>
        </presentation:notes>
      </draw:page>
      <draw:page draw:name="page2" draw:style-name="dp1" draw:master-page-name="Default" presentation:presentation-page-layout-name="AL1T0">
        <draw:frame presentation:style-name="pr1" draw:text-style-name="P1" draw:layer="layout" svg:width="16.958cm" svg:height="3.17cm" svg:x="1.941cm" svg:y="0.696cm" presentation:class="title" presentation:user-transformed="true">
          <draw:text-box>
            <text:p><text:span text:style-name="T1">Quiz Übung 05.05.25 – Grundlagen KI</text:span></text:p>
          </draw:text-box>
        </draw:frame>
        <draw:frame presentation:style-name="pr4" draw:text-style-name="P3" draw:layer="layout" svg:width="17.115cm" svg:height="10.666cm" svg:x="1.941cm" svg:y="3.861cm" presentation:class="subtitle" presentation:user-transformed="true">
          <draw:text-box>
            <text:p text:style-name="P2"><text:span text:style-name="T2">Name, Vorname: _____________________</text:span></text:p>
            <text:p text:style-name="P2"><text:span text:style-name="T2"/></text:p>
            <text:p text:style-name="P2"><text:span text:style-name="T2">Team: __</text:span></text:p>
            <text:p text:style-name="P2"><text:span text:style-name="T2"/></text:p>
            <text:p text:style-name="P2"><text:span text:style-name="T3">Frage 1a (8 Punkte):</text:span></text:p>
            <text:p text:style-name="P2"><text:span text:style-name="T3"/></text:p>
            <text:p text:style-name="P2"><text:span text:style-name="T4">Führen Sie ein </text:span><text:span text:style-name="T7">Umgekehrter</text:span><text:span text:style-name="T4"> Edge-Traversal BFS durch, um alle Nodes zu finden, die Instanzen der Klasse K3 darstellen. Verwenden Sie die nachstehende Skizze, in die Sie die Queue und die Ergebnisse in jedem Schritt eintragen.</text:span></text:p>
            <text:p text:style-name="P2"><text:span text:style-name="T4"/></text:p>
            <text:p text:style-name="P2"><text:span text:style-name="T4">Root Node: A</text:span></text:p>
            <text:p text:style-name="P2"><text:span text:style-name="T4">Suchparameter: Node-Klasse</text:span></text:p>
            <text:p text:style-name="P2"><text:span text:style-name="T4">Stop-Bedingungen: Alle Nodes besucht</text:span></text:p>
          </draw:text-box>
        </draw:frame>
        <draw:frame draw:style-name="gr9" draw:text-style-name="P7" draw:layer="layout" svg:width="3.373cm" svg:height="0.992cm" svg:x="1.919cm" svg:y="16.252cm">
          <draw:text-box>
            <text:p>Schritt</text:p>
          </draw:text-box>
        </draw:frame>
        <draw:frame draw:style-name="gr9" draw:text-style-name="P7" draw:layer="layout" svg:width="3.373cm" svg:height="0.992cm" svg:x="8.42cm" svg:y="16.252cm">
          <draw:text-box>
            <text:p>Queue</text:p>
          </draw:text-box>
        </draw:frame>
        <draw:frame draw:style-name="gr10" draw:text-style-name="P7" draw:layer="layout" svg:width="3.781cm" svg:height="1.162cm" svg:x="15.313cm" svg:y="16.252cm">
          <draw:text-box>
            <text:p>Ergebnisse</text:p>
          </draw:text-box>
        </draw:frame>
        <draw:custom-shape draw:style-name="gr11" draw:text-style-name="P11" draw:layer="layout" svg:width="4.664cm" svg:height="0.992cm" svg:x="7.439cm" svg:y="18.162cm">
          <text:p/>
          <draw:enhanced-geometry svg:viewBox="0 0 21600 21600" draw:type="rectangle" draw:enhanced-path="M 0 0 L 21600 0 21600 21600 0 21600 0 0 Z N"/>
        </draw:custom-shape>
        <draw:line draw:style-name="gr12" draw:text-style-name="P6" draw:layer="layout" svg:x1="5.987cm" svg:y1="18.66cm" svg:x2="7.243cm" svg:y2="18.66cm">
          <text:p/>
        </draw:line>
        <draw:custom-shape draw:style-name="gr13" draw:text-style-name="P5" draw:layer="layout" svg:width="1.201cm" svg:height="0.992cm" svg:x="2.439cm" svg:y="18.162cm">
          <text:p text:style-name="P4">1</text:p>
          <draw:enhanced-geometry svg:viewBox="0 0 21600 21600" draw:type="rectangle" draw:enhanced-path="M 0 0 L 21600 0 21600 21600 0 21600 0 0 Z N"/>
        </draw:custom-shape>
        <draw:custom-shape draw:style-name="gr14" draw:text-style-name="P11" draw:layer="layout" svg:width="3.516cm" svg:height="0.992cm" svg:x="15.439cm" svg:y="18.162cm">
          <text:p/>
          <draw:enhanced-geometry svg:viewBox="0 0 21600 21600" draw:type="rectangle" draw:enhanced-path="M 0 0 L 21600 0 21600 21600 0 21600 0 0 Z N"/>
        </draw:custom-shape>
        <draw:custom-shape draw:style-name="gr15" draw:text-style-name="P11" draw:layer="layout" svg:width="4.664cm" svg:height="0.992cm" svg:x="7.439cm" svg:y="19.462cm">
          <text:p/>
          <draw:enhanced-geometry svg:viewBox="0 0 21600 21600" draw:type="rectangle" draw:enhanced-path="M 0 0 L 21600 0 21600 21600 0 21600 0 0 Z N"/>
        </draw:custom-shape>
        <draw:line draw:style-name="gr12" draw:text-style-name="P6" draw:layer="layout" svg:x1="12.287cm" svg:y1="19.96cm" svg:x2="13.543cm" svg:y2="19.96cm">
          <text:p/>
        </draw:line>
        <draw:custom-shape draw:style-name="gr13" draw:text-style-name="P5" draw:layer="layout" svg:width="1.201cm" svg:height="0.992cm" svg:x="2.439cm" svg:y="19.462cm">
          <text:p text:style-name="P4">2</text:p>
          <draw:enhanced-geometry svg:viewBox="0 0 21600 21600" draw:type="rectangle" draw:enhanced-path="M 0 0 L 21600 0 21600 21600 0 21600 0 0 Z N"/>
        </draw:custom-shape>
        <draw:custom-shape draw:style-name="gr16" draw:text-style-name="P12" draw:layer="layout" svg:width="3.516cm" svg:height="0.992cm" svg:x="15.439cm" svg:y="19.462cm">
          <text:p/>
          <draw:enhanced-geometry svg:viewBox="0 0 21600 21600" draw:type="rectangle" draw:enhanced-path="M 0 0 L 21600 0 21600 21600 0 21600 0 0 Z N"/>
        </draw:custom-shape>
        <draw:custom-shape draw:style-name="gr15" draw:text-style-name="P11" draw:layer="layout" svg:width="4.664cm" svg:height="0.992cm" svg:x="7.439cm" svg:y="20.762cm">
          <text:p/>
          <draw:enhanced-geometry svg:viewBox="0 0 21600 21600" draw:type="rectangle" draw:enhanced-path="M 0 0 L 21600 0 21600 21600 0 21600 0 0 Z N"/>
        </draw:custom-shape>
        <draw:line draw:style-name="gr12" draw:text-style-name="P6" draw:layer="layout" svg:x1="5.987cm" svg:y1="21.26cm" svg:x2="7.243cm" svg:y2="21.26cm">
          <text:p/>
        </draw:line>
        <draw:custom-shape draw:style-name="gr13" draw:text-style-name="P5" draw:layer="layout" svg:width="1.201cm" svg:height="0.992cm" svg:x="2.439cm" svg:y="20.762cm">
          <text:p text:style-name="P4">3</text:p>
          <draw:enhanced-geometry svg:viewBox="0 0 21600 21600" draw:type="rectangle" draw:enhanced-path="M 0 0 L 21600 0 21600 21600 0 21600 0 0 Z N"/>
        </draw:custom-shape>
        <draw:custom-shape draw:style-name="gr16" draw:text-style-name="P5" draw:layer="layout" svg:width="3.516cm" svg:height="0.992cm" svg:x="15.439cm" svg:y="20.762cm">
          <text:p/>
          <draw:enhanced-geometry svg:viewBox="0 0 21600 21600" draw:type="rectangle" draw:enhanced-path="M 0 0 L 21600 0 21600 21600 0 21600 0 0 Z N"/>
        </draw:custom-shape>
        <draw:custom-shape draw:style-name="gr15" draw:text-style-name="P11" draw:layer="layout" svg:width="4.664cm" svg:height="0.992cm" svg:x="7.439cm" svg:y="22.062cm">
          <text:p/>
          <draw:enhanced-geometry svg:viewBox="0 0 21600 21600" draw:type="rectangle" draw:enhanced-path="M 0 0 L 21600 0 21600 21600 0 21600 0 0 Z N"/>
        </draw:custom-shape>
        <draw:line draw:style-name="gr12" draw:text-style-name="P6" draw:layer="layout" svg:x1="12.287cm" svg:y1="22.56cm" svg:x2="13.543cm" svg:y2="22.56cm">
          <text:p/>
        </draw:line>
        <draw:custom-shape draw:style-name="gr13" draw:text-style-name="P5" draw:layer="layout" svg:width="1.201cm" svg:height="0.992cm" svg:x="2.439cm" svg:y="22.062cm">
          <text:p text:style-name="P4">4</text:p>
          <draw:enhanced-geometry svg:viewBox="0 0 21600 21600" draw:type="rectangle" draw:enhanced-path="M 0 0 L 21600 0 21600 21600 0 21600 0 0 Z N"/>
        </draw:custom-shape>
        <draw:custom-shape draw:style-name="gr17" draw:text-style-name="P13" draw:layer="layout" svg:width="3.516cm" svg:height="0.992cm" svg:x="15.439cm" svg:y="22.062cm">
          <text:p/>
          <draw:enhanced-geometry svg:viewBox="0 0 21600 21600" draw:type="rectangle" draw:enhanced-path="M 0 0 L 21600 0 21600 21600 0 21600 0 0 Z N"/>
        </draw:custom-shape>
        <draw:custom-shape draw:style-name="gr15" draw:text-style-name="P11" draw:layer="layout" svg:width="4.664cm" svg:height="0.992cm" svg:x="7.439cm" svg:y="23.362cm">
          <text:p/>
          <draw:enhanced-geometry svg:viewBox="0 0 21600 21600" draw:type="rectangle" draw:enhanced-path="M 0 0 L 21600 0 21600 21600 0 21600 0 0 Z N"/>
        </draw:custom-shape>
        <draw:line draw:style-name="gr12" draw:text-style-name="P6" draw:layer="layout" svg:x1="5.987cm" svg:y1="23.86cm" svg:x2="7.243cm" svg:y2="23.86cm">
          <text:p/>
        </draw:line>
        <draw:custom-shape draw:style-name="gr13" draw:text-style-name="P5" draw:layer="layout" svg:width="1.201cm" svg:height="0.992cm" svg:x="2.439cm" svg:y="23.362cm">
          <text:p text:style-name="P4">5</text:p>
          <draw:enhanced-geometry svg:viewBox="0 0 21600 21600" draw:type="rectangle" draw:enhanced-path="M 0 0 L 21600 0 21600 21600 0 21600 0 0 Z N"/>
        </draw:custom-shape>
        <draw:custom-shape draw:style-name="gr16" draw:text-style-name="P5" draw:layer="layout" svg:width="3.516cm" svg:height="0.992cm" svg:x="15.439cm" svg:y="23.362cm">
          <text:p/>
          <draw:enhanced-geometry svg:viewBox="0 0 21600 21600" draw:type="rectangle" draw:enhanced-path="M 0 0 L 21600 0 21600 21600 0 21600 0 0 Z N"/>
        </draw:custom-shape>
        <draw:custom-shape draw:style-name="gr15" draw:text-style-name="P11" draw:layer="layout" svg:width="4.664cm" svg:height="0.992cm" svg:x="7.439cm" svg:y="24.662cm">
          <text:p/>
          <draw:enhanced-geometry svg:viewBox="0 0 21600 21600" draw:type="rectangle" draw:enhanced-path="M 0 0 L 21600 0 21600 21600 0 21600 0 0 Z N"/>
        </draw:custom-shape>
        <draw:line draw:style-name="gr12" draw:text-style-name="P6" draw:layer="layout" svg:x1="12.287cm" svg:y1="25.16cm" svg:x2="13.543cm" svg:y2="25.16cm">
          <text:p/>
        </draw:line>
        <draw:custom-shape draw:style-name="gr13" draw:text-style-name="P5" draw:layer="layout" svg:width="1.201cm" svg:height="0.992cm" svg:x="2.439cm" svg:y="24.662cm">
          <text:p text:style-name="P4">6</text:p>
          <draw:enhanced-geometry svg:viewBox="0 0 21600 21600" draw:type="rectangle" draw:enhanced-path="M 0 0 L 21600 0 21600 21600 0 21600 0 0 Z N"/>
        </draw:custom-shape>
        <draw:custom-shape draw:style-name="gr18" draw:text-style-name="P13" draw:layer="layout" svg:width="3.516cm" svg:height="0.992cm" svg:x="15.439cm" svg:y="24.662cm">
          <text:p/>
          <draw:enhanced-geometry svg:viewBox="0 0 21600 21600" draw:type="rectangle" draw:enhanced-path="M 0 0 L 21600 0 21600 21600 0 21600 0 0 Z N"/>
        </draw:custom-shape>
        <draw:custom-shape draw:style-name="gr15" draw:text-style-name="P11" draw:layer="layout" svg:width="4.664cm" svg:height="0.992cm" svg:x="7.439cm" svg:y="25.962cm">
          <text:p/>
          <draw:enhanced-geometry svg:viewBox="0 0 21600 21600" draw:type="rectangle" draw:enhanced-path="M 0 0 L 21600 0 21600 21600 0 21600 0 0 Z N"/>
        </draw:custom-shape>
        <draw:line draw:style-name="gr12" draw:text-style-name="P6" draw:layer="layout" svg:x1="12.287cm" svg:y1="26.46cm" svg:x2="13.543cm" svg:y2="26.46cm">
          <text:p/>
        </draw:line>
        <draw:custom-shape draw:style-name="gr13" draw:text-style-name="P5" draw:layer="layout" svg:width="1.201cm" svg:height="0.992cm" svg:x="2.439cm" svg:y="25.962cm">
          <text:p text:style-name="P4">7</text:p>
          <draw:enhanced-geometry svg:viewBox="0 0 21600 21600" draw:type="rectangle" draw:enhanced-path="M 0 0 L 21600 0 21600 21600 0 21600 0 0 Z N"/>
        </draw:custom-shape>
        <draw:custom-shape draw:style-name="gr16" draw:text-style-name="P5" draw:layer="layout" svg:width="3.516cm" svg:height="0.992cm" svg:x="15.439cm" svg:y="25.962cm">
          <text:p/>
          <draw:enhanced-geometry svg:viewBox="0 0 21600 21600" draw:type="rectangle" draw:enhanced-path="M 0 0 L 21600 0 21600 21600 0 21600 0 0 Z N"/>
        </draw:custom-shape>
        <draw:custom-shape draw:style-name="gr15" draw:text-style-name="P11" draw:layer="layout" svg:width="4.664cm" svg:height="0.992cm" svg:x="7.439cm" svg:y="27.262cm">
          <text:p/>
          <draw:enhanced-geometry svg:viewBox="0 0 21600 21600" draw:type="rectangle" draw:enhanced-path="M 0 0 L 21600 0 21600 21600 0 21600 0 0 Z N"/>
        </draw:custom-shape>
        <draw:line draw:style-name="gr12" draw:text-style-name="P6" draw:layer="layout" svg:x1="12.287cm" svg:y1="27.76cm" svg:x2="13.543cm" svg:y2="27.76cm">
          <text:p/>
        </draw:line>
        <draw:custom-shape draw:style-name="gr13" draw:text-style-name="P5" draw:layer="layout" svg:width="1.201cm" svg:height="0.992cm" svg:x="2.439cm" svg:y="27.262cm">
          <text:p text:style-name="P4">8</text:p>
          <draw:enhanced-geometry svg:viewBox="0 0 21600 21600" draw:type="rectangle" draw:enhanced-path="M 0 0 L 21600 0 21600 21600 0 21600 0 0 Z N"/>
        </draw:custom-shape>
        <draw:custom-shape draw:style-name="gr16" draw:text-style-name="P5" draw:layer="layout" svg:width="3.516cm" svg:height="0.992cm" svg:x="15.439cm" svg:y="27.262cm">
          <text:p/>
          <draw:enhanced-geometry svg:viewBox="0 0 21600 21600" draw:type="rectangle" draw:enhanced-path="M 0 0 L 21600 0 21600 21600 0 21600 0 0 Z N"/>
        </draw:custom-shape>
        <presentation:notes draw:style-name="dp2">
          <draw:page-thumbnail draw:style-name="gr8" draw:layer="layout" svg:width="19.798cm" svg:height="11.136cm" svg:x="0.6cm" svg:y="2.257cm" draw:page-number="2" presentation:class="page"/>
          <draw:frame presentation:style-name="pr3" draw:text-style-name="P10" draw:layer="layout" svg:width="16.799cm" svg:height="13.364cm" svg:x="2.1cm" svg:y="14.107cm" presentation:class="notes" presentation:placeholder="true">
            <draw:text-box/>
          </draw:frame>
        </presentation:notes>
      </draw:page>
      <draw:page draw:name="page3" draw:style-name="dp1" draw:master-page-name="Default" presentation:presentation-page-layout-name="AL1T0">
        <draw:frame draw:style-name="gr9" draw:text-style-name="P7" draw:layer="layout" svg:width="3.373cm" svg:height="0.992cm" svg:x="1.919cm" svg:y="16.252cm">
          <draw:text-box>
            <text:p>Schritt</text:p>
          </draw:text-box>
        </draw:frame>
        <draw:frame draw:style-name="gr9" draw:text-style-name="P7" draw:layer="layout" svg:width="3.373cm" svg:height="0.992cm" svg:x="8.42cm" svg:y="16.252cm">
          <draw:text-box>
            <text:p>Queue</text:p>
          </draw:text-box>
        </draw:frame>
        <draw:frame draw:style-name="gr10" draw:text-style-name="P7" draw:layer="layout" svg:width="3.781cm" svg:height="1.162cm" svg:x="15.313cm" svg:y="16.252cm">
          <draw:text-box>
            <text:p>Ergebnisse</text:p>
          </draw:text-box>
        </draw:frame>
        <draw:custom-shape draw:style-name="gr15" draw:text-style-name="P11" draw:layer="layout" svg:width="4.664cm" svg:height="0.992cm" svg:x="7.439cm" svg:y="18.162cm">
          <text:p/>
          <draw:enhanced-geometry svg:viewBox="0 0 21600 21600" draw:type="rectangle" draw:enhanced-path="M 0 0 L 21600 0 21600 21600 0 21600 0 0 Z N"/>
        </draw:custom-shape>
        <draw:line draw:style-name="gr12" draw:text-style-name="P6" draw:layer="layout" svg:x1="5.987cm" svg:y1="18.66cm" svg:x2="7.243cm" svg:y2="18.66cm">
          <text:p/>
        </draw:line>
        <draw:custom-shape draw:style-name="gr13" draw:text-style-name="P5" draw:layer="layout" svg:width="1.201cm" svg:height="0.992cm" svg:x="2.439cm" svg:y="18.162cm">
          <text:p text:style-name="P4">1</text:p>
          <draw:enhanced-geometry svg:viewBox="0 0 21600 21600" draw:type="rectangle" draw:enhanced-path="M 0 0 L 21600 0 21600 21600 0 21600 0 0 Z N"/>
        </draw:custom-shape>
        <draw:custom-shape draw:style-name="gr14" draw:text-style-name="P11" draw:layer="layout" svg:width="3.516cm" svg:height="0.992cm" svg:x="15.439cm" svg:y="18.162cm">
          <text:p/>
          <draw:enhanced-geometry svg:viewBox="0 0 21600 21600" draw:type="rectangle" draw:enhanced-path="M 0 0 L 21600 0 21600 21600 0 21600 0 0 Z N"/>
        </draw:custom-shape>
        <draw:frame draw:style-name="gr9" draw:text-style-name="P14" draw:layer="layout" svg:width="0.957cm" svg:height="0.992cm" svg:x="11.146cm" svg:y="18.162cm">
          <draw:text-box>
            <text:p><text:span text:style-name="T8">A</text:span></text:p>
          </draw:text-box>
        </draw:frame>
        <draw:custom-shape draw:style-name="gr15" draw:text-style-name="P11" draw:layer="layout" svg:width="4.664cm" svg:height="0.992cm" svg:x="7.439cm" svg:y="19.462cm">
          <text:p/>
          <draw:enhanced-geometry svg:viewBox="0 0 21600 21600" draw:type="rectangle" draw:enhanced-path="M 0 0 L 21600 0 21600 21600 0 21600 0 0 Z N"/>
        </draw:custom-shape>
        <draw:line draw:style-name="gr12" draw:text-style-name="P6" draw:layer="layout" svg:x1="12.287cm" svg:y1="19.96cm" svg:x2="13.543cm" svg:y2="19.96cm">
          <text:p/>
        </draw:line>
        <draw:custom-shape draw:style-name="gr13" draw:text-style-name="P5" draw:layer="layout" svg:width="1.201cm" svg:height="0.992cm" svg:x="2.439cm" svg:y="19.462cm">
          <text:p text:style-name="P4">2</text:p>
          <draw:enhanced-geometry svg:viewBox="0 0 21600 21600" draw:type="rectangle" draw:enhanced-path="M 0 0 L 21600 0 21600 21600 0 21600 0 0 Z N"/>
        </draw:custom-shape>
        <draw:custom-shape draw:style-name="gr16" draw:text-style-name="P12" draw:layer="layout" svg:width="3.516cm" svg:height="0.992cm" svg:x="15.439cm" svg:y="19.462cm">
          <text:p text:style-name="P15"><text:span text:style-name="T8">A: K1</text:span></text:p>
          <draw:enhanced-geometry svg:viewBox="0 0 21600 21600" draw:type="rectangle" draw:enhanced-path="M 0 0 L 21600 0 21600 21600 0 21600 0 0 Z N"/>
        </draw:custom-shape>
        <draw:custom-shape draw:style-name="gr15" draw:text-style-name="P11" draw:layer="layout" svg:width="4.664cm" svg:height="0.992cm" svg:x="7.439cm" svg:y="20.762cm">
          <text:p/>
          <draw:enhanced-geometry svg:viewBox="0 0 21600 21600" draw:type="rectangle" draw:enhanced-path="M 0 0 L 21600 0 21600 21600 0 21600 0 0 Z N"/>
        </draw:custom-shape>
        <draw:line draw:style-name="gr12" draw:text-style-name="P6" draw:layer="layout" svg:x1="5.987cm" svg:y1="21.26cm" svg:x2="7.243cm" svg:y2="21.26cm">
          <text:p/>
        </draw:line>
        <draw:custom-shape draw:style-name="gr13" draw:text-style-name="P5" draw:layer="layout" svg:width="1.201cm" svg:height="0.992cm" svg:x="2.439cm" svg:y="20.762cm">
          <text:p text:style-name="P4">3</text:p>
          <draw:enhanced-geometry svg:viewBox="0 0 21600 21600" draw:type="rectangle" draw:enhanced-path="M 0 0 L 21600 0 21600 21600 0 21600 0 0 Z N"/>
        </draw:custom-shape>
        <draw:custom-shape draw:style-name="gr16" draw:text-style-name="P5" draw:layer="layout" svg:width="3.516cm" svg:height="0.992cm" svg:x="15.439cm" svg:y="20.762cm">
          <text:p/>
          <draw:enhanced-geometry svg:viewBox="0 0 21600 21600" draw:type="rectangle" draw:enhanced-path="M 0 0 L 21600 0 21600 21600 0 21600 0 0 Z N"/>
        </draw:custom-shape>
        <draw:custom-shape draw:style-name="gr15" draw:text-style-name="P11" draw:layer="layout" svg:width="4.664cm" svg:height="0.992cm" svg:x="7.439cm" svg:y="22.062cm">
          <text:p/>
          <draw:enhanced-geometry svg:viewBox="0 0 21600 21600" draw:type="rectangle" draw:enhanced-path="M 0 0 L 21600 0 21600 21600 0 21600 0 0 Z N"/>
        </draw:custom-shape>
        <draw:line draw:style-name="gr12" draw:text-style-name="P6" draw:layer="layout" svg:x1="12.287cm" svg:y1="22.56cm" svg:x2="13.543cm" svg:y2="22.56cm">
          <text:p/>
        </draw:line>
        <draw:custom-shape draw:style-name="gr13" draw:text-style-name="P5" draw:layer="layout" svg:width="1.201cm" svg:height="0.992cm" svg:x="2.439cm" svg:y="22.062cm">
          <text:p text:style-name="P4">4</text:p>
          <draw:enhanced-geometry svg:viewBox="0 0 21600 21600" draw:type="rectangle" draw:enhanced-path="M 0 0 L 21600 0 21600 21600 0 21600 0 0 Z N"/>
        </draw:custom-shape>
        <draw:custom-shape draw:style-name="gr19" draw:text-style-name="P13" draw:layer="layout" svg:width="3.516cm" svg:height="0.992cm" svg:x="15.439cm" svg:y="22.062cm">
          <text:p text:style-name="P16"><text:span text:style-name="T8">B: K2</text:span></text:p>
          <draw:enhanced-geometry svg:viewBox="0 0 21600 21600" draw:type="rectangle" draw:enhanced-path="M 0 0 L 21600 0 21600 21600 0 21600 0 0 Z N"/>
        </draw:custom-shape>
        <draw:custom-shape draw:style-name="gr15" draw:text-style-name="P11" draw:layer="layout" svg:width="4.664cm" svg:height="0.992cm" svg:x="7.439cm" svg:y="23.362cm">
          <text:p/>
          <draw:enhanced-geometry svg:viewBox="0 0 21600 21600" draw:type="rectangle" draw:enhanced-path="M 0 0 L 21600 0 21600 21600 0 21600 0 0 Z N"/>
        </draw:custom-shape>
        <draw:line draw:style-name="gr12" draw:text-style-name="P6" draw:layer="layout" svg:x1="5.987cm" svg:y1="23.86cm" svg:x2="7.243cm" svg:y2="23.86cm">
          <text:p/>
        </draw:line>
        <draw:custom-shape draw:style-name="gr13" draw:text-style-name="P5" draw:layer="layout" svg:width="1.201cm" svg:height="0.992cm" svg:x="2.439cm" svg:y="23.362cm">
          <text:p text:style-name="P4">5</text:p>
          <draw:enhanced-geometry svg:viewBox="0 0 21600 21600" draw:type="rectangle" draw:enhanced-path="M 0 0 L 21600 0 21600 21600 0 21600 0 0 Z N"/>
        </draw:custom-shape>
        <draw:custom-shape draw:style-name="gr16" draw:text-style-name="P5" draw:layer="layout" svg:width="3.516cm" svg:height="0.992cm" svg:x="15.439cm" svg:y="23.362cm">
          <text:p/>
          <draw:enhanced-geometry svg:viewBox="0 0 21600 21600" draw:type="rectangle" draw:enhanced-path="M 0 0 L 21600 0 21600 21600 0 21600 0 0 Z N"/>
        </draw:custom-shape>
        <draw:custom-shape draw:style-name="gr15" draw:text-style-name="P11" draw:layer="layout" svg:width="4.664cm" svg:height="0.992cm" svg:x="7.439cm" svg:y="24.662cm">
          <text:p/>
          <draw:enhanced-geometry svg:viewBox="0 0 21600 21600" draw:type="rectangle" draw:enhanced-path="M 0 0 L 21600 0 21600 21600 0 21600 0 0 Z N"/>
        </draw:custom-shape>
        <draw:line draw:style-name="gr12" draw:text-style-name="P6" draw:layer="layout" svg:x1="12.287cm" svg:y1="25.16cm" svg:x2="13.543cm" svg:y2="25.16cm">
          <text:p/>
        </draw:line>
        <draw:custom-shape draw:style-name="gr13" draw:text-style-name="P5" draw:layer="layout" svg:width="1.201cm" svg:height="0.992cm" svg:x="2.439cm" svg:y="24.662cm">
          <text:p text:style-name="P4">6</text:p>
          <draw:enhanced-geometry svg:viewBox="0 0 21600 21600" draw:type="rectangle" draw:enhanced-path="M 0 0 L 21600 0 21600 21600 0 21600 0 0 Z N"/>
        </draw:custom-shape>
        <draw:custom-shape draw:style-name="gr20" draw:text-style-name="P13" draw:layer="layout" svg:width="3.516cm" svg:height="0.992cm" svg:x="15.439cm" svg:y="24.662cm">
          <text:p text:style-name="P16"><text:span text:style-name="T8">C: K2</text:span></text:p>
          <draw:enhanced-geometry svg:viewBox="0 0 21600 21600" draw:type="rectangle" draw:enhanced-path="M 0 0 L 21600 0 21600 21600 0 21600 0 0 Z N"/>
        </draw:custom-shape>
        <draw:custom-shape draw:style-name="gr15" draw:text-style-name="P11" draw:layer="layout" svg:width="4.664cm" svg:height="0.992cm" svg:x="7.439cm" svg:y="25.962cm">
          <text:p/>
          <draw:enhanced-geometry svg:viewBox="0 0 21600 21600" draw:type="rectangle" draw:enhanced-path="M 0 0 L 21600 0 21600 21600 0 21600 0 0 Z N"/>
        </draw:custom-shape>
        <draw:line draw:style-name="gr12" draw:text-style-name="P6" draw:layer="layout" svg:x1="12.287cm" svg:y1="26.46cm" svg:x2="13.543cm" svg:y2="26.46cm">
          <text:p/>
        </draw:line>
        <draw:custom-shape draw:style-name="gr13" draw:text-style-name="P5" draw:layer="layout" svg:width="1.201cm" svg:height="0.992cm" svg:x="2.439cm" svg:y="25.962cm">
          <text:p text:style-name="P4">7</text:p>
          <draw:enhanced-geometry svg:viewBox="0 0 21600 21600" draw:type="rectangle" draw:enhanced-path="M 0 0 L 21600 0 21600 21600 0 21600 0 0 Z N"/>
        </draw:custom-shape>
        <draw:custom-shape draw:style-name="gr21" draw:text-style-name="P18" draw:layer="layout" svg:width="3.516cm" svg:height="0.992cm" svg:x="15.439cm" svg:y="25.962cm">
          <text:p text:style-name="P17"><text:span text:style-name="T9">D: K3</text:span></text:p>
          <draw:enhanced-geometry svg:viewBox="0 0 21600 21600" draw:type="rectangle" draw:enhanced-path="M 0 0 L 21600 0 21600 21600 0 21600 0 0 Z N"/>
        </draw:custom-shape>
        <draw:custom-shape draw:style-name="gr15" draw:text-style-name="P11" draw:layer="layout" svg:width="4.664cm" svg:height="0.992cm" svg:x="7.439cm" svg:y="27.262cm">
          <text:p/>
          <draw:enhanced-geometry svg:viewBox="0 0 21600 21600" draw:type="rectangle" draw:enhanced-path="M 0 0 L 21600 0 21600 21600 0 21600 0 0 Z N"/>
        </draw:custom-shape>
        <draw:line draw:style-name="gr12" draw:text-style-name="P6" draw:layer="layout" svg:x1="12.287cm" svg:y1="27.76cm" svg:x2="13.543cm" svg:y2="27.76cm">
          <text:p/>
        </draw:line>
        <draw:custom-shape draw:style-name="gr13" draw:text-style-name="P5" draw:layer="layout" svg:width="1.201cm" svg:height="0.992cm" svg:x="2.439cm" svg:y="27.262cm">
          <text:p text:style-name="P4">8</text:p>
          <draw:enhanced-geometry svg:viewBox="0 0 21600 21600" draw:type="rectangle" draw:enhanced-path="M 0 0 L 21600 0 21600 21600 0 21600 0 0 Z N"/>
        </draw:custom-shape>
        <draw:custom-shape draw:style-name="gr22" draw:text-style-name="P18" draw:layer="layout" svg:width="3.516cm" svg:height="0.992cm" svg:x="15.439cm" svg:y="27.262cm">
          <text:p text:style-name="P17"><text:span text:style-name="T9">E: K3</text:span></text:p>
          <draw:enhanced-geometry svg:viewBox="0 0 21600 21600" draw:type="rectangle" draw:enhanced-path="M 0 0 L 21600 0 21600 21600 0 21600 0 0 Z N"/>
        </draw:custom-shape>
        <draw:frame draw:style-name="gr9" draw:text-style-name="P14" draw:layer="layout" svg:width="1.456cm" svg:height="0.992cm" svg:x="10.647cm" svg:y="20.762cm">
          <draw:text-box>
            <text:p><text:span text:style-name="T8">CB</text:span></text:p>
          </draw:text-box>
        </draw:frame>
        <draw:frame draw:style-name="gr9" draw:text-style-name="P14" draw:layer="layout" svg:width="0.957cm" svg:height="0.992cm" svg:x="11.146cm" svg:y="22.062cm">
          <draw:text-box>
            <text:p><text:span text:style-name="T8">C</text:span></text:p>
          </draw:text-box>
        </draw:frame>
        <draw:frame draw:style-name="gr9" draw:text-style-name="P14" draw:layer="layout" svg:width="1.89cm" svg:height="0.992cm" svg:x="10.213cm" svg:y="23.362cm">
          <draw:text-box>
            <text:p><text:span text:style-name="T8">EDC</text:span></text:p>
          </draw:text-box>
        </draw:frame>
        <draw:frame draw:style-name="gr9" draw:text-style-name="P14" draw:layer="layout" svg:width="1.456cm" svg:height="0.992cm" svg:x="10.647cm" svg:y="24.662cm">
          <draw:text-box>
            <text:p><text:span text:style-name="T8">ED</text:span></text:p>
          </draw:text-box>
        </draw:frame>
        <draw:frame draw:style-name="gr9" draw:text-style-name="P14" draw:layer="layout" svg:width="0.957cm" svg:height="0.992cm" svg:x="11.146cm" svg:y="25.962cm">
          <draw:text-box>
            <text:p><text:span text:style-name="T8">E</text:span></text:p>
          </draw:text-box>
        </draw:frame>
        <draw:frame presentation:style-name="pr5" draw:text-style-name="P3" draw:layer="layout" svg:width="17.115cm" svg:height="12.799cm" svg:x="1.932cm" svg:y="2.796cm">
          <draw:text-box>
            <text:p text:style-name="P2"><text:span text:style-name="T2"/></text:p>
            <text:p text:style-name="P2"><text:span text:style-name="T2"/></text:p>
            <text:p text:style-name="P2"><text:span text:style-name="T2"/></text:p>
            <text:p text:style-name="P2"><text:span text:style-name="T3">Lösung 1a:</text:span></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draw:text-box>
        </draw:frame>
        <presentation:notes draw:style-name="dp2">
          <draw:page-thumbnail draw:style-name="gr8" draw:layer="layout" svg:width="19.798cm" svg:height="11.136cm" svg:x="0.6cm" svg:y="2.257cm" draw:page-number="3" presentation:class="page"/>
          <draw:frame presentation:style-name="pr3" draw:text-style-name="P10" draw:layer="layout" svg:width="16.799cm" svg:height="13.364cm" svg:x="2.1cm" svg:y="14.107cm" presentation:class="notes" presentation:placeholder="true">
            <draw:text-box/>
          </draw:frame>
        </presentation:notes>
      </draw:page>
      <draw:page draw:name="page4" draw:style-name="dp1" draw:master-page-name="Default" presentation:presentation-page-layout-name="AL1T0">
        <draw:frame presentation:style-name="pr1" draw:text-style-name="P1" draw:layer="layout" svg:width="16.958cm" svg:height="3.17cm" svg:x="1.941cm" svg:y="0.496cm" presentation:class="title" presentation:user-transformed="true">
          <draw:text-box>
            <text:p><text:span text:style-name="T1">Quiz Übung 05.05.25 – Grundlagen KI</text:span></text:p>
          </draw:text-box>
        </draw:frame>
        <draw:frame presentation:style-name="pr6" draw:text-style-name="P3" draw:layer="layout" svg:width="17.115cm" svg:height="13.562cm" svg:x="1.941cm" svg:y="3.611cm" presentation:class="subtitle" presentation:user-transformed="true">
          <draw:text-box>
            <text:p text:style-name="P2"><text:span text:style-name="T2">Name, Vorname: _____________________</text:span></text:p>
            <text:p text:style-name="P2"><text:span text:style-name="T2"/></text:p>
            <text:p text:style-name="P2"><text:span text:style-name="T2">Team: __</text:span></text:p>
            <text:p text:style-name="P2"><text:span text:style-name="T2"/></text:p>
            <text:p text:style-name="P2"><text:span text:style-name="T3">Frage 1b (8 Punkte):</text:span></text:p>
            <text:p text:style-name="P2"><text:span text:style-name="T3"/></text:p>
            <text:p text:style-name="P2"><text:span text:style-name="T4">In gerichteten Graphen müssen Sie bei der Berechnung der durchschnittlichen Pfadlänge (APL) den Fall behandeln, dass einige Node-Pairs unerreichbar sind - was bedeutet, dass es keinen gerichteten Pfad von einem Node zum anderen gibt. In dem für Frage 1 gezeigten KG bedeutet dies, dass es keinen </text:span><text:span text:style-name="T7">umgekehrten</text:span><text:span text:style-name="T4"> Traversalpfad gibt. </text:span></text:p>
            <text:p text:style-name="P2"><text:span text:style-name="T4"/></text:p>
            <text:p text:style-name="P2"><text:span text:style-name="T4">Zum Beispiel gibt es keinen solchen Pfad vom Node E zu A, aber es gibt einen vom Node A zu E. Wir sagen also, dass das Node-Pair </text:span><text:span text:style-name="T10">(A, E)</text:span><text:span text:style-name="T4"> zur Menge der erreichbaren Nodes </text:span><text:span text:style-name="T11">R</text:span><text:span text:style-name="T12"> </text:span><text:span text:style-name="T4">gehört. Der kürzeste Pfad vom Node A zu E ist </text:span><text:span text:style-name="T13">d(A, E) = 2</text:span><text:span text:style-name="T4">. </text:span><text:span text:style-name="T3">Berechnen Sie die APL der KG für Frage 1 nach folgender Formel</text:span></text:p>
          </draw:text-box>
        </draw:frame>
        <draw:g draw:style-name="gr23">
          <svg:title>TexMaths</svg:title>
          <svg:desc>18§display§APL = \frac{1}{|R|} \sum_{\substack{i, j \in V \\ i \ne j}} d(i, j) \: ,§svg§600§FALSE§</svg:desc>
          <draw:path draw:style-name="gr24" draw:text-style-name="P11" draw:layer="layout" svg:width="6.549cm" svg:height="2.089cm" svg:x="6.825cm" svg:y="18.057cm" svg:viewBox="0 0 6550 2090" svg:d="M0 0c2183 0 4367 0 6550 0 0 697 0 1393 0 2090-2183 0-4367 0-6550 0 0-697 0-1393 0-2090z">
            <text:p/>
          </draw:path>
          <draw:path draw:style-name="gr25" draw:text-style-name="P19" draw:layer="layout" svg:width="0.433cm" svg:height="0.452cm" svg:x="6.793cm" svg:y="18.421cm" svg:viewBox="0 0 434 453" svg:d="M92 380c-25 43-51 52-79 54-8 0-13 0-13 12 0 4 4 7 9 7 16 0 36-3 54-3 20 0 43 3 63 3 4 0 13 0 13-12 0-7-8-7-11-7-15-2-31-8-31-24 0-7 6-14 9-23 16-27 33-54 49-81 53 0 105 0 158 0 2 14 11 101 11 106 0 20-32 22-45 22-9 0-16 0-16 12 0 7 7 7 9 7 25 0 54-3 79-3 16 0 56 3 72 3 3 0 11 0 11-12 0-7-6-7-15-7-39 0-39-6-41-24-13-132-25-264-38-396-2-12-2-14-12-14-11 0-13 5-17 11-73 123-146 246-219 369zM167 288c42-70 83-139 125-209 6 70 13 139 19 209-48 0-96 0-144 0z">
            <text:p/>
          </draw:path>
          <draw:path draw:style-name="gr25" draw:text-style-name="P19" draw:layer="layout" svg:width="0.451cm" svg:height="0.431cm" svg:x="7.27cm" svg:y="18.442cm" svg:viewBox="0 0 452 432" svg:d="M167 232c36 0 71 0 107 0 90 0 178-67 178-137 0-48-42-95-124-95-69 0-137 0-206 0-12 0-18 0-18 11 0 9 6 9 18 9 8 0 20 0 27 0 9 2 15 3 15 11 0 1-2 3-4 12-28 113-56 226-84 338-6 26-8 31-58 31-11 0-18 0-18 11 0 9 7 9 11 9 16 0 61-4 79-4 14 0 27 2 41 2 13 0 27 2 40 2 5 0 14 0 14-13 0-7-7-7-18-7-23 0-41 0-41-13 0-3 2-7 2-10 13-53 26-105 39-157zM212 43c6-21 8-23 35-23 20 0 40 0 61 0 52 0 84 16 84 59 0 25-12 79-36 103-32 28-70 32-97 32-30 0-60 0-90 0 15-57 29-114 43-171z">
            <text:p/>
          </draw:path>
          <draw:path draw:style-name="gr25" draw:text-style-name="P19" draw:layer="layout" svg:width="0.382cm" svg:height="0.431cm" svg:x="7.763cm" svg:y="18.442cm" svg:viewBox="0 0 383 432" svg:d="M212 49c6-24 8-29 67-29 20 0 25 0 25-13 0-7-7-7-11-7-21 0-72 2-93 2-20 0-65-2-85-2-3 0-11 0-11 13 0 7 6 7 17 7 1 0 14 0 25 0 11 2 16 2 16 11 0 1 0 3-2 12-28 113-56 226-84 338-8 26-8 31-58 31-11 0-18 0-18 13 0 7 5 7 18 7 97 0 194 0 292 0 16 0 16 0 19-11 17-46 34-91 51-137 3-7 2-6 3-9 0-3-3-7-9-7-5 0-5 4-10 13-22 59-49 131-159 131-20 0-39 0-59 0-9 0-11 0-15-2-5 0-7 0-7-5 0-2 0-4 4-15 28-114 56-228 84-341z">
            <text:p/>
          </draw:path>
          <draw:path draw:style-name="gr25" draw:text-style-name="P19" draw:layer="layout" svg:width="0.42cm" svg:height="0.147cm" svg:x="8.38cm" svg:y="18.642cm" svg:viewBox="0 0 421 148" svg:d="M399 25c9 0 22 0 22-12 0-13-13-13-22-13-125 0-251 0-377 0-9 0-22 0-22 13 0 12 13 12 22 12 126 0 252 0 377 0zM399 148c9 0 22 0 22-13s-13-13-22-13c-125 0-251 0-377 0-9 0-22 0-22 13s13 13 22 13c126 0 252 0 377 0z">
            <text:p/>
          </draw:path>
          <draw:path draw:style-name="gr25" draw:text-style-name="P19" draw:layer="layout" svg:width="0.208cm" svg:height="0.42cm" svg:x="9.404cm" svg:y="18.025cm" svg:viewBox="0 0 209 421" svg:d="M130 16c0-14 0-16-15-16-39 40-95 40-115 40 0 6 0 13 0 19 13 0 50 0 83-16 0 109 0 218 0 328 0 23-2 30-60 30-6 0-13 0-19 0 0 7 0 13 0 20 23-2 77-2 102-2s81 0 103 2c0-7 0-13 0-20-7 0-13 0-20 0-58 0-59-7-59-30 0-119 0-237 0-355z">
            <text:p/>
          </draw:path>
          <draw:path draw:style-name="gr25" draw:text-style-name="P19" draw:layer="layout" svg:width="0.836cm" svg:height="0.024cm" svg:x="9.087cm" svg:y="18.703cm" svg:viewBox="0 0 837 25" svg:d="M0 0c279 0 558 0 837 0 0 8 0 17 0 25-279 0-558 0-837 0 0-8 0-17 0-25z">
            <text:p/>
          </draw:path>
          <draw:path draw:style-name="gr25" draw:text-style-name="P19" draw:layer="layout" svg:width="0.024cm" svg:height="0.63cm" svg:x="9.163cm" svg:y="18.833cm" svg:viewBox="0 0 25 631" svg:d="M25 23c0-12 0-23-12-23-13 0-13 11-13 23 0 196 0 391 0 587 0 11 0 21 13 21 12 0 12-10 12-21 0-196 0-391 0-587z">
            <text:p/>
          </draw:path>
          <draw:path draw:style-name="gr25" draw:text-style-name="P19" draw:layer="layout" svg:width="0.451cm" svg:height="0.443cm" svg:x="9.289cm" svg:y="18.876cm" svg:viewBox="0 0 452 444" svg:d="M212 43c4-16 6-21 18-23 6-2 26-2 38-2 45 0 115 0 115 63 0 22-10 66-34 90-17 17-50 36-108 36-23 0-47 0-70 0 14-55 28-109 41-164zM302 216c65-15 141-58 141-122 0-54-58-94-141-94-60 0-120 0-180 0-12 0-18 0-18 13 0 5 6 5 17 5 1 0 14 0 25 2s16 2 16 11c0 1 0 3-2 10-28 114-56 227-84 340-8 26-8 31-58 31-11 0-18 0-18 13 0 5 6 3 9 5 18 0 64-2 81-2s61 2 79 2c6 0 13 0 13-13 0-5-6-5-18-5-24 0-40 0-40-13 0-3 0-7 2-10 14-56 28-112 41-168 26 0 51 0 76 0 58 0 68 36 68 58 0 9-5 29-9 43-5 18-10 41-10 54 0 68 75 68 84 68 54 0 76-63 76-72 0-7-5-4-8-7-5 0-7 4-9 9-14 45-41 56-57 56-20 0-25-13-25-38 0-20 5-52 7-72 2-9 2-21 2-30 0-49-42-67-60-74z">
            <text:p/>
          </draw:path>
          <draw:path draw:style-name="gr25" draw:text-style-name="P19" draw:layer="layout" svg:width="0.024cm" svg:height="0.63cm" svg:x="9.823cm" svg:y="18.833cm" svg:viewBox="0 0 25 631" svg:d="M25 23c0-12 0-23-12-23-13 0-13 11-13 23 0 196 0 391 0 587 0 11 0 21 13 21 12 0 12-10 12-21 0-196 0-391 0-587z">
            <text:p/>
          </draw:path>
          <draw:path draw:style-name="gr25" draw:text-style-name="P19" draw:layer="layout" svg:width="0.841cm" svg:height="0.884cm" svg:x="10.34cm" svg:y="18.273cm" svg:viewBox="0 0 842 885" svg:d="M765 885c26-68 51-135 77-203-5 0-11 0-16 0-25 66-92 109-164 127-14 4-75 20-198 20-126 0-253 0-379 0 106-126 213-252 320-377 5-4 7-8 7-9 0-2 0-4-5-11-99-134-197-268-295-401 115 0 231 0 347 0 84 0 142 9 147 9 35 5 90 16 139 48 16 9 59 38 81 90 5 0 11 0 16 0-26-59-51-119-77-178-249 0-498 0-747 0-14 0-14 0-16 4-2 1-2 14-2 21 112 152 223 305 335 457-109 128-219 256-328 383-5 9-5 11-5 13 0 7 5 7 16 7 249 0 498 0 747 0z">
            <text:p/>
          </draw:path>
          <draw:path draw:style-name="gr25" draw:text-style-name="P19" draw:layer="layout" svg:width="0.134cm" svg:height="0.298cm" svg:x="10.126cm" svg:y="19.335cm" svg:viewBox="0 0 135 299" svg:d="M122 18c0-7-3-18-16-18-12 0-25 13-25 25 0 7 5 16 18 16s23-12 23-23zM32 241c-1 7-3 13-3 20 0 20 18 38 41 38 45 0 65-62 65-69 0-5-5-5-7-5-7 0-7 2-9 7-9 36-29 54-47 54-9 0-11-5-11-16 0-9 4-18 7-29 4-11 9-23 15-34 3-11 20-51 21-56 2-5 2-11 2-14 0-22-16-38-41-38-43 0-65 59-65 66 0 8 7 8 9 8 5 0 5-4 7-8 11-37 31-53 47-53 7 0 11 3 11 14s-2 18-13 45c-9 23-19 47-29 70z">
            <text:p/>
          </draw:path>
          <draw:path draw:style-name="gr25" draw:text-style-name="P19" draw:layer="layout" svg:width="0.055cm" svg:height="0.136cm" svg:x="10.334cm" svg:y="19.577cm" svg:viewBox="0 0 56 137" svg:d="M43 43c0 25-3 54-34 81-2 2-4 4-4 6 0 3 4 7 8 7 5 0 43-36 43-88 0-27-11-49-31-49-14 0-25 11-25 25 0 15 9 25 25 25 11 0 12-4 18-7z">
            <text:p/>
          </draw:path>
          <draw:path draw:style-name="gr25" draw:text-style-name="P19" draw:layer="layout" svg:width="0.193cm" svg:height="0.382cm" svg:x="10.435cm" svg:y="19.335cm" svg:viewBox="0 0 194 383" svg:d="M194 18c0-9-7-18-18-18-12 0-25 13-25 25 0 7 6 16 18 16 11 0 25-10 25-23zM99 315c-7 30-31 57-56 57-5 0-11-1-16-3 11-6 14-16 14-22 0-11-7-18-16-18-14 0-25 13-25 27 0 16 16 27 43 27s79-14 92-68c13-53 26-106 40-159 1-5 1-8 1-16 0-25-19-41-46-41-49 0-78 61-78 66 0 8 5 5 7 8 6 0 8-2 9-9 11-25 35-52 60-52 12 0 16 7 16 21 0 4-2 11-2 13-14 56-29 112-43 169z">
            <text:p/>
          </draw:path>
          <draw:path draw:style-name="gr25" draw:text-style-name="P19" draw:layer="layout" svg:width="0.244cm" svg:height="0.289cm" svg:x="10.718cm" svg:y="19.372cm" svg:viewBox="0 0 245 290" svg:d="M227 156c7 0 18 0 18-10 0-11-11-11-18-11-69 0-137 0-205 0 7-65 59-113 129-113 25 0 51 0 76 0 7 0 18 0 18-9 0-13-11-13-18-13-26 0-52 0-78 0-82 0-149 65-149 146s68 144 149 144c26 0 52 0 78 0 7 0 18 0 18-11s-11-11-18-11c-25 0-51 0-76 0-70 0-122-49-129-112 68 0 136 0 205 0z">
            <text:p/>
          </draw:path>
          <draw:path draw:style-name="gr25" draw:text-style-name="P19" draw:layer="layout" svg:width="0.345cm" svg:height="0.31cm" svg:x="11.045cm" svg:y="19.326cm" svg:viewBox="0 0 346 311" svg:d="M281 54c16-25 30-36 56-38 5 0 9 0 9-9 0-2 0-7-6-7-11 0-25 2-36 2-14 0-32-2-45-2-5 0-9 2-9 11 0 5 6 5 7 5 15 2 18 7 18 13 0 7-3 11-7 18-48 71-97 142-146 214-13-75-26-150-39-225-2-5-2-5-2-7 0-13 25-13 29-13 7 0 12 0 12-9-2-2 0-7-7-7-12 0-45 2-57 2-11 0-38-2-49-2-4 0-9 2-9 11 0 5 5 5 11 5 25 0 25 4 27 15 16 90 32 179 48 269 2 9 2 11 11 11s11-3 15-9c56-83 112-165 169-248z">
            <text:p/>
          </draw:path>
          <draw:path draw:style-name="gr25" draw:text-style-name="P19" draw:layer="layout" svg:width="0.134cm" svg:height="0.296cm" svg:x="10.381cm" svg:y="19.793cm" svg:viewBox="0 0 135 297" svg:d="M122 16c0-7-5-16-18-16-10 0-23 11-23 23 0 8 5 17 16 17 15 0 25-11 25-24zM32 241c-1 5-3 11-3 18 0 22 18 38 41 38 45 0 65-61 65-69 0-5-5-3-7-5-7 0-7 4-9 7-11 36-29 54-47 54-9 0-11-5-11-14 0-11 4-20 7-29 4-13 9-23 15-36 3-11 20-50 21-56 0-3 2-9 2-14 0-20-18-38-41-38-45 0-65 61-65 68 0 6 5 4 7 6 7 0 7-2 9-7 11-38 31-54 47-54 7 0 11 3 11 16 0 9-2 16-13 43-9 24-19 48-29 72z">
            <text:p/>
          </draw:path>
          <draw:path draw:style-name="gr25" draw:text-style-name="P19" draw:layer="layout" svg:width="0.244cm" svg:height="0.409cm" svg:x="10.615cm" svg:y="19.77cm" svg:viewBox="0 0 245 410" svg:d="M241 20c2-6 4-7 4-9 0-6-6-11-13-11-5 0-9 4-11 9-72 127-145 254-217 381-4 6-4 8-4 9 0 6 4 11 11 11 5 0 9-3 11-9 73-127 146-254 219-381z">
            <text:p/>
          </draw:path>
          <draw:path draw:style-name="gr25" draw:text-style-name="P19" draw:layer="layout" svg:width="0.325cm" svg:height="0.118cm" svg:x="10.57cm" svg:y="19.916cm" svg:viewBox="0 0 326 119" svg:d="M310 22c7 0 16 0 16-11s-11-11-16-11c-98 0-196 0-294 0-5 0-16 0-16 11s11 11 18 11c97 0 194 0 292 0zM310 119c5 0 16 0 16-11s-9-11-16-11c-98 0-195 0-292 0-7 0-18 0-18 11s11 11 16 11c98 0 196 0 294 0z">
            <text:p/>
          </draw:path>
          <draw:path draw:style-name="gr25" draw:text-style-name="P19" draw:layer="layout" svg:width="0.193cm" svg:height="0.382cm" svg:x="10.928cm" svg:y="19.793cm" svg:viewBox="0 0 194 383" svg:d="M194 16c0-7-7-16-18-16-12 0-25 13-25 23 0 8 6 17 18 17 11 0 25-11 25-24zM99 315c-7 30-31 56-56 56-5 0-11-2-16-4 11-5 14-14 14-22 0-10-7-16-16-16-14 0-25 11-25 25 0 18 16 29 43 29s79-16 92-70c13-53 26-106 40-158 1-6 3-9 3-16 0-24-21-42-48-42-49 0-78 61-78 68 0 6 5 4 7 6 6 0 8-2 9-7 11-27 35-54 60-54 12 0 16 7 16 21 0 6-2 11-2 15-14 56-29 112-43 169z">
            <text:p/>
          </draw:path>
          <draw:path draw:style-name="gr25" draw:text-style-name="P19" draw:layer="layout" svg:width="0.301cm" svg:height="0.443cm" svg:x="11.547cm" svg:y="18.435cm" svg:viewBox="0 0 302 444" svg:d="M302 7c0-2 0-7-9-7s-68 5-79 7c-5 0-9 4-9 11 0 9 6 9 15 9 30 0 32 4 32 11-1 4-1 8-2 12-13 50-26 100-39 150-11-24-29-42-58-42-74 0-153 94-153 186 0 59 36 100 85 100 12 0 45-1 82-46 6 27 27 46 58 46 22 0 36-14 47-34 11-23 18-61 18-63 0-5-6-5-7-5-6 0-8 2-9 11-11 41-22 79-47 79-18 0-20-16-20-29 0-16 2-20 4-31 30-121 61-243 91-365zM171 363c-4 11-4 13-13 24-28 34-54 45-72 45-32 0-41-36-41-60 0-32 22-109 36-138 20-38 47-61 74-61 39 0 48 52 48 55 0 4 0 8-1 11-11 42-21 83-31 124z">
            <text:p/>
          </draw:path>
          <draw:path draw:style-name="gr25" draw:text-style-name="P19" draw:layer="layout" svg:width="0.147cm" svg:height="0.63cm" svg:x="11.914cm" svg:y="18.399cm" svg:viewBox="0 0 148 631" svg:d="M148 626c0-2 0-4-11-14-79-80-101-200-101-295 0-110 25-222 103-299 9-9 9-9 9-11 0-5-4-7-8-7-5 0-63 43-100 124-33 68-40 139-40 193 0 48 7 126 41 196 38 79 94 118 99 118 4 0 8-1 8-5z">
            <text:p/>
          </draw:path>
          <draw:path draw:style-name="gr25" draw:text-style-name="P19" draw:layer="layout" svg:width="0.166cm" svg:height="0.424cm" svg:x="12.116cm" svg:y="18.455cm" svg:viewBox="0 0 167 425" svg:d="M162 23c0-12-9-23-23-23-18 0-35 18-35 34 0 13 9 24 24 24 14 0 34-15 34-35zM113 261c8-18 8-20 15-36 5-13 7-22 7-34 0-29-20-52-50-52-62 0-85 91-85 97 0 7 5 4 7 7 7 0 7-2 11-11 16-59 43-79 63-79 5 0 16 0 16 20 0 14-3 27-7 34-4 16-32 88-43 115-6 18-15 38-15 52 0 29 22 51 53 51 59 0 82-92 82-98 0-5-5-5-7-5-7 0-7 2-11 11-10 39-32 79-63 79-10 0-16-7-16-22 0-16 4-25 18-63 9-22 17-44 25-66z">
            <text:p/>
          </draw:path>
          <draw:path draw:style-name="gr25" draw:text-style-name="P19" draw:layer="layout" svg:width="0.073cm" svg:height="0.188cm" svg:x="12.37cm" svg:y="18.806cm" svg:viewBox="0 0 74 189" svg:d="M74 67c0-42-15-67-40-67-21 0-34 16-34 34 0 16 13 34 34 34 7 0 16-3 22-9 2-1 2-1 3-1 1 3 2 0 2 9 0 46-23 84-43 106-7 7-7 7-7 9 0 5 3 7 5 7 7 0 58-49 58-122z">
            <text:p/>
          </draw:path>
          <draw:path draw:style-name="gr25" draw:text-style-name="P19" draw:layer="layout" svg:width="0.258cm" svg:height="0.548cm" svg:x="12.589cm" svg:y="18.455cm" svg:viewBox="0 0 259 549" svg:d="M259 23c0-12-9-23-25-23-14 0-32 14-32 34 0 13 9 24 23 24 16 0 34-18 34-35zM131 450c-12 48-43 84-77 84-4 0-14 0-25-5 20-6 29-22 29-34 0-11-8-22-24-22s-34 13-34 36c0 25 25 40 56 40 43 0 102-35 119-97 19-77 38-154 57-231 4-12 4-21 4-23 0-36-27-59-60-59-64 0-100 91-100 97 0 7 7 7 9 7 5 0 5 0 10-13 17-39 45-77 80-77 9 0 21 2 21 29 0 14-3 21-5 32-20 79-40 157-60 236z">
            <text:p/>
          </draw:path>
          <draw:path draw:style-name="gr25" draw:text-style-name="P19" draw:layer="layout" svg:width="0.145cm" svg:height="0.63cm" svg:x="12.929cm" svg:y="18.399cm" svg:viewBox="0 0 146 631" svg:d="M146 317c0-51-6-126-42-198-37-78-91-119-99-119-3 0-5 4-5 7 0 2 0 2 13 15 61 61 97 161 97 295 0 108-24 219-101 298-9 7-9 9-9 11 0 4 2 5 5 5 8 0 65-43 101-122 33-70 40-140 40-192z">
            <text:p/>
          </draw:path>
          <draw:path draw:style-name="gr25" draw:text-style-name="P19" draw:layer="layout" svg:width="0.073cm" svg:height="0.188cm" svg:x="13.334cm" svg:y="18.806cm" svg:viewBox="0 0 74 189" svg:d="M74 67c0-42-16-67-40-67-21 0-34 16-34 34 0 16 13 34 34 34 7 0 15-3 22-9 2-1 2-1 3-1 0 3 0 0 0 9 0 46-21 84-43 106-5 7-5 7-5 9 0 5 2 7 5 7 7 0 58-49 58-122z">
            <text:p/>
          </draw:path>
        </draw:g>
        <draw:frame draw:style-name="gr26" draw:text-style-name="P21" draw:layer="layout" svg:width="16.324cm" svg:height="2.725cm" svg:x="2.17cm" svg:y="20.559cm">
          <draw:text-box>
            <text:p text:style-name="P20"><text:span text:style-name="T4">wobei </text:span><text:span text:style-name="T11">|R|</text:span><text:span text:style-name="T14"> </text:span><text:span text:style-name="T4">die Anzahl der erreichbaren Node-Paare ist. </text:span><text:span text:style-name="T3">Zeigen Sie dann die ungefähre globale Effizienz in der KG mit</text:span></text:p>
          </draw:text-box>
        </draw:frame>
        <draw:g draw:style-name="gr23">
          <svg:title>TexMaths</svg:title>
          <svg:desc>18§display§E_{\text{glob}} \sim \frac{1}{APL}  \: .§svg§600§FALSE§</svg:desc>
          <draw:path draw:style-name="gr24" draw:text-style-name="P11" draw:layer="layout" svg:width="3.989cm" svg:height="1.214cm" svg:x="6.803cm" svg:y="23.316cm" svg:viewBox="0 0 3990 1215" svg:d="M0 0c1330 0 2660 0 3990 0 0 405 0 810 0 1215-1330 0-2660 0-3990 0 0-405 0-810 0-1215z">
            <text:p/>
          </draw:path>
          <draw:path draw:style-name="gr25" draw:text-style-name="P19" draw:layer="layout" svg:width="0.458cm" svg:height="0.427cm" svg:x="6.771cm" svg:y="23.703cm" svg:viewBox="0 0 459 428" svg:d="M425 280c0-1 1-4 1-7 0-2 0-7-7-7-5 0-7 4-7 7-41 94-65 135-173 135-31 0-62 0-93 0-9 0-9 0-13 0-7 0-9-2-9-7 0-2 0-2 4-14 14-57 29-114 43-171 21 0 42 0 63 0 52 0 52 12 52 29 0 3 0 10-4 30-1 4-1 5-1 7 0 4 1 7 7 7 5 0 7-3 11-12 12-49 24-98 36-148 0-5-4-7-8-7-7 0-7 4-9 11-14 49-25 63-82 63-20 0-40 0-60 0 13-51 25-102 38-153 5-21 5-25 34-25 30 0 59 0 88 0 78 0 98 20 98 70 0 16 0 18-4 34 0 4 0 8 0 11s2 9 7 9c7 0 7-5 9-16 4-37 9-73 13-110 2-16-2-16-18-16-106 0-213 0-319 0-12 0-19 0-19 13 0 5 7 5 18 5 23 0 41 0 41 13 0 1 0 3-4 14-27 111-55 223-82 334-6 24-8 29-58 29-11 0-18 0-18 13 0 7 5 7 18 7 109 0 218 0 327 0 15 0 17 0 20-11 20-45 40-91 60-137z">
            <text:p/>
          </draw:path>
          <draw:path draw:style-name="gr25" draw:text-style-name="P19" draw:layer="layout" svg:width="0.222cm" svg:height="0.288cm" svg:x="7.232cm" svg:y="24.026cm" svg:viewBox="0 0 223 289" svg:d="M47 120c5 4 21 15 47 15 46 0 79-31 79-65 0-18-7-32-18-43 20-14 37-14 45-14-2 1-4 3-4 10 0 9 5 15 13 15 7 0 14-5 14-15s-7-23-25-23c-7 0-31 2-52 20-13-9-31-16-51-16-46 0-79 30-79 66 0 16 9 32 22 43-4 6-15 20-15 36 0 6 2 27 20 40-20 7-43 21-43 45 0 32 49 55 108 55 56 0 108-21 108-57 0-13-6-36-29-50-27-13-52-13-95-13-9 0-25 0-29-2-14-2-23-16-23-29 0-10 3-14 7-18zM95 120c-43 0-43-41-43-50 0-7 0-25 9-38 6-7 18-14 33-14 45 0 45 41 45 52 0 7 0 23-9 36-8 7-18 14-35 14zM95 198c40 0 94 0 94 34 0 23-34 45-81 45s-81-22-81-45c0-14 14-34 41-34 9 0 18 0 27 0z">
            <text:p/>
          </draw:path>
          <draw:path draw:style-name="gr25" draw:text-style-name="P19" draw:layer="layout" svg:width="0.098cm" svg:height="0.306cm" svg:x="7.491cm" svg:y="23.919cm" svg:viewBox="0 0 99 307" svg:d="M67 0c-23 2-45 4-67 5 0 6 0 11 0 17 31 0 32 3 32 25 0 75 0 150 0 224 0 20-3 20-32 20 0 6 0 11 0 16 2 0 32-1 50-1 17 0 33 0 49 1 0-5 0-10 0-16-29 0-32 0-32-20 0-90 0-181 0-271z">
            <text:p/>
          </draw:path>
          <draw:path draw:style-name="gr25" draw:text-style-name="P19" draw:layer="layout" svg:width="0.217cm" svg:height="0.2cm" svg:x="7.626cm" svg:y="24.028cm" svg:viewBox="0 0 218 201" svg:d="M218 102c0-53-47-102-108-102s-110 49-110 102c0 56 49 99 110 99 60 0 108-43 108-99zM110 187c-16 0-42-5-56-27-11-18-13-40-13-61 0-18 0-45 17-63 10-13 28-23 52-23 25 0 43 12 54 27 12 16 14 37 14 59 0 21-2 45-14 63-13 16-33 25-54 25z">
            <text:p/>
          </draw:path>
          <draw:path draw:style-name="gr25" draw:text-style-name="P19" draw:layer="layout" svg:width="0.235cm" svg:height="0.31cm" svg:x="7.883cm" svg:y="23.919cm" svg:viewBox="0 0 236 311" svg:d="M67 0c-23 2-45 4-67 5 0 6 0 11 0 17 31 0 32 3 32 25 0 87 0 174 0 260 6 0 11 0 17 0 4-9 9-18 14-27 18 22 41 31 65 31 59 0 108-43 108-99 0-54-45-101-103-101-27 0-50 11-66 27 0-46 0-92 0-138zM68 160c13-22 36-36 63-36 24 0 42 14 51 29 9 12 14 29 14 57 0 11 0 45-18 65s-39 23-52 23c-36 0-54-27-58-36 0-34 0-68 0-102z">
            <text:p/>
          </draw:path>
          <draw:path draw:style-name="gr25" draw:text-style-name="P19" draw:layer="layout" svg:width="0.422cm" svg:height="0.148cm" svg:x="8.381cm" svg:y="23.899cm" svg:viewBox="0 0 423 149" svg:d="M423 22c0-15-4-20-9-20-4 0-9 3-9 16-2 61-45 95-88 95-40 0-71-27-101-54-32-28-67-59-108-59-70 0-108 70-108 128 0 19 6 13 9 19 7 0 9-12 9-14 4-70 50-97 90-97s70 27 101 54c32 29 64 59 108 59 68 0 106-70 106-127z">
            <text:p/>
          </draw:path>
          <draw:path draw:style-name="gr25" draw:text-style-name="P19" draw:layer="layout" svg:width="0.208cm" svg:height="0.42cm" svg:x="9.687cm" svg:y="23.284cm" svg:viewBox="0 0 209 421" svg:d="M130 16c0-14 0-16-15-16-39 41-95 41-115 41 0 7 0 14 0 20 13 0 50 0 83-18 0 109 0 218 0 327 0 24-2 31-60 31-6 0-13 0-19 0 0 7 0 13 0 20 21-2 77-2 102-2s81 0 103 2c0-7 0-13 0-20-7 0-14 0-20 0-58 0-59-7-59-31 0-118 0-236 0-354z">
            <text:p/>
          </draw:path>
          <draw:path draw:style-name="gr25" draw:text-style-name="P19" draw:layer="layout" svg:width="1.397cm" svg:height="0.024cm" svg:x="9.09cm" svg:y="23.96cm" svg:viewBox="0 0 1398 25" svg:d="M0 0c466 0 932 0 1398 0 0 8 0 17 0 25-466 0-932 0-1398 0 0-8 0-17 0-25z">
            <text:p/>
          </draw:path>
          <draw:path draw:style-name="gr25" draw:text-style-name="P19" draw:layer="layout" svg:width="0.433cm" svg:height="0.45cm" svg:x="9.112cm" svg:y="24.113cm" svg:viewBox="0 0 434 451" svg:d="M92 378c-25 43-51 52-78 53-7 0-14 0-14 13 0 4 4 7 9 7 18 0 36-2 54-2 22 0 43 2 63 2 4 0 13 0 13-12 0-8-6-8-11-8-15-1-29-7-29-21 0-9 4-14 9-23 16-27 32-54 49-81 52 0 105 0 158 0 0 12 9 99 9 104 0 20-33 21-45 21-9 0-15 0-15 13 0 7 8 7 9 7 26 0 53-2 78-2 16 0 56 2 72 2 3 0 11 0 11-12 0-8-6-8-15-8-38 0-38-5-39-23-14-131-27-262-40-394-2-12-2-14-13-14-9 0-12 4-16 11-73 122-146 244-219 367zM167 286c42-70 83-139 124-209 8 70 15 139 22 209-49 0-97 0-146 0z">
            <text:p/>
          </draw:path>
          <draw:path draw:style-name="gr25" draw:text-style-name="P19" draw:layer="layout" svg:width="0.451cm" svg:height="0.43cm" svg:x="9.59cm" svg:y="24.133cm" svg:viewBox="0 0 452 431" svg:d="M166 232c35 0 71 0 107 0 90 0 179-67 179-137 0-48-44-95-126-95-68 0-136 0-204 0-12 0-19 0-19 13 0 7 5 7 18 7 9 0 19 0 27 2 10 0 14 3 14 9 0 3 0 5-2 12-28 113-56 225-84 338-8 25-9 31-58 31-11 0-18 0-18 12 0 7 7 7 9 7 18 0 63-1 81-1 13 0 27 0 40 0 14 0 28 1 41 1 4 0 13 0 13-12 0-7-6-7-18-7-24 0-42 0-42-11 0-4 2-7 2-11 13-53 26-105 40-158zM210 43c8-21 8-23 35-23 20 0 40 0 61 0 52 0 86 18 86 61 0 23-12 79-38 101-30 28-68 34-97 34s-59 0-88 0c14-58 28-115 41-173z">
            <text:p/>
          </draw:path>
          <draw:path draw:style-name="gr25" draw:text-style-name="P19" draw:layer="layout" svg:width="0.38cm" svg:height="0.43cm" svg:x="10.083cm" svg:y="24.133cm" svg:viewBox="0 0 381 431" svg:d="M210 50c8-23 9-30 69-30 18 0 23 0 23-13 0-7-7-7-11-7-19 0-72 2-93 2-18 0-65-2-83-2-5 0-12 0-12 13 0 7 5 7 18 7 1 0 12 0 23 2 11 0 18 1 18 9 0 3-2 5-4 12-28 113-56 225-84 338-6 25-7 31-58 31-11 0-16 0-16 12 0 7 5 7 16 7 98 0 196 0 293 0 15 0 17 0 20-10 16-46 33-91 49-137 3-7 2-6 3-9 0-2-1-7-7-7-5 0-7 3-11 14-21 58-50 130-158 130-20 0-39 0-59 0-9 0-11 0-15 0-7-2-9-2-9-7 0-2 0-4 4-15 28-113 56-226 84-340z">
            <text:p/>
          </draw:path>
          <draw:path draw:style-name="gr25" draw:text-style-name="P19" draw:layer="layout" svg:width="0.066cm" svg:height="0.066cm" svg:x="10.759cm" svg:y="24.064cm" svg:viewBox="0 0 67 67" svg:d="M67 34c0-20-17-34-35-34s-32 15-32 34 14 33 32 33 35-15 35-33z">
            <text:p/>
          </draw:path>
        </draw:g>
        <presentation:notes draw:style-name="dp2">
          <draw:page-thumbnail draw:style-name="gr8" draw:layer="layout" svg:width="19.798cm" svg:height="11.136cm" svg:x="0.6cm" svg:y="2.257cm" draw:page-number="4" presentation:class="page"/>
          <draw:frame presentation:style-name="pr3" draw:text-style-name="P10" draw:layer="layout" svg:width="16.799cm" svg:height="13.364cm" svg:x="2.1cm" svg:y="14.107cm" presentation:class="notes" presentation:placeholder="true">
            <draw:text-box/>
          </draw:frame>
        </presentation:notes>
      </draw:page>
      <draw:page draw:name="page5" draw:style-name="dp1" draw:master-page-name="Default" presentation:presentation-page-layout-name="AL1T0">
        <draw:frame presentation:style-name="pr7" draw:text-style-name="P3" draw:layer="layout" svg:width="17.115cm" svg:height="12.079cm" svg:x="1.932cm" svg:y="5.075cm">
          <draw:text-box>
            <text:p text:style-name="P2"><text:span text:style-name="T3">Lösung 1b:</text:span></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11">d(A, B) = 1</text:span></text:p>
            <text:p text:style-name="P2"><text:span text:style-name="T10">d(A, C) = 1</text:span></text:p>
            <text:p text:style-name="P2"><text:span text:style-name="T13">d(A, D) = 2</text:span></text:p>
            <text:p text:style-name="P2"><text:span text:style-name="T13">d(A, E) = 2</text:span></text:p>
            <text:p text:style-name="P2"><text:span text:style-name="T4"/></text:p>
            <text:p text:style-name="P2"><text:span text:style-name="T13">d(B, D) = 1</text:span></text:p>
            <text:p text:style-name="P2"><text:span text:style-name="T13">d(B, E) = 1</text:span></text:p>
            <text:p text:style-name="P2"><text:span text:style-name="T13"/></text:p>
            <text:p text:style-name="P2"><text:span text:style-name="T13"/></text:p>
            <text:p text:style-name="P2"><text:span text:style-name="T13"/></text:p>
            <text:p text:style-name="P2"><text:span text:style-name="T13">|R| = 6</text:span></text:p>
          </draw:text-box>
        </draw:frame>
        <draw:g draw:style-name="gr23">
          <svg:title>TexMaths</svg:title>
          <svg:desc>18§display§APL = \frac{1}{|R|} \sum_{\substack{i, j \in V \\ i \ne j}} d(i, j) =  \frac{1}{6} (1+1+2+2+1+1) =  \frac{8}{6} §svg§600§FALSE§</svg:desc>
          <draw:path draw:style-name="gr24" draw:text-style-name="P11" draw:layer="layout" svg:width="15.085cm" svg:height="2.089cm" svg:x="2.03cm" svg:y="19.762cm" svg:viewBox="0 0 15086 2090" svg:d="M0 0c5029 0 10057 0 15086 0 0 697 0 1394 0 2090-5029 0-10057 0-15086 0 0-696 0-1393 0-2090z">
            <text:p/>
          </draw:path>
          <draw:path draw:style-name="gr25" draw:text-style-name="P19" draw:layer="layout" svg:width="0.433cm" svg:height="0.452cm" svg:x="1.998cm" svg:y="20.126cm" svg:viewBox="0 0 434 453" svg:d="M92 380c-25 43-51 52-78 54-9 0-14 0-14 12 0 4 4 7 9 7 16 0 36-1 54-1 22 0 43 1 63 1 4 0 13 0 13-12 0-7-6-7-11-7-15-2-29-8-29-24 0-7 4-14 9-23 16-27 31-54 47-81 53 0 107 0 160 0 0 14 9 101 9 106 0 20-32 22-45 22-9 0-16 0-16 12 0 7 6 5 9 7 27 0 54-1 79-1 16 0 56 1 72 1 4 0 11 0 11-12 0-7-6-7-15-7-39 0-39-6-41-24-13-131-25-262-38-394-2-12-2-16-12-16-9 0-13 5-17 11-73 123-146 246-219 369zM167 288c42-70 83-139 125-209 6 70 13 139 19 209-48 0-96 0-144 0z">
            <text:p/>
          </draw:path>
          <draw:path draw:style-name="gr25" draw:text-style-name="P19" draw:layer="layout" svg:width="0.449cm" svg:height="0.431cm" svg:x="2.477cm" svg:y="20.147cm" svg:viewBox="0 0 450 432" svg:d="M166 232c36 0 72 0 108 0 90 0 176-67 176-137 0-48-41-95-124-95-69 0-137 0-205 0-11 0-18 0-18 11 0 9 5 9 18 9 9 0 19 0 27 0 10 2 14 3 14 11 0 1 0 3-4 12-28 113-56 226-84 338-6 26-7 31-58 31-11 0-16 0-16 11 0 9 7 9 9 9 18 0 63-2 79-2 15 0 29 0 42 0 14 0 27 2 41 2 4 0 13 0 13-13 0-7-6-7-18-7-24 0-42 0-42-13 0-3 2-5 2-10 13-53 26-105 40-157zM211 43c5-21 7-23 34-23 20 0 41 0 61 0 52 0 86 16 86 59 0 25-12 79-37 103-33 28-71 34-98 34-30 0-60 0-90 0 15-58 29-115 44-173z">
            <text:p/>
          </draw:path>
          <draw:path draw:style-name="gr25" draw:text-style-name="P19" draw:layer="layout" svg:width="0.381cm" svg:height="0.431cm" svg:x="2.97cm" svg:y="20.147cm" svg:viewBox="0 0 382 432" svg:d="M211 49c7-22 9-29 68-29 18 0 23 0 23-13 0-7-7-7-10-7-20 0-72 2-94 2-18 0-65-2-83-2-5 0-12 0-12 13 0 7 5 7 18 7 7 0 12 0 23 0 11 2 18 2 18 11 0 1-2 3-4 12-28 113-56 226-84 338-6 26-7 31-58 31-11 0-16 0-16 13 0 7 5 7 16 7 98 0 196 0 294 0 14 0 16 0 19-11 17-46 33-91 49-137 4-7 2-6 4-9 0-3-2-7-8-7-5 0-7 4-10 13-22 59-51 131-161 131-19 0-39 0-59 0-7 0-9 0-13-2-7 0-9 0-9-5 0-2 0-4 4-15 28-114 56-228 85-341z">
            <text:p/>
          </draw:path>
          <draw:path draw:style-name="gr25" draw:text-style-name="P19" draw:layer="layout" svg:width="0.42cm" svg:height="0.147cm" svg:x="3.585cm" svg:y="20.347cm" svg:viewBox="0 0 421 148" svg:d="M400 25c9 0 21 0 21-12 0-13-12-13-21-13-126 0-252 0-378 0-9 0-22 0-22 13 0 12 13 12 22 12 126 0 252 0 378 0zM400 148c9 0 21 0 21-13s-12-13-21-13c-126 0-252 0-378 0-9 0-22 0-22 13s13 13 22 13c126 0 252 0 378 0z">
            <text:p/>
          </draw:path>
          <draw:path draw:style-name="gr25" draw:text-style-name="P19" draw:layer="layout" svg:width="0.208cm" svg:height="0.42cm" svg:x="4.611cm" svg:y="19.73cm" svg:viewBox="0 0 209 421" svg:d="M130 16c0-14 0-16-15-16-39 41-95 41-115 41 0 7 0 14 0 20 13 0 49 0 83-18 0 109 0 218 0 328 0 23-2 30-60 30-6 0-13 0-19 0 0 7 0 13 0 20 21-2 77-2 102-2s79 0 103 2c0-7 0-13 0-20-7 0-15 0-22 0-56 0-57-7-57-30 0-119 0-237 0-355z">
            <text:p/>
          </draw:path>
          <draw:path draw:style-name="gr25" draw:text-style-name="P19" draw:layer="layout" svg:width="0.836cm" svg:height="0.024cm" svg:x="4.295cm" svg:y="20.408cm" svg:viewBox="0 0 837 25" svg:d="M0 0c279 0 558 0 837 0 0 8 0 17 0 25-279 0-558 0-837 0 0-8 0-17 0-25z">
            <text:p/>
          </draw:path>
          <draw:path draw:style-name="gr25" draw:text-style-name="P19" draw:layer="layout" svg:width="0.024cm" svg:height="0.63cm" svg:x="4.37cm" svg:y="20.538cm" svg:viewBox="0 0 25 631" svg:d="M25 23c0-12 0-23-12-23-13 0-13 11-13 23 0 196 0 391 0 587 0 11 0 21 13 21 12 0 12-10 12-21 0-196 0-391 0-587z">
            <text:p/>
          </draw:path>
          <draw:path draw:style-name="gr25" draw:text-style-name="P19" draw:layer="layout" svg:width="0.451cm" svg:height="0.443cm" svg:x="4.496cm" svg:y="20.581cm" svg:viewBox="0 0 452 444" svg:d="M211 43c3-16 5-21 18-23 5 0 25 0 39 0 43 0 114 0 114 61 0 22-9 65-35 90-16 16-50 36-106 36-24 0-48 0-72 0 14-55 28-109 42-164zM302 216c63-15 139-58 139-122 0-54-56-94-140-94-60 0-120 0-180 0-13 0-18 0-18 13 0 7 5 7 18 7 1 0 12 0 23 0 13 2 18 2 18 11 0 1-2 3-4 10-28 114-56 227-84 340-6 26-7 31-58 31-11 0-16 0-16 13 0 5 7 5 9 5 18 0 61-2 79-2s63 2 81 2c4 0 13 0 13-13 0-5-6-5-18-5-24 0-42 0-42-13 0-3 2-7 2-10 14-56 28-112 42-168 25 0 50 0 75 0 58 0 69 36 69 58 0 9-4 29-9 43-4 18-9 41-9 54 0 68 75 68 84 68 52 0 76-63 76-72 0-7-5-4-7-7-8 0-8 4-9 7-17 47-44 58-58 58-22 0-25-13-25-38 0-20 3-52 5-72 2-9 4-21 4-30 0-49-43-67-60-74z">
            <text:p/>
          </draw:path>
          <draw:path draw:style-name="gr25" draw:text-style-name="P19" draw:layer="layout" svg:width="0.024cm" svg:height="0.63cm" svg:x="5.031cm" svg:y="20.538cm" svg:viewBox="0 0 25 631" svg:d="M25 23c0-12 0-23-12-23-13 0-13 11-13 23 0 196 0 391 0 587 0 11 0 21 13 21 12 0 12-10 12-21 0-196 0-391 0-587z">
            <text:p/>
          </draw:path>
          <draw:path draw:style-name="gr25" draw:text-style-name="P19" draw:layer="layout" svg:width="0.841cm" svg:height="0.884cm" svg:x="5.547cm" svg:y="19.978cm" svg:viewBox="0 0 842 885" svg:d="M765 885c26-68 52-135 77-203-5 0-10 0-16 0-25 66-92 110-165 127-13 4-74 20-197 20-127 0-254 0-381 0 107-126 215-252 322-377 5-4 5-6 5-9 0-2 0-4-3-9-99-135-197-269-295-403 115 0 231 0 347 0 85 0 142 9 148 9 34 5 88 16 138 48 16 9 60 38 81 90 6 0 11 0 16 0-25-59-51-119-77-178-249 0-498 0-747 0-14 0-16 0-18 4 0 3 0 14 0 21 112 152 223 305 335 457-109 128-219 256-328 383-7 9-7 11-7 13 0 7 5 7 18 7 249 0 498 0 747 0z">
            <text:p/>
          </draw:path>
          <draw:path draw:style-name="gr25" draw:text-style-name="P19" draw:layer="layout" svg:width="0.132cm" svg:height="0.298cm" svg:x="5.333cm" svg:y="21.04cm" svg:viewBox="0 0 133 299" svg:d="M122 18c0-7-5-18-18-18-10 0-25 13-25 25 0 7 7 16 18 16 13 0 25-12 25-23zM32 241c-1 7-3 13-3 20 0 20 16 38 41 38 45 0 63-62 63-69 0-5-3-3-5-5-7 0-7 2-9 7-11 36-31 54-47 54-9 0-11-5-11-16s2-18 7-29c4-11 9-23 13-34 5-11 20-52 22-56 1-5 3-11 3-14 0-22-18-38-41-38-45 0-65 59-65 66 0 8 5 8 7 8 7 0 7-4 9-8 11-39 31-53 47-53 7 0 11 3 11 14s-2 18-15 45c-9 23-18 47-27 70z">
            <text:p/>
          </draw:path>
          <draw:path draw:style-name="gr25" draw:text-style-name="P19" draw:layer="layout" svg:width="0.057cm" svg:height="0.136cm" svg:x="5.54cm" svg:y="21.282cm" svg:viewBox="0 0 58 137" svg:d="M45 43c0 25-5 52-36 81 0 2-2 4-2 6 0 3 4 7 6 7 7 0 45-36 45-88 0-29-11-49-33-49-14 0-25 11-25 25 0 15 11 25 27 25 11 0 16-7 18-7z">
            <text:p/>
          </draw:path>
          <draw:path draw:style-name="gr25" draw:text-style-name="P19" draw:layer="layout" svg:width="0.193cm" svg:height="0.382cm" svg:x="5.641cm" svg:y="21.04cm" svg:viewBox="0 0 194 383" svg:d="M194 18c0-9-5-18-18-18-12 0-23 13-23 25 0 7 5 16 16 16 13 0 25-10 25-23zM101 315c-7 30-31 56-58 56-5 0-11 0-16-2 13-6 16-16 16-24 0-9-9-16-18-16-12 0-25 13-25 27 0 16 19 27 45 27s77-16 92-70c13-53 26-106 39-158 2-4 2-7 2-15 0-25-20-41-47-41-48 0-77 61-77 66 0 8 5 8 7 8 6 0 6-2 9-9 11-25 34-52 60-52 10 0 14 7 14 21 0 4 0 11 0 13-14 56-29 112-43 169z">
            <text:p/>
          </draw:path>
          <draw:path draw:style-name="gr25" draw:text-style-name="P19" draw:layer="layout" svg:width="0.244cm" svg:height="0.289cm" svg:x="5.923cm" svg:y="21.077cm" svg:viewBox="0 0 245 290" svg:d="M229 157c5 0 16 0 16-11s-9-11-16-11c-69 0-137 0-206 0 6-65 60-113 128-113 26 0 52 0 78 0 5 0 16 0 16-11s-9-11-16-11c-27 0-53 0-80 0-81 0-149 65-149 144 0 83 68 146 149 146 27 0 53 0 80 0 5 0 16 0 16-11s-9-11-16-11c-26 0-52 0-78 0-68 0-122-49-128-111 69 0 137 0 206 0z">
            <text:p/>
          </draw:path>
          <draw:path draw:style-name="gr25" draw:text-style-name="P19" draw:layer="layout" svg:width="0.345cm" svg:height="0.31cm" svg:x="6.253cm" svg:y="21.031cm" svg:viewBox="0 0 346 311" svg:d="M281 54c16-25 30-36 54-38 5 0 11 0 11-9 0-2-2-7-8-7-9 0-23 2-34 2-14 0-32-2-47-2-3 0-9 2-9 11 0 5 8 5 9 5 15 2 18 7 18 13 0 7-3 11-9 18-48 71-96 142-144 214-13-76-27-151-41-227 0-3 0-3 0-5 0-13 25-13 27-13 9 0 14 0 14-9 0-2-1-7-7-7-14 0-45 2-57 2-11 0-38-2-51-2-3 0-7 2-7 11 0 5 5 5 11 5 23 0 25 4 27 15 16 89 32 178 48 268 2 10 3 12 11 12s11-3 15-9c56-83 112-165 169-248z">
            <text:p/>
          </draw:path>
          <draw:path draw:style-name="gr25" draw:text-style-name="P19" draw:layer="layout" svg:width="0.132cm" svg:height="0.298cm" svg:x="5.589cm" svg:y="21.496cm" svg:viewBox="0 0 133 299" svg:d="M122 18c0-7-5-18-18-18-12 0-25 13-25 25 0 7 6 16 18 16 13 0 25-12 25-23zM32 243c-1 5-5 11-5 18 0 21 18 38 43 38 43 0 63-62 63-69 0-5-5-5-7-5-5 0-5 3-7 7-11 36-31 54-47 54-9 0-13-5-13-16 0-9 4-18 8-27 5-13 10-25 14-36s20-50 22-56c1-5 3-11 3-14 0-22-18-38-43-38-43 0-63 59-63 68 0 6 5 6 7 6 6 0 7-2 7-8 13-37 33-53 49-53 7 0 11 3 11 16 0 9-4 16-15 43-9 24-18 48-27 72z">
            <text:p/>
          </draw:path>
          <draw:path draw:style-name="gr25" draw:text-style-name="P19" draw:layer="layout" svg:width="0.244cm" svg:height="0.409cm" svg:x="5.821cm" svg:y="21.475cm" svg:viewBox="0 0 245 410" svg:d="M241 20c4-6 4-7 4-9 0-6-4-11-11-11-5 0-9 4-11 9-73 127-146 254-219 381-2 6-4 6-4 9 0 6 5 11 13 11 5 0 7-3 10-9 73-127 146-254 218-381z">
            <text:p/>
          </draw:path>
          <draw:path draw:style-name="gr25" draw:text-style-name="P19" draw:layer="layout" svg:width="0.325cm" svg:height="0.118cm" svg:x="5.778cm" svg:y="21.621cm" svg:viewBox="0 0 326 119" svg:d="M308 22c7 0 18 0 18-11s-11-11-16-11c-98 0-196 0-294 0-5 0-16 0-16 11s9 11 16 11c97 0 195 0 292 0zM310 119c5 0 16 0 16-11s-11-11-18-11c-97 0-195 0-292 0-7 0-16 0-16 11s11 11 16 11c98 0 196 0 294 0z">
            <text:p/>
          </draw:path>
          <draw:path draw:style-name="gr25" draw:text-style-name="P19" draw:layer="layout" svg:width="0.193cm" svg:height="0.384cm" svg:x="6.134cm" svg:y="21.496cm" svg:viewBox="0 0 194 385" svg:d="M194 18c0-7-5-18-18-18-12 0-23 13-23 25 0 7 5 16 18 16 11 0 23-10 23-23zM101 315c-7 30-31 57-58 57-5 0-11-1-14-3 11-6 14-16 14-22 0-11-9-16-18-16-12 0-25 11-25 25 0 16 19 29 45 29s77-16 92-70c13-53 26-106 39-158 2-6 2-9 2-17 0-23-20-41-47-41-48 0-77 61-77 68 0 6 5 6 7 6 6 0 6-2 9-9 11-25 34-52 60-52 10 0 16 7 16 21 0 6-2 11-2 13-14 56-29 112-43 169z">
            <text:p/>
          </draw:path>
          <draw:path draw:style-name="gr25" draw:text-style-name="P19" draw:layer="layout" svg:width="0.301cm" svg:height="0.443cm" svg:x="6.755cm" svg:y="20.14cm" svg:viewBox="0 0 302 444" svg:d="M302 7c0-2 0-7-9-7s-70 5-81 7c-5 0-9 4-9 11 0 9 8 9 17 9 30 0 30 4 30 11 0 4-1 8-2 12-12 50-25 100-37 150-11-24-29-42-58-42-74 0-153 94-153 186 0 59 36 100 85 100 12 0 45-1 82-46 4 27 27 46 58 46 22 0 36-14 47-34 11-23 18-61 18-63 0-5-6-5-7-5-8 0-8 2-9 11-11 41-22 79-49 79-16 0-18-16-18-29 0-16 0-20 4-31 30-121 61-243 91-365zM169 363c-2 11-2 13-12 24-27 34-53 45-71 45-32 0-41-36-41-60 0-32 20-109 36-138 18-38 47-61 72-61 41 0 50 52 50 55 0 4-1 8-1 11-11 42-22 83-33 124z">
            <text:p/>
          </draw:path>
          <draw:path draw:style-name="gr25" draw:text-style-name="P19" draw:layer="layout" svg:width="0.145cm" svg:height="0.63cm" svg:x="7.122cm" svg:y="20.104cm" svg:viewBox="0 0 146 631" svg:d="M146 626c0-2 0-4-11-14-77-80-99-198-99-295 0-110 25-220 103-299 7-7 7-9 7-11 0-5-2-7-6-7-7 0-63 43-100 124-33 68-40 139-40 193 0 48 7 126 41 196 38 79 92 118 99 118 4 0 6-1 6-5z">
            <text:p/>
          </draw:path>
          <draw:path draw:style-name="gr25" draw:text-style-name="P19" draw:layer="layout" svg:width="0.166cm" svg:height="0.424cm" svg:x="7.324cm" svg:y="20.16cm" svg:viewBox="0 0 167 425" svg:d="M162 23c0-12-9-23-23-23-18 0-35 18-35 34 0 13 8 24 24 24 14 0 34-15 34-35zM113 261c8-18 8-20 15-36 3-13 7-22 7-34 0-29-20-52-52-52-60 0-83 91-83 97 0 7 5 7 7 7 7 0 7-2 11-11 16-59 41-79 63-79 5 0 16 0 16 20 0 14-3 27-7 34-5 16-32 88-43 117-7 16-15 36-15 50 0 29 22 51 53 51 59 0 82-90 82-98 0-5-5-5-7-5-7 0-7 2-11 11-10 39-32 79-64 79-11 0-15-7-15-22 0-16 4-25 18-63 9-22 17-44 25-66z">
            <text:p/>
          </draw:path>
          <draw:path draw:style-name="gr25" draw:text-style-name="P19" draw:layer="layout" svg:width="0.073cm" svg:height="0.188cm" svg:x="7.577cm" svg:y="20.511cm" svg:viewBox="0 0 74 189" svg:d="M74 67c0-42-16-67-40-67-21 0-34 16-34 34 0 16 13 34 34 34 7 0 15-3 22-9 2-1 2-1 3-1 0 3 0 0 0 9 0 46-21 84-41 106-7 7-7 7-7 9 0 5 2 7 5 7 7 0 58-49 58-122z">
            <text:p/>
          </draw:path>
          <draw:path draw:style-name="gr25" draw:text-style-name="P19" draw:layer="layout" svg:width="0.26cm" svg:height="0.548cm" svg:x="7.795cm" svg:y="20.16cm" svg:viewBox="0 0 261 549" svg:d="M261 23c0-12-9-23-25-23-15 0-33 16-33 34 0 13 8 24 24 24s34-17 34-35zM133 450c-12 48-43 84-77 84-4 0-15 0-25-5 18-6 28-22 28-34 0-11-7-22-25-22-14 0-34 13-34 36 0 25 25 40 56 40 45 0 104-35 119-97 19-77 39-154 59-231 4-12 4-21 4-23 0-36-27-59-60-59-65 0-101 91-101 97 0 7 8 7 9 7 6 0 6 0 11-13 16-38 45-77 79-77 9 0 20 4 20 29 0 14-2 21-3 32-20 79-40 157-60 236z">
            <text:p/>
          </draw:path>
          <draw:path draw:style-name="gr25" draw:text-style-name="P19" draw:layer="layout" svg:width="0.145cm" svg:height="0.63cm" svg:x="8.137cm" svg:y="20.104cm" svg:viewBox="0 0 146 631" svg:d="M146 317c0-51-6-126-42-198-37-78-91-119-99-119-3 0-5 4-5 7 0 2 0 4 13 15 61 63 97 161 97 295 0 108-24 219-103 298-7 7-7 9-7 11 0 4 2 5 5 5 8 0 65-43 101-122 33-70 40-140 40-192z">
            <text:p/>
          </draw:path>
          <draw:path draw:style-name="gr25" draw:text-style-name="P19" draw:layer="layout" svg:width="0.42cm" svg:height="0.147cm" svg:x="8.558cm" svg:y="20.347cm" svg:viewBox="0 0 421 148" svg:d="M400 25c9 0 21 0 21-12 0-13-12-13-21-13-127 0-254 0-380 0-9 0-20 0-20 13 0 12 11 12 22 12 126 0 252 0 378 0zM400 148c9 0 21 0 21-13s-12-13-21-13c-126 0-252 0-378 0-11 0-22 0-22 13s11 13 20 13c126 0 253 0 380 0z">
            <text:p/>
          </draw:path>
          <draw:path draw:style-name="gr25" draw:text-style-name="P19" draw:layer="layout" svg:width="0.206cm" svg:height="0.42cm" svg:x="9.323cm" svg:y="19.73cm" svg:viewBox="0 0 207 421" svg:d="M130 16c0-14 0-16-17-16-37 41-93 41-113 41 0 7 0 14 0 20 13 0 49 0 83-18 0 109 0 218 0 328 0 23-2 30-60 30-6 0-13 0-19 0 0 7 0 13 0 20 21-2 77-2 102-2s79 0 101 2c0-7 0-13 0-20-7 0-13 0-20 0-56 0-57-7-57-30 0-119 0-237 0-355z">
            <text:p/>
          </draw:path>
          <draw:path draw:style-name="gr25" draw:text-style-name="P19" draw:layer="layout" svg:width="0.316cm" svg:height="0.024cm" svg:x="9.266cm" svg:y="20.408cm" svg:viewBox="0 0 317 25" svg:d="M0 0c106 0 211 0 317 0 0 8 0 17 0 25-106 0-211 0-317 0 0-8 0-17 0-25z">
            <text:p/>
          </draw:path>
          <draw:path draw:style-name="gr25" draw:text-style-name="P19" draw:layer="layout" svg:width="0.262cm" svg:height="0.433cm" svg:x="9.293cm" svg:y="20.592cm" svg:viewBox="0 0 263 434" svg:d="M58 212c0-5 0-9 0-14 0-160 77-184 109-184 17 0 42 4 56 26-9 0-34 0-34 28 0 20 14 29 29 29 11 0 29-5 29-29 0-39-27-68-81-68-81 0-166 81-166 219 0 170 74 215 131 215 71 0 132-60 132-143 0-81-56-140-126-140-43 0-67 31-79 61zM131 416c-39 0-57-38-61-47-12-31-12-81-12-92 0-49 21-112 77-112 11 0 40 0 59 38 11 24 11 56 11 87 0 30 0 63-11 84-18 40-46 42-63 42z">
            <text:p/>
          </draw:path>
          <draw:path draw:style-name="gr25" draw:text-style-name="P19" draw:layer="layout" svg:width="0.145cm" svg:height="0.63cm" svg:x="9.721cm" svg:y="20.104cm" svg:viewBox="0 0 146 631" svg:d="M146 626c0-2 0-4-11-14-77-80-99-198-99-295 0-110 25-220 103-299 7-7 7-9 7-11 0-5-2-7-6-7-7 0-63 43-100 124-33 68-40 139-40 193 0 48 7 126 41 196 38 79 92 118 99 118 4 0 6-1 6-5z">
            <text:p/>
          </draw:path>
          <draw:path draw:style-name="gr25" draw:text-style-name="P19" draw:layer="layout" svg:width="0.208cm" svg:height="0.42cm" svg:x="9.96cm" svg:y="20.158cm" svg:viewBox="0 0 209 421" svg:d="M130 16c0-16 0-16-15-16-39 40-95 40-115 40 0 6 0 13 0 19 13 0 50 0 83-16 0 109 0 218 0 328 0 21-2 30-60 30-6 0-13 0-19 0 0 7 0 13 0 20 21-2 77-2 102-2s81 0 103 2c0-7 0-13 0-20-7 0-13 0-20 0-58 0-59-7-59-30 0-119 0-237 0-355z">
            <text:p/>
          </draw:path>
          <draw:path draw:style-name="gr25" draw:text-style-name="P19" draw:layer="layout" svg:width="0.42cm" svg:height="0.42cm" svg:x="10.396cm" svg:y="20.21cm" svg:viewBox="0 0 421 421" svg:d="M223 223c59 0 118 0 177 0 9 0 21 0 21-13 0-12-12-12-21-12-59 0-118 0-177 0 0-59 0-119 0-178 0-7 0-20-12-20-13 0-13 13-13 20 0 59 0 119 0 178-59 0-118 0-176 0-9 0-22 0-22 12 0 13 13 13 22 13 58 0 117 0 176 0 0 59 0 118 0 176 0 9 0 22 13 22 12 0 12-13 12-22 0-58 0-117 0-176z">
            <text:p/>
          </draw:path>
          <draw:path draw:style-name="gr25" draw:text-style-name="P19" draw:layer="layout" svg:width="0.208cm" svg:height="0.42cm" svg:x="11.049cm" svg:y="20.158cm" svg:viewBox="0 0 209 421" svg:d="M130 16c0-16 0-16-15-16-39 40-93 40-115 40 0 6 0 13 0 19 13 0 50 0 83-16 0 109 0 218 0 328 0 21-2 30-58 30-7 0-14 0-21 0 0 7 0 13 0 20 23-2 77-2 102-2s81 0 103 2c0-7 0-13 0-20-7 0-13 0-20 0-58 0-59-7-59-30 0-119 0-237 0-355z">
            <text:p/>
          </draw:path>
          <draw:path draw:style-name="gr25" draw:text-style-name="P19" draw:layer="layout" svg:width="0.418cm" svg:height="0.42cm" svg:x="11.487cm" svg:y="20.21cm" svg:viewBox="0 0 419 421" svg:d="M223 223c59 0 118 0 177 0 9 0 19 0 19-13 0-12-10-12-19-12-59 0-118 0-177 0 0-59 0-119 0-178 0-7 0-20-12-20-13 0-13 13-13 20 0 59 0 119 0 178-59 0-119 0-178 0-9 0-20 0-20 12 0 13 11 13 20 13 59 0 119 0 178 0 0 59 0 118 0 176 0 9 0 22 13 22 12 0 12-13 12-22 0-58 0-117 0-176z">
            <text:p/>
          </draw:path>
          <draw:path draw:style-name="gr25" draw:text-style-name="P19" draw:layer="layout" svg:width="0.251cm" svg:height="0.42cm" svg:x="12.115cm" svg:y="20.158cm" svg:viewBox="0 0 252 421" svg:d="M49 372c22-22 44-44 66-66 99-87 137-121 137-184 0-72-58-122-133-122-72 0-119 58-119 113 0 36 31 36 32 36 11 0 35-7 35-34 0-16-13-32-35-32-5 0-5 0-7 0 15-40 49-63 85-63 57 0 84 50 84 102 0 51-32 101-66 139-40 45-81 91-121 137-7 5-7 7-7 23 78 0 156 0 234 0 6-37 12-74 18-112-5 0-11 0-16 0-2 20-7 47-13 58-5 5-47 5-61 5-38 0-76 0-113 0z">
            <text:p/>
          </draw:path>
          <draw:path draw:style-name="gr25" draw:text-style-name="P19" draw:layer="layout" svg:width="0.418cm" svg:height="0.42cm" svg:x="12.576cm" svg:y="20.21cm" svg:viewBox="0 0 419 421" svg:d="M223 223c59 0 118 0 177 0 9 0 19 0 19-13 0-12-10-12-19-12-59 0-118 0-177 0 0-59 0-119 0-178 0-7 0-20-12-20-13 0-13 13-13 20 0 59 0 119 0 178-59 0-119 0-178 0-9 0-20 0-20 12 0 13 11 13 20 13 59 0 119 0 178 0 0 59 0 118 0 176 0 9 0 22 13 22 12 0 12-13 12-22 0-58 0-117 0-176z">
            <text:p/>
          </draw:path>
          <draw:path draw:style-name="gr25" draw:text-style-name="P19" draw:layer="layout" svg:width="0.251cm" svg:height="0.42cm" svg:x="13.204cm" svg:y="20.158cm" svg:viewBox="0 0 252 421" svg:d="M49 372c22-22 44-44 66-66 99-87 137-121 137-184 0-72-56-122-133-122-72 0-119 58-119 113 0 36 32 36 34 36 11 0 33-7 33-34 0-16-11-32-35-32-3 0-5 0-7 0 15-40 49-63 85-63 57 0 84 50 84 102 0 51-30 101-66 139-40 45-81 91-121 137-7 5-7 7-7 23 78 0 156 0 234 0 6-37 12-74 18-112-5 0-11 0-16 0-2 20-7 47-13 58-5 5-47 5-61 5-38 0-76 0-113 0z">
            <text:p/>
          </draw:path>
          <draw:path draw:style-name="gr25" draw:text-style-name="P19" draw:layer="layout" svg:width="0.42cm" svg:height="0.42cm" svg:x="13.665cm" svg:y="20.21cm" svg:viewBox="0 0 421 421" svg:d="M223 223c59 0 118 0 177 0 9 0 21 0 21-13 0-12-12-12-21-12-59 0-118 0-177 0 0-59 0-119 0-178 0-7 0-20-12-20-13 0-13 13-13 20 0 59 0 119 0 178-59 0-118 0-176 0-9 0-22 0-22 12 0 13 13 13 22 13 58 0 117 0 176 0 0 59 0 118 0 176 0 9 0 22 13 22 12 0 12-13 12-22 0-58 0-117 0-176z">
            <text:p/>
          </draw:path>
          <draw:path draw:style-name="gr25" draw:text-style-name="P19" draw:layer="layout" svg:width="0.208cm" svg:height="0.42cm" svg:x="14.318cm" svg:y="20.158cm" svg:viewBox="0 0 209 421" svg:d="M130 16c0-16 0-16-15-16-39 40-95 40-115 40 0 6 0 13 0 19 13 0 50 0 83-16 0 109 0 218 0 328 0 21-2 30-60 30-6 0-13 0-19 0 0 7 0 13 0 20 21-2 77-2 102-2s81 0 103 2c0-7 0-13 0-20-7 0-13 0-20 0-58 0-59-7-59-30 0-119 0-237 0-355z">
            <text:p/>
          </draw:path>
          <draw:path draw:style-name="gr25" draw:text-style-name="P19" draw:layer="layout" svg:width="0.42cm" svg:height="0.42cm" svg:x="14.753cm" svg:y="20.21cm" svg:viewBox="0 0 421 421" svg:d="M223 223c59 0 118 0 177 0 9 0 21 0 21-13 0-12-12-12-21-12-59 0-118 0-177 0 0-59 0-119 0-178 0-7 0-20-12-20-13 0-13 13-13 20 0 59 0 119 0 178-59 0-118 0-176 0-9 0-22 0-22 12 0 13 13 13 22 13 58 0 117 0 176 0 0 59 0 118 0 176 0 9 0 22 13 22 12 0 12-13 12-22 0-58 0-117 0-176z">
            <text:p/>
          </draw:path>
          <draw:path draw:style-name="gr25" draw:text-style-name="P19" draw:layer="layout" svg:width="0.208cm" svg:height="0.42cm" svg:x="15.407cm" svg:y="20.158cm" svg:viewBox="0 0 209 421" svg:d="M130 16c0-16 0-16-15-16-39 40-95 40-115 40 0 6 0 13 0 19 13 0 50 0 83-16 0 109 0 218 0 328 0 21-2 30-58 30-7 0-14 0-21 0 0 7 0 13 0 20 23-2 77-2 102-2s81 0 103 2c0-7 0-13 0-20-7 0-13 0-20 0-58 0-59-7-59-30 0-119 0-237 0-355z">
            <text:p/>
          </draw:path>
          <draw:path draw:style-name="gr25" draw:text-style-name="P19" draw:layer="layout" svg:width="0.145cm" svg:height="0.63cm" svg:x="15.704cm" svg:y="20.104cm" svg:viewBox="0 0 146 631" svg:d="M146 317c0-51-7-126-42-198-37-78-91-119-99-119-3 0-5 4-5 7 0 2 0 4 11 15 63 63 99 161 99 295 0 108-24 219-103 298-7 7-7 9-7 11 0 4 2 5 5 5 8 0 63-43 101-122 33-70 40-140 40-192z">
            <text:p/>
          </draw:path>
          <draw:path draw:style-name="gr25" draw:text-style-name="P19" draw:layer="layout" svg:width="0.418cm" svg:height="0.147cm" svg:x="16.125cm" svg:y="20.347cm" svg:viewBox="0 0 419 148" svg:d="M398 25c11 0 21 0 21-12 0-13-10-13-19-13-127 0-254 0-380 0-9 0-20 0-20 13 0 12 11 12 22 12 125 0 250 0 376 0zM400 148c9 0 19 0 19-13s-10-13-21-13c-126 0-251 0-376 0-11 0-22 0-22 13s11 13 20 13c126 0 253 0 380 0z">
            <text:p/>
          </draw:path>
          <draw:path draw:style-name="gr25" draw:text-style-name="P19" draw:layer="layout" svg:width="0.262cm" svg:height="0.434cm" svg:x="16.859cm" svg:y="19.73cm" svg:viewBox="0 0 263 435" svg:d="M76 133c-29-20-31-41-31-52 0-38 41-65 86-65s87 33 87 79c0 36-25 65-63 88-27-16-53-33-79-50zM169 192c45-23 76-55 76-97 0-59-56-95-114-95-63 0-115 47-115 106 0 11 2 40 29 68 7 9 31 24 45 35-36 19-90 54-90 117 0 66 65 109 131 109 71 0 132-52 132-120 0-24-7-51-33-78-10-12-21-19-61-45zM106 219c26 17 52 33 78 49 18 13 46 31 46 70 0 47-46 79-99 79-54 0-100-39-100-91 0-36 21-78 75-107z">
            <text:p/>
          </draw:path>
          <draw:path draw:style-name="gr25" draw:text-style-name="P19" draw:layer="layout" svg:width="0.316cm" svg:height="0.024cm" svg:x="16.832cm" svg:y="20.408cm" svg:viewBox="0 0 317 25" svg:d="M0 0c106 0 211 0 317 0 0 8 0 17 0 25-106 0-211 0-317 0 0-8 0-17 0-25z">
            <text:p/>
          </draw:path>
          <draw:path draw:style-name="gr25" draw:text-style-name="P19" draw:layer="layout" svg:width="0.262cm" svg:height="0.433cm" svg:x="16.859cm" svg:y="20.592cm" svg:viewBox="0 0 263 434" svg:d="M56 212c0-5 0-9 0-14 0-160 79-184 111-184 15 0 42 4 56 26-9 0-34 0-34 28 0 20 14 29 29 29 9 0 29-5 29-29 0-39-29-68-81-68-81 0-166 81-166 219 0 170 74 215 131 215 71 0 132-60 132-143 0-81-58-140-128-140-43 0-67 31-79 61zM131 416c-39 0-57-38-63-47-10-31-10-81-10-92 0-49 19-112 77-112 11 0 40 0 59 38 11 24 11 56 11 87 0 30 0 63-11 84-18 40-48 42-63 42z">
            <text:p/>
          </draw:path>
        </draw:g>
        <draw:g draw:style-name="gr23">
          <svg:title>TexMaths</svg:title>
          <svg:desc>18§display§E_{\text{glob}} \sim \frac{1}{APL} \sim \frac{6}{8}§svg§600§FALSE§</svg:desc>
          <draw:path draw:style-name="gr24" draw:text-style-name="P11" draw:layer="layout" svg:width="4.961cm" svg:height="1.228cm" svg:x="2.006cm" svg:y="23.717cm" svg:viewBox="0 0 4962 1229" svg:d="M0 0c1654 0 3308 0 4962 0 0 410 0 820 0 1229-1654 0-3308 0-4962 0 0-409 0-819 0-1229z">
            <text:p/>
          </draw:path>
          <draw:path draw:style-name="gr25" draw:text-style-name="P19" draw:layer="layout" svg:width="0.458cm" svg:height="0.427cm" svg:x="1.974cm" svg:y="24.104cm" svg:viewBox="0 0 459 428" svg:d="M423 282c2-3 2-6 3-9 0-2 0-7-7-7-5 0-7 4-9 7-39 94-63 137-173 137-30 0-61 0-91 0-9 0-9 0-15-2-5 0-7-2-7-5 0-2 0-4 4-15 14-57 27-115 41-172 21 0 42 0 63 0 54 0 54 12 54 28 0 4 0 13-4 31-1 4-1 5-1 7 0 4 1 7 7 7 5 0 7-3 9-12 12-49 24-98 36-148 0-3-2-7-7-7-6 0-8 4-9 11-13 49-24 63-83 63-20 0-40 0-59 0 12-51 25-102 37-153 8-21 8-23 34-23 30 0 60 0 90 0 78 0 96 18 96 68 0 16 0 18-2 34 0 4 0 8 0 11s2 9 7 9c7 0 7-4 9-16 4-37 9-73 13-110 2-16-2-16-18-16-106 0-212 0-319 0-12 0-19 0-19 13 0 7 5 7 18 7 23 0 41 0 41 11 0 1 0 3-4 14-27 111-55 223-82 334-8 25-8 31-58 31-11 0-18 0-18 11 0 7 5 7 18 7 109 0 218 0 327 0 15 0 17 0 20-11 19-45 39-90 58-135z">
            <text:p/>
          </draw:path>
          <draw:path draw:style-name="gr25" draw:text-style-name="P19" draw:layer="layout" svg:width="0.222cm" svg:height="0.288cm" svg:x="2.435cm" svg:y="24.427cm" svg:viewBox="0 0 223 289" svg:d="M45 120c7 6 23 15 49 15 46 0 79-31 79-65 0-18-7-30-18-43 20-14 36-14 43-14-2 1-4 3-4 10 0 9 8 15 15 15s14-5 14-15-9-23-27-23c-5 0-29 2-50 22-13-11-33-17-52-17-45 0-78 31-78 65 0 16 9 32 20 45-4 4-13 18-13 36 0 5 2 25 18 38-19 7-41 21-41 45 0 32 49 55 108 55 56 0 108-21 108-55 0-15-5-38-29-52-27-13-52-13-95-13-11 0-27 0-31 0-12-4-21-16-21-31 0-10 3-14 5-18zM94 122c-44 0-44-43-44-52 0-7 0-25 9-36 8-9 18-16 35-16 43 0 43 43 43 52 0 7 0 25-9 36-6 7-18 16-34 16zM94 198c39 0 95 0 95 36 0 23-34 43-81 43s-81-20-81-43c0-17 13-35 41-36 9 0 17 0 26 0z">
            <text:p/>
          </draw:path>
          <draw:path draw:style-name="gr25" draw:text-style-name="P19" draw:layer="layout" svg:width="0.098cm" svg:height="0.306cm" svg:x="2.694cm" svg:y="24.319cm" svg:viewBox="0 0 99 307" svg:d="M67 0c-23 2-45 4-67 5 0 6 0 11 0 17 29 0 32 3 32 25 0 75 0 151 0 226 0 18-3 18-32 18 0 6 0 11 0 16 16 0 31-1 49-1s34 0 50 1c0-5 0-10 0-16-29 0-32 0-32-18 0-91 0-182 0-273z">
            <text:p/>
          </draw:path>
          <draw:path draw:style-name="gr25" draw:text-style-name="P19" draw:layer="layout" svg:width="0.217cm" svg:height="0.202cm" svg:x="2.829cm" svg:y="24.429cm" svg:viewBox="0 0 218 203" svg:d="M218 104c0-55-49-104-110-104s-108 49-108 104c0 54 48 99 108 99s110-45 110-99zM108 189c-16 0-40-6-54-27-13-18-14-42-14-61 0-20 1-47 16-65 11-13 30-23 52-23 27 0 45 12 56 27 11 16 12 40 12 61 0 20-1 43-14 61-11 18-32 27-54 27z">
            <text:p/>
          </draw:path>
          <draw:path draw:style-name="gr25" draw:text-style-name="P19" draw:layer="layout" svg:width="0.235cm" svg:height="0.312cm" svg:x="3.086cm" svg:y="24.319cm" svg:viewBox="0 0 236 313" svg:d="M65 0c-22 2-43 4-65 5 0 6 0 11 0 17 29 0 32 3 32 25 0 87 0 173 0 260 5 0 10 0 15 0 5-9 11-18 16-27 16 22 41 33 65 33 57 0 108-45 108-101 0-54-45-99-103-99-27 0-52 11-68 25 0-46 0-92 0-138zM67 160c12-22 37-34 63-34 25 0 43 12 52 27 9 12 14 30 14 59 0 9 0 43-18 63s-39 25-52 25c-36 0-54-29-59-38 0-34 0-68 0-102z">
            <text:p/>
          </draw:path>
          <draw:path draw:style-name="gr25" draw:text-style-name="P19" draw:layer="layout" svg:width="0.42cm" svg:height="0.146cm" svg:x="3.584cm" svg:y="24.301cm" svg:viewBox="0 0 421 147" svg:d="M421 20c0-15-4-20-7-20-4 0-9 4-9 16-4 61-45 95-90 95-40 0-70-27-101-53-32-29-65-58-108-58-68 0-106 68-106 126 0 20 6 13 9 20 7 0 9-13 9-15 2-68 50-97 88-97 40 0 70 27 101 54 32 31 66 59 108 59 70 0 106-70 106-127z">
            <text:p/>
          </draw:path>
          <draw:path draw:style-name="gr25" draw:text-style-name="P19" draw:layer="layout" svg:width="0.208cm" svg:height="0.42cm" svg:x="4.891cm" svg:y="23.685cm" svg:viewBox="0 0 209 421" svg:d="M130 16c0-14 0-16-15-16-39 40-95 40-115 40 0 6 0 13 0 19 13 0 49 0 83-16 0 109 0 218 0 327 0 24-2 31-60 31-6 0-13 0-19 0 0 6 0 13 0 20 21-2 77-2 102-2s79 0 103 2c0-7 0-14 0-20-7 0-15 0-22 0-56 0-57-7-57-31 0-118 0-236 0-354z">
            <text:p/>
          </draw:path>
          <draw:path draw:style-name="gr25" draw:text-style-name="P19" draw:layer="layout" svg:width="1.397cm" svg:height="0.024cm" svg:x="4.293cm" svg:y="24.363cm" svg:viewBox="0 0 1398 25" svg:d="M0 0c466 0 932 0 1398 0 0 8 0 17 0 25-466 0-932 0-1398 0 0-8 0-17 0-25z">
            <text:p/>
          </draw:path>
          <draw:path draw:style-name="gr25" draw:text-style-name="P19" draw:layer="layout" svg:width="0.433cm" svg:height="0.45cm" svg:x="4.315cm" svg:y="24.514cm" svg:viewBox="0 0 434 451" svg:d="M92 379c-25 42-51 51-79 52-8 2-13 2-13 13 0 5 4 7 9 7 16 0 36-2 54-2 20 0 43 2 63 2 4 0 13 0 13-11 0-7-6-9-11-9-15 0-29-5-29-21 0-7 4-15 7-24 16-27 33-54 49-80 53 0 105 0 158 0 2 14 11 98 11 106 0 18-33 19-45 19-9 0-16 0-16 13 0 7 7 7 9 7 27 0 54-2 79-2 16 0 56 2 72 2 3 0 11 0 11-12 0-8-6-8-15-8-39 0-39-3-41-21-13-132-25-264-38-396-2-12-2-14-13-14-10 0-12 4-16 11-73 123-146 245-219 368zM167 286c42-70 83-139 124-209 7 70 14 139 20 209-48 0-96 0-144 0z">
            <text:p/>
          </draw:path>
          <draw:path draw:style-name="gr25" draw:text-style-name="P19" draw:layer="layout" svg:width="0.451cm" svg:height="0.43cm" svg:x="4.792cm" svg:y="24.533cm" svg:viewBox="0 0 452 431" svg:d="M167 232c36 0 71 0 106 0 90 0 179-65 179-137 0-48-42-95-125-95-68 0-136 0-205 0-12 0-18 0-18 13 0 7 6 7 18 7 8 0 20 2 27 2 9 1 15 3 15 10 0 2-2 4-4 11-28 113-56 227-84 340-6 25-8 29-58 29-11 0-18 0-18 12 0 7 9 7 11 7 16 0 61-1 79-1 14 0 27 1 41 1 13 0 27 0 42 0 3 0 12 0 12-12 0-7-7-7-18-7-23 0-41 0-41-11 0-4 2-7 2-11 13-53 26-105 39-158zM212 45c6-23 8-25 34-25 21 0 41 0 62 0 52 0 84 18 84 61 0 25-12 79-36 102-32 27-70 33-97 33-30 0-60 0-90 0 15-57 29-114 43-171z">
            <text:p/>
          </draw:path>
          <draw:path draw:style-name="gr25" draw:text-style-name="P19" draw:layer="layout" svg:width="0.38cm" svg:height="0.43cm" svg:x="5.285cm" svg:y="24.533cm" svg:viewBox="0 0 381 431" svg:d="M212 50c6-23 8-30 67-30 20 0 25 0 25-11 0-9-7-9-11-9-21 0-72 2-93 2-20 0-65-2-85-2-3 0-11 0-11 13 0 7 6 7 17 7 1 0 14 0 25 2 11 1 16 1 16 10 0 2 0 4-2 11-28 113-56 227-84 340-8 25-8 29-58 29-11 0-18 0-18 12 0 7 5 7 18 7 97 0 194 0 291 0 17 0 17 0 20-10 17-46 34-92 51-137 1-5 1-5 1-7 0-4-1-7-7-7-5 0-5 1-11 12-21 58-48 130-158 130-20 0-39 0-59 0-9 0-11 0-15 0-5 0-7-2-7-6 0-3 0-3 4-16 28-113 56-226 84-340z">
            <text:p/>
          </draw:path>
          <draw:path draw:style-name="gr25" draw:text-style-name="P19" draw:layer="layout" svg:width="0.42cm" svg:height="0.146cm" svg:x="5.977cm" svg:y="24.301cm" svg:viewBox="0 0 421 147" svg:d="M421 20c0-15-4-20-9-20-4 0-7 4-9 16-2 61-43 95-88 95-40 0-70-27-101-53-32-29-65-58-108-58-70 0-106 68-106 126 0 20 7 20 9 20 7 0 9-13 9-15 2-68 49-97 88-97 40 0 70 27 101 54 32 31 65 59 108 59 68 0 106-70 106-127z">
            <text:p/>
          </draw:path>
          <draw:path draw:style-name="gr25" draw:text-style-name="P19" draw:layer="layout" svg:width="0.262cm" svg:height="0.434cm" svg:x="6.711cm" svg:y="23.685cm" svg:viewBox="0 0 263 435" svg:d="M58 214c0-6 0-11 0-16 0-160 77-182 109-182 17 0 42 4 56 25-9 0-34 0-34 29 0 20 14 29 29 29 11 0 28-6 28-31 0-37-26-68-80-68-80 0-166 81-166 221 0 169 74 214 133 214 70 0 130-59 130-144 0-79-56-140-126-140-43 0-67 32-79 63zM133 417c-41 0-59-38-63-49-12-28-12-79-12-89 0-51 21-114 77-114 11 0 40 0 59 40 11 23 11 56 11 86 0 31 0 61-11 85-18 37-46 41-61 41z">
            <text:p/>
          </draw:path>
          <draw:path draw:style-name="gr25" draw:text-style-name="P19" draw:layer="layout" svg:width="0.316cm" svg:height="0.024cm" svg:x="6.684cm" svg:y="24.363cm" svg:viewBox="0 0 317 25" svg:d="M0 0c106 0 211 0 317 0 0 8 0 17 0 25-106 0-211 0-317 0 0-8 0-17 0-25z">
            <text:p/>
          </draw:path>
          <draw:path draw:style-name="gr25" draw:text-style-name="P19" draw:layer="layout" svg:width="0.262cm" svg:height="0.434cm" svg:x="6.711cm" svg:y="24.544cm" svg:viewBox="0 0 263 435" svg:d="M77 133c-30-20-32-41-32-52 0-38 41-65 86-65s87 33 87 79c0 36-25 67-63 88-26-16-52-33-78-50zM169 192c45-23 76-55 76-97 0-59-56-95-114-95-63 0-113 47-113 106 0 11 0 40 27 70 7 7 31 23 47 34-38 18-92 52-92 115 0 67 65 110 131 110 72 0 132-52 132-120 0-22-8-51-31-78-12-12-23-20-63-45zM106 219c26 16 52 33 78 49 18 12 46 32 46 70 0 47-46 79-99 79-54 0-99-40-99-92 0-36 20-77 74-106z">
            <text:p/>
          </draw:path>
        </draw:g>
        <presentation:notes draw:style-name="dp2">
          <draw:page-thumbnail draw:style-name="gr8" draw:layer="layout" svg:width="19.798cm" svg:height="11.136cm" svg:x="0.6cm" svg:y="2.257cm" draw:page-number="5" presentation:class="page"/>
          <draw:frame presentation:style-name="pr3" draw:text-style-name="P10" draw:layer="layout" svg:width="16.799cm" svg:height="13.364cm" svg:x="2.1cm" svg:y="14.107cm" presentation:class="notes" presentation:placeholder="true">
            <draw:text-box/>
          </draw:frame>
        </presentation:notes>
      </draw:page>
      <draw:page draw:name="page6" draw:style-name="dp1" draw:master-page-name="Default" presentation:presentation-page-layout-name="AL1T0">
        <draw:frame presentation:style-name="pr1" draw:text-style-name="P1" draw:layer="layout" svg:width="16.958cm" svg:height="3.17cm" svg:x="1.941cm" svg:y="0.496cm" presentation:class="title" presentation:user-transformed="true">
          <draw:text-box>
            <text:p><text:span text:style-name="T1">Quiz Übung 05.05.25 – Grundlagen KI</text:span></text:p>
          </draw:text-box>
        </draw:frame>
        <draw:frame presentation:style-name="pr4" draw:text-style-name="P3" draw:layer="layout" svg:width="17.115cm" svg:height="10.666cm" svg:x="1.941cm" svg:y="3.861cm" presentation:class="subtitle" presentation:user-transformed="true">
          <draw:text-box>
            <text:p text:style-name="P2"><text:span text:style-name="T2">Name, Vorname: _____________________</text:span></text:p>
            <text:p text:style-name="P2"><text:span text:style-name="T2"/></text:p>
            <text:p text:style-name="P2"><text:span text:style-name="T2">Team: __</text:span></text:p>
            <text:p text:style-name="P2"><text:span text:style-name="T2"/></text:p>
            <text:p text:style-name="P2"><text:span text:style-name="T3">Frage 2 (16 Punkte):</text:span></text:p>
            <text:p text:style-name="P2"><text:span text:style-name="T3"/></text:p>
            <text:p text:style-name="P2"><text:span text:style-name="T3"/></text:p>
            <text:p text:style-name="P2"><text:span text:style-name="T3"/></text:p>
            <text:p text:style-name="P2"><text:span text:style-name="T3">2a (8 Punkte):</text:span></text:p>
            <text:p text:style-name="P2"><text:span text:style-name="T3"/></text:p>
            <text:p text:style-name="P2"><text:span text:style-name="T4">Nehmen wir an, dass das KG in Frage 1 (unten noch einmal dargestellt) mit der Inferenzregel der </text:span><text:span text:style-name="T3">Transitivität</text:span><text:span text:style-name="T4"> begründet wird. Zeichnen Sie auf dem KG die neuen Edges nach der Inferenz ein und beschriften Sie sie mit den entsprechenden Eigenschaften.</text:span></text:p>
          </draw:text-box>
        </draw:frame>
        <draw:custom-shape draw:style-name="gr2" draw:text-style-name="P5" draw:layer="layout" svg:width="1.508cm" svg:height="1.508cm" svg:x="8.728cm" svg:y="18.247cm">
          <text:p text:style-name="P4">A</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5" draw:layer="layout" svg:width="1.508cm" svg:height="1.508cm" svg:x="6.129cm" svg:y="21.448cm">
          <text:p text:style-name="P4">B</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5" draw:layer="layout" svg:width="1.508cm" svg:height="1.508cm" svg:x="12.03cm" svg:y="21.449cm">
          <text:p text:style-name="P4">C</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5" draw:layer="layout" svg:width="1.508cm" svg:height="1.508cm" svg:x="6.73cm" svg:y="25.049cm">
          <text:p text:style-name="P4">D</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5" draw:layer="layout" svg:width="1.508cm" svg:height="1.508cm" svg:x="10.231cm" svg:y="25.05cm">
          <text:p text:style-name="P4">E</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 draw:text-style-name="P6" draw:layer="layout" svg:x1="7.396cm" svg:y1="21.661cm" svg:x2="9.015cm" svg:y2="19.575cm">
          <text:p/>
        </draw:line>
        <draw:line draw:style-name="gr3" draw:text-style-name="P6" draw:layer="layout" svg:x1="12.33cm" svg:y1="21.563cm" svg:x2="10.071cm" svg:y2="19.426cm">
          <text:p/>
        </draw:line>
        <draw:line draw:style-name="gr3" draw:text-style-name="P6" draw:layer="layout" svg:x1="7.498cm" svg:y1="25.049cm" svg:x2="7.054cm" svg:y2="22.956cm">
          <text:p/>
        </draw:line>
        <draw:line draw:style-name="gr3" draw:text-style-name="P6" draw:layer="layout" svg:x1="10.408cm" svg:y1="25.316cm" svg:x2="7.459cm" svg:y2="22.67cm">
          <text:p/>
        </draw:line>
        <draw:frame draw:style-name="gr7" draw:text-style-name="P9" draw:layer="layout" svg:width="1.048cm" svg:height="0.743cm" svg:x="9.131cm" svg:y="23.74cm">
          <draw:text-box>
            <text:p><text:span text:style-name="T6">E1</text:span></text:p>
          </draw:text-box>
        </draw:frame>
        <draw:frame draw:style-name="gr7" draw:text-style-name="P9" draw:layer="layout" svg:width="1.048cm" svg:height="0.743cm" svg:x="7.231cm" svg:y="23.841cm">
          <draw:text-box>
            <text:p><text:span text:style-name="T6">E1</text:span></text:p>
          </draw:text-box>
        </draw:frame>
        <draw:frame draw:style-name="gr7" draw:text-style-name="P9" draw:layer="layout" svg:width="1.048cm" svg:height="0.743cm" svg:x="7.967cm" svg:y="20.614cm">
          <draw:text-box>
            <text:p><text:span text:style-name="T6">E1</text:span></text:p>
          </draw:text-box>
        </draw:frame>
        <draw:frame draw:style-name="gr7" draw:text-style-name="P9" draw:layer="layout" svg:width="1.048cm" svg:height="0.743cm" svg:x="11.282cm" svg:y="20.006cm">
          <draw:text-box>
            <text:p><text:span text:style-name="T6">E2</text:span></text:p>
          </draw:text-box>
        </draw:frame>
        <draw:frame draw:style-name="gr27" draw:text-style-name="P22" draw:layer="layout" svg:width="4.154cm" svg:height="1.673cm" svg:x="1.717cm" svg:y="16.63cm">
          <draw:text-box>
            <text:p><text:span text:style-name="T15">Lösung 2a:</text:span></text:p>
          </draw:text-box>
        </draw:frame>
        <draw:line draw:style-name="gr28" draw:text-style-name="P6" draw:layer="layout" svg:x1="7.884cm" svg:y1="25.149cm" svg:x2="9.26cm" svg:y2="19.755cm">
          <text:p/>
        </draw:line>
        <draw:line draw:style-name="gr28" draw:text-style-name="P6" draw:layer="layout" svg:x1="10.795cm" svg:y1="25.05cm" svg:x2="9.763cm" svg:y2="19.756cm">
          <text:p/>
        </draw:line>
        <draw:frame draw:style-name="gr7" draw:text-style-name="P23" draw:layer="layout" svg:width="1.048cm" svg:height="0.743cm" svg:x="8.576cm" svg:y="21.927cm">
          <draw:text-box>
            <text:p><text:span text:style-name="T16">E1</text:span></text:p>
          </draw:text-box>
        </draw:frame>
        <draw:frame draw:style-name="gr7" draw:text-style-name="P23" draw:layer="layout" svg:width="1.048cm" svg:height="0.743cm" svg:x="10.408cm" svg:y="22.986cm">
          <draw:text-box>
            <text:p><text:span text:style-name="T16">E1</text:span></text:p>
          </draw:text-box>
        </draw:frame>
        <presentation:notes draw:style-name="dp2">
          <draw:page-thumbnail draw:style-name="gr8" draw:layer="layout" svg:width="19.798cm" svg:height="11.136cm" svg:x="0.6cm" svg:y="2.257cm" draw:page-number="6" presentation:class="page"/>
          <draw:frame presentation:style-name="pr3" draw:text-style-name="P10" draw:layer="layout" svg:width="16.799cm" svg:height="13.364cm" svg:x="2.1cm" svg:y="14.107cm" presentation:class="notes" presentation:placeholder="true">
            <draw:text-box/>
          </draw:frame>
        </presentation:notes>
      </draw:page>
      <draw:page draw:name="page7" draw:style-name="dp1" draw:master-page-name="Default" presentation:presentation-page-layout-name="AL1T0">
        <draw:frame presentation:style-name="pr1" draw:text-style-name="P1" draw:layer="layout" svg:width="16.958cm" svg:height="3.17cm" svg:x="1.941cm" svg:y="0.496cm" presentation:class="title" presentation:user-transformed="true">
          <draw:text-box>
            <text:p><text:span text:style-name="T1">Quiz Übung 05.05.25 – Grundlagen KI</text:span></text:p>
          </draw:text-box>
        </draw:frame>
        <draw:frame presentation:style-name="pr2" draw:text-style-name="P3" draw:layer="layout" svg:width="17.115cm" svg:height="7.822cm" svg:x="1.941cm" svg:y="3.381cm" presentation:class="subtitle" presentation:user-transformed="true">
          <draw:text-box>
            <text:p text:style-name="P2"><text:span text:style-name="T2">Name, Vorname: _____________________</text:span></text:p>
            <text:p text:style-name="P2"><text:span text:style-name="T2"/></text:p>
            <text:p text:style-name="P2"><text:span text:style-name="T2">Team: __</text:span></text:p>
            <text:p text:style-name="P2"><text:span text:style-name="T2"/></text:p>
            <text:p text:style-name="P2"><text:span text:style-name="T3"/></text:p>
            <text:p text:style-name="P2"><text:span text:style-name="T3">2b (8 Punkte):</text:span></text:p>
            <text:p text:style-name="P2"><text:span text:style-name="T3"/></text:p>
            <text:p text:style-name="P2"><text:span text:style-name="T2">Berechnen Sie mit den gleichen Formeln wie in Frage 1b die </text:span><text:span text:style-name="T17">APL</text:span><text:span text:style-name="T2"> und </text:span><text:span text:style-name="T11">E</text:span><text:span text:style-name="T18">glob</text:span><text:span text:style-name="T19"> </text:span><text:span text:style-name="T2">für die neue KG in </text:span><text:span text:style-name="T3">2a</text:span><text:span text:style-name="T2"> nach der Inferenz.</text:span></text:p>
          </draw:text-box>
        </draw:frame>
        <draw:frame draw:style-name="gr27" draw:text-style-name="P22" draw:layer="layout" svg:width="4.154cm" svg:height="1.673cm" svg:x="1.717cm" svg:y="12.03cm">
          <draw:text-box>
            <text:p><text:span text:style-name="T15">Lösung 2b:</text:span></text:p>
          </draw:text-box>
        </draw:frame>
        <draw:g draw:style-name="gr23">
          <svg:title>TexMaths</svg:title>
          <svg:desc>18§display§APL = \frac{1}{|R|} \sum_{\substack{i, j \in V \\ i \ne j}} d(i, j) =  \frac{1}{6} (1+1+1+1+1+1) =  \frac{6}{6} = 1§svg§600§FALSE§</svg:desc>
          <draw:path draw:style-name="gr24" draw:text-style-name="P11" draw:layer="layout" svg:width="16.267cm" svg:height="2.089cm" svg:x="2.032cm" svg:y="22.664cm" svg:viewBox="0 0 16268 2090" svg:d="M0 0c5423 0 10845 0 16268 0 0 697 0 1393 0 2090-5423 0-10845 0-16268 0 0-697 0-1393 0-2090z">
            <text:p/>
          </draw:path>
          <draw:path draw:style-name="gr25" draw:text-style-name="P19" draw:layer="layout" svg:width="0.433cm" svg:height="0.452cm" svg:x="2cm" svg:y="23.028cm" svg:viewBox="0 0 434 453" svg:d="M92 380c-25 43-51 52-79 54-8 0-13 0-13 12 0 4 4 7 9 7 16 0 36-3 54-3 20 0 43 3 63 3 4 0 13 0 13-12 0-7-8-7-11-7-15-2-31-8-31-24 0-7 6-14 9-23 16-27 33-54 49-81 53 0 105 0 158 0 2 14 11 101 11 106 0 20-32 22-45 22-9 0-16 0-16 12 0 7 7 7 9 7 27 0 54-3 79-3 16 0 56 3 72 3 4 0 11 0 11-12 0-7-6-7-15-7-39 0-39-6-41-24-13-132-25-264-38-396-2-12-2-14-12-14-11 0-13 5-17 11-73 123-146 246-219 369zM167 288c42-70 83-139 125-209 6 70 13 139 19 209-48 0-96 0-144 0z">
            <text:p/>
          </draw:path>
          <draw:path draw:style-name="gr25" draw:text-style-name="P19" draw:layer="layout" svg:width="0.451cm" svg:height="0.431cm" svg:x="2.477cm" svg:y="23.049cm" svg:viewBox="0 0 452 432" svg:d="M167 232c36 0 71 0 107 0 90 0 178-67 178-137 0-48-42-95-124-95-69 0-137 0-206 0-12 0-18 0-18 11 0 9 6 9 18 9 8 0 20 0 27 0 11 2 15 3 15 11 0 1-2 3-4 12-28 113-56 226-84 338-6 26-8 31-58 31-11 0-18 0-18 11 0 9 9 9 11 9 16 0 61-4 79-4 14 0 27 2 41 2 13 0 27 2 42 2 3 0 12 0 12-13 0-7-7-7-18-7-23 0-41 0-41-13 0-3 2-7 2-10 13-53 26-105 39-157zM212 43c6-21 8-23 35-23 20 0 40 0 61 0 52 0 86 16 86 59 0 25-12 79-38 103-32 28-70 32-97 32-30 0-60 0-90 0 15-57 29-114 43-171z">
            <text:p/>
          </draw:path>
          <draw:path draw:style-name="gr25" draw:text-style-name="P19" draw:layer="layout" svg:width="0.382cm" svg:height="0.431cm" svg:x="2.97cm" svg:y="23.049cm" svg:viewBox="0 0 383 432" svg:d="M212 49c6-24 8-29 67-29 20 0 25 0 25-13 0-7-7-7-11-7-21 0-72 2-93 2-18 0-65-2-85-2-3 0-11 0-11 13 0 7 6 7 17 7 1 0 14 0 25 0 11 2 16 2 16 11 0 1 0 3-2 12-28 113-56 226-84 338-8 26-8 31-58 31-11 0-18 0-18 13 0 7 7 7 18 7 98 0 196 0 293 0 15 0 15 0 18-11 17-46 34-91 51-137 3-7 2-6 3-9 0-3-2-7-9-7-6 0-5 4-10 13-22 59-49 131-159 131-20 0-39 0-59 0-9 0-9 0-15-2-5 0-7 0-7-5 0-2 0-4 4-15 28-114 56-228 84-341z">
            <text:p/>
          </draw:path>
          <draw:path draw:style-name="gr25" draw:text-style-name="P19" draw:layer="layout" svg:width="0.42cm" svg:height="0.147cm" svg:x="3.587cm" svg:y="23.249cm" svg:viewBox="0 0 421 148" svg:d="M400 25c9 0 21 0 21-12 0-13-12-13-21-13-126 0-252 0-378 0-9 0-22 0-22 13 0 12 13 12 22 12 126 0 252 0 378 0zM400 148c9 0 21 0 21-13s-12-13-21-13c-126 0-252 0-378 0-9 0-22 0-22 13s13 13 22 13c126 0 252 0 378 0z">
            <text:p/>
          </draw:path>
          <draw:path draw:style-name="gr25" draw:text-style-name="P19" draw:layer="layout" svg:width="0.208cm" svg:height="0.42cm" svg:x="4.611cm" svg:y="22.632cm" svg:viewBox="0 0 209 421" svg:d="M130 16c0-14 0-16-15-16-39 40-93 40-115 40 0 6 0 13 0 19 13 0 50 0 83-16 0 109 0 218 0 328 0 23-2 30-58 30-7 0-14 0-21 0 0 7 0 13 0 20 23-2 77-2 102-2s81 0 103 2c0-7 0-13 0-20-7 0-13 0-20 0-58 0-59-7-59-30 0-119 0-237 0-355z">
            <text:p/>
          </draw:path>
          <draw:path draw:style-name="gr25" draw:text-style-name="P19" draw:layer="layout" svg:width="0.834cm" svg:height="0.024cm" svg:x="4.297cm" svg:y="23.31cm" svg:viewBox="0 0 835 25" svg:d="M0 0c278 0 557 0 835 0 0 8 0 17 0 25-278 0-557 0-835 0 0-8 0-17 0-25z">
            <text:p/>
          </draw:path>
          <draw:path draw:style-name="gr25" draw:text-style-name="P19" draw:layer="layout" svg:width="0.024cm" svg:height="0.63cm" svg:x="4.37cm" svg:y="23.44cm" svg:viewBox="0 0 25 631" svg:d="M25 23c0-12 0-23-12-23-13 0-13 11-13 23 0 196 0 391 0 587 0 11 0 21 13 21 12 0 12-10 12-21 0-196 0-391 0-587z">
            <text:p/>
          </draw:path>
          <draw:path draw:style-name="gr25" draw:text-style-name="P19" draw:layer="layout" svg:width="0.449cm" svg:height="0.443cm" svg:x="4.498cm" svg:y="23.483cm" svg:viewBox="0 0 450 444" svg:d="M211 43c3-16 5-21 18-23 5-2 25-2 37-2 45 0 116 0 116 63 0 22-9 65-35 90-16 16-50 36-108 36-23 0-46 0-70 0 14-55 28-109 42-164zM302 216c63-15 139-58 139-122 0-54-58-94-140-94-60 0-120 0-180 0-13 0-18 0-18 13 0 5 5 5 18 5 7 1 12 0 23 2s18 2 18 11c0 1-2 3-4 10-28 114-56 227-84 340-7 26-7 31-58 31-11 0-16 0-16 13 0 5 5 3 7 5 18 0 63-2 81-2s63 2 79 2c6 0 13 0 13-13 0-5-5-5-16-5-24 0-42 0-42-13 0-3 0-7 2-10 14-56 28-112 42-168 25 0 50 0 75 0 58 0 69 36 69 58 0 9-6 29-9 43-4 18-9 41-9 54 0 68 75 68 82 68 54 0 76-63 76-72 0-7-5-7-7-7-6 0-7 4-7 9-17 45-44 56-58 56-22 0-25-13-25-38 0-20 3-52 5-72 2-9 4-21 4-30 0-49-43-67-60-74z">
            <text:p/>
          </draw:path>
          <draw:path draw:style-name="gr25" draw:text-style-name="P19" draw:layer="layout" svg:width="0.026cm" svg:height="0.63cm" svg:x="5.031cm" svg:y="23.44cm" svg:viewBox="0 0 27 631" svg:d="M27 23c0-12 1-23-13-23-13 0-14 11-14 23 0 196 0 391 0 587 0 11 1 21 14 21 14 0 13-10 13-21 0-196 0-391 0-587z">
            <text:p/>
          </draw:path>
          <draw:path draw:style-name="gr25" draw:text-style-name="P19" draw:layer="layout" svg:width="0.839cm" svg:height="0.884cm" svg:x="5.549cm" svg:y="22.88cm" svg:viewBox="0 0 840 885" svg:d="M765 885c25-68 50-135 75-203-5 0-10 0-16 0-23 66-91 109-163 127-13 4-76 20-197 20-127 0-254 0-381 0 107-126 215-252 322-377 4-4 5-8 5-9 0-2 0-4-5-11-98-134-196-268-293-401 115 0 230 0 345 0 85 0 142 9 150 9 32 5 88 16 138 48 16 9 58 38 79 90 6 0 11 0 16 0-25-59-50-119-75-178-250 0-499 0-749 0-14 0-14 0-16 4 0 1 0 14 0 21 111 152 222 305 333 457-109 128-218 256-328 383-5 9-5 11-5 13 0 7 5 7 16 7 250 0 499 0 749 0z">
            <text:p/>
          </draw:path>
          <draw:path draw:style-name="gr25" draw:text-style-name="P19" draw:layer="layout" svg:width="0.132cm" svg:height="0.298cm" svg:x="5.335cm" svg:y="23.942cm" svg:viewBox="0 0 133 299" svg:d="M122 18c0-7-5-18-18-18-12 0-25 13-25 25 0 7 6 16 18 16 13 0 25-12 25-23zM32 241c-1 7-5 13-5 20 0 20 18 38 43 38 43 0 63-62 63-69 0-5-5-5-7-5-5 0-7 2-7 7-11 36-31 54-49 54-7 0-11-5-11-16 0-9 4-18 8-29 5-11 9-23 14-34 4-11 20-51 22-56 1-5 3-11 3-14 0-22-18-38-43-38-43 0-63 59-63 66 0 8 5 8 7 8 6 0 6-4 7-8 13-37 31-53 49-53 5 0 11 3 11 14s-4 18-15 45c-9 23-18 47-27 70z">
            <text:p/>
          </draw:path>
          <draw:path draw:style-name="gr25" draw:text-style-name="P19" draw:layer="layout" svg:width="0.055cm" svg:height="0.136cm" svg:x="5.542cm" svg:y="24.184cm" svg:viewBox="0 0 56 137" svg:d="M43 43c0 25-3 54-34 81-2 2-4 4-4 6 0 3 4 7 8 7 5 0 43-36 43-88 0-27-11-49-31-49-14 0-25 11-25 25 0 15 11 25 25 25 11 0 12-4 18-7z">
            <text:p/>
          </draw:path>
          <draw:path draw:style-name="gr25" draw:text-style-name="P19" draw:layer="layout" svg:width="0.193cm" svg:height="0.382cm" svg:x="5.643cm" svg:y="23.942cm" svg:viewBox="0 0 194 383" svg:d="M194 18c0-9-5-18-18-18-12 0-25 13-25 25 0 7 6 16 18 16 13 0 25-10 25-23zM101 315c-7 30-31 57-58 57-5 0-11-1-16-3 13-6 16-16 16-22 0-11-9-18-18-18-14 0-25 13-25 27 0 16 16 27 43 27s79-14 92-68c14-53 28-106 41-159 0-5 2-8 2-16 0-25-21-41-48-41-49 0-78 61-78 66 0 8 7 8 9 8 6 0 6-2 9-9 11-25 33-52 60-52 10 0 14 7 14 21 0 4 0 11-2 13-14 56-27 112-41 169z">
            <text:p/>
          </draw:path>
          <draw:path draw:style-name="gr25" draw:text-style-name="P19" draw:layer="layout" svg:width="0.244cm" svg:height="0.289cm" svg:x="5.925cm" svg:y="23.979cm" svg:viewBox="0 0 245 290" svg:d="M227 156c7 0 18 0 18-10 0-11-11-11-18-11-69 0-137 0-205 0 7-65 61-113 129-113 25 0 51 0 76 0 7 0 18 0 18-9 0-13-11-13-18-13-26 0-52 0-78 0-82 0-149 65-149 146s68 144 149 144c26 0 52 0 78 0 7 0 18 0 18-11s-11-11-18-11c-25 0-51 0-76 0-68 0-122-49-129-112 68 0 136 0 205 0z">
            <text:p/>
          </draw:path>
          <draw:path draw:style-name="gr25" draw:text-style-name="P19" draw:layer="layout" svg:width="0.346cm" svg:height="0.31cm" svg:x="6.253cm" svg:y="23.933cm" svg:viewBox="0 0 347 311" svg:d="M283 54c16-25 30-36 54-38 5 0 10 0 10-9 0-2-1-7-7-7-11 0-23 2-36 2-12 0-32-2-45-2-3 0-9 2-9 11 0 5 6 5 7 5 15 2 18 7 18 13 0 7-1 11-7 18-48 71-97 142-146 214-13-75-26-150-39-225-2-5-2-5-2-7 0-13 25-13 29-13 7 0 12 0 12-9-2-2 0-7-7-7-12 0-43 2-57 2-11 0-38-2-49-2-4 0-9 2-9 11 0 5 7 5 11 5 25 0 25 4 29 15 15 90 31 179 46 269 2 9 3 11 11 11s11-3 16-9c57-83 113-165 170-248z">
            <text:p/>
          </draw:path>
          <draw:path draw:style-name="gr25" draw:text-style-name="P19" draw:layer="layout" svg:width="0.134cm" svg:height="0.296cm" svg:x="5.589cm" svg:y="24.4cm" svg:viewBox="0 0 135 297" svg:d="M122 16c0-7-3-16-16-16-12 0-25 11-25 23 0 8 5 17 18 17s23-11 23-24zM32 241c-1 5-3 11-3 18 0 22 18 38 41 38 45 0 65-61 65-69 0-5-5-5-7-5-6 0-7 4-9 7-9 36-29 54-47 54-9 0-11-5-11-14 0-11 4-20 7-29 4-13 9-23 15-36 3-11 20-50 21-56 2-3 2-9 2-14 0-20-16-38-41-38-43 0-65 61-65 68 0 6 7 6 9 6 5 0 5-2 7-7 11-38 31-54 47-54 7 0 11 3 11 16 0 9-2 16-13 43-9 24-19 48-29 72z">
            <text:p/>
          </draw:path>
          <draw:path draw:style-name="gr25" draw:text-style-name="P19" draw:layer="layout" svg:width="0.244cm" svg:height="0.409cm" svg:x="5.823cm" svg:y="24.377cm" svg:viewBox="0 0 245 410" svg:d="M241 20c4-6 4-7 4-9 0-6-6-11-11-11-7 0-9 4-11 9-73 127-146 254-219 381-4 6-4 8-4 9 0 6 4 11 11 11 5 0 9-3 11-9 73-127 146-254 219-381z">
            <text:p/>
          </draw:path>
          <draw:path draw:style-name="gr25" draw:text-style-name="P19" draw:layer="layout" svg:width="0.325cm" svg:height="0.118cm" svg:x="5.778cm" svg:y="24.523cm" svg:viewBox="0 0 326 119" svg:d="M310 22c7 0 16 0 16-11s-9-11-16-11c-98 0-195 0-292 0-7 0-18 0-18 11s11 11 18 11c97 0 194 0 292 0zM310 119c7 0 16 0 16-11s-9-11-16-11c-98 0-195 0-292 0-7 0-18 0-18 11s11 11 18 11c97 0 194 0 292 0z">
            <text:p/>
          </draw:path>
          <draw:path draw:style-name="gr25" draw:text-style-name="P19" draw:layer="layout" svg:width="0.193cm" svg:height="0.382cm" svg:x="6.136cm" svg:y="24.4cm" svg:viewBox="0 0 194 383" svg:d="M194 16c0-7-5-16-18-16-12 0-25 13-25 23 0 8 6 17 18 17 13 0 25-11 25-24zM101 315c-7 30-31 56-58 56-5 0-11-2-16-4 13-5 16-14 16-22 0-10-9-16-18-16-14 0-25 11-25 25 0 18 17 29 43 29s79-16 92-70c14-53 28-106 41-158 0-6 2-9 2-16 0-24-21-42-47-42-50 0-79 61-79 68 0 6 7 6 9 6 6 0 6-2 9-7 11-27 34-54 60-54 10 0 14 7 14 21 0 6 0 11-2 15-14 56-27 112-41 169z">
            <text:p/>
          </draw:path>
          <draw:path draw:style-name="gr25" draw:text-style-name="P19" draw:layer="layout" svg:width="0.3cm" svg:height="0.443cm" svg:x="6.757cm" svg:y="23.042cm" svg:viewBox="0 0 301 444" svg:d="M301 7c0-2 0-7-8-7-10 0-70 5-81 7-5 0-9 4-9 11 0 9 6 9 15 9 30 0 32 4 32 11 0 4-1 8-2 12-12 50-25 100-37 150-11-24-31-42-58-42-76 0-153 94-153 186 0 59 34 100 85 100 12 0 43-1 81-46 5 27 27 46 57 46 24 0 38-14 47-34 11-23 20-61 20-63 0-5-6-5-7-5-8 0-8 2-9 11-11 41-24 79-49 79-18 0-20-16-20-29 0-16 2-20 6-31 30-121 60-243 90-365zM169 363c-3 11-3 13-12 24-27 34-54 45-72 45-31 0-40-36-40-60 0-32 20-109 34-138 20-38 49-61 74-61 41 0 50 52 50 55 0 4-1 8-1 11-11 42-22 83-33 124z">
            <text:p/>
          </draw:path>
          <draw:path draw:style-name="gr25" draw:text-style-name="P19" draw:layer="layout" svg:width="0.147cm" svg:height="0.63cm" svg:x="7.122cm" svg:y="23.006cm" svg:viewBox="0 0 148 631" svg:d="M148 626c0-2 0-4-11-14-79-80-99-200-99-295 0-110 23-222 101-299 9-9 9-9 9-11 0-5-2-7-8-7-5 0-63 43-99 124-32 68-41 139-41 193 0 48 7 126 43 196 38 79 92 118 97 118 6 0 8-1 8-5z">
            <text:p/>
          </draw:path>
          <draw:path draw:style-name="gr25" draw:text-style-name="P19" draw:layer="layout" svg:width="0.165cm" svg:height="0.424cm" svg:x="7.326cm" svg:y="23.062cm" svg:viewBox="0 0 166 425" svg:d="M160 23c0-12-9-23-23-23-16 0-34 18-34 34 0 13 9 24 25 24 14 0 32-15 32-35zM112 261c9-18 9-20 14-36 5-13 9-22 9-34 0-29-22-52-52-52-60 0-83 91-83 97 0 7 5 7 7 7 6 0 7-2 9-11 18-59 43-79 65-79 5 0 16 0 16 20 0 14-5 27-7 34-5 16-34 88-43 115-7 18-16 38-16 52 0 29 21 51 52 51 59 0 83-92 83-98 0-5-6-5-8-5-5 0-5 2-9 11-12 39-32 79-64 79-11 0-15-7-15-22 0-16 4-25 18-63 8-22 16-44 24-66z">
            <text:p/>
          </draw:path>
          <draw:path draw:style-name="gr25" draw:text-style-name="P19" draw:layer="layout" svg:width="0.073cm" svg:height="0.188cm" svg:x="7.579cm" svg:y="23.413cm" svg:viewBox="0 0 74 189" svg:d="M74 67c0-42-16-67-42-67-19 0-32 16-32 34 0 16 13 34 32 34 8 0 17-3 24-9 2-1 1-1 2-1s1 0 1 9c0 46-21 84-43 106-7 7-7 7-7 9 0 5 4 7 7 7 7 0 58-49 58-122z">
            <text:p/>
          </draw:path>
          <draw:path draw:style-name="gr25" draw:text-style-name="P19" draw:layer="layout" svg:width="0.258cm" svg:height="0.548cm" svg:x="7.797cm" svg:y="23.062cm" svg:viewBox="0 0 259 549" svg:d="M259 23c0-12-9-23-23-23-15 0-34 14-34 34 0 13 9 24 23 24 18 0 34-18 34-35zM131 450c-10 48-41 84-77 84-4 0-13 0-23-5 18-6 27-22 27-34 0-11-8-22-24-22s-34 13-34 36c0 25 25 40 56 40 45 0 102-35 119-97 19-77 38-154 57-231 4-12 4-21 4-23 0-36-27-59-58-59-65 0-101 91-101 97 0 7 6 7 8 7 5 0 7 0 10-13 17-39 45-77 81-77 9 0 20 2 20 29 0 14-2 21-3 32-21 79-41 157-62 236z">
            <text:p/>
          </draw:path>
          <draw:path draw:style-name="gr25" draw:text-style-name="P19" draw:layer="layout" svg:width="0.147cm" svg:height="0.63cm" svg:x="8.137cm" svg:y="23.006cm" svg:viewBox="0 0 148 631" svg:d="M148 317c0-51-8-126-42-198-38-78-93-119-99-119-3 0-7 4-7 7 0 2 0 2 13 15 63 61 99 161 99 295 0 108-24 219-103 298-9 7-9 9-9 11 0 4 4 5 7 5 6 0 63-43 101-122 32-70 40-140 40-192z">
            <text:p/>
          </draw:path>
          <draw:path draw:style-name="gr25" draw:text-style-name="P19" draw:layer="layout" svg:width="0.42cm" svg:height="0.147cm" svg:x="8.558cm" svg:y="23.249cm" svg:viewBox="0 0 421 148" svg:d="M400 25c9 0 21 0 21-12 0-13-12-13-21-13-126 0-252 0-378 0-9 0-22 0-22 13 0 12 13 12 22 12 126 0 252 0 378 0zM400 148c9 0 21 0 21-13s-12-13-21-13c-126 0-252 0-378 0-9 0-22 0-22 13s13 13 22 13c126 0 252 0 378 0z">
            <text:p/>
          </draw:path>
          <draw:path draw:style-name="gr25" draw:text-style-name="P19" draw:layer="layout" svg:width="0.208cm" svg:height="0.42cm" svg:x="9.323cm" svg:y="22.632cm" svg:viewBox="0 0 209 421" svg:d="M130 16c0-14 0-16-15-16-39 40-95 40-115 40 0 6 0 13 0 19 13 0 50 0 83-16 0 109 0 218 0 328 0 23-2 30-60 30-6 0-13 0-19 0 0 7 0 13 0 20 21-2 77-2 102-2s81 0 103 2c0-7 0-13 0-20-7 0-13 0-20 0-58 0-59-7-59-30 0-119 0-237 0-355z">
            <text:p/>
          </draw:path>
          <draw:path draw:style-name="gr25" draw:text-style-name="P19" draw:layer="layout" svg:width="0.314cm" svg:height="0.024cm" svg:x="9.268cm" svg:y="23.31cm" svg:viewBox="0 0 315 25" svg:d="M0 0c105 0 210 0 315 0 0 8 0 17 0 25-105 0-210 0-315 0 0-8 0-17 0-25z">
            <text:p/>
          </draw:path>
          <draw:path draw:style-name="gr25" draw:text-style-name="P19" draw:layer="layout" svg:width="0.26cm" svg:height="0.433cm" svg:x="9.295cm" svg:y="23.494cm" svg:viewBox="0 0 261 434" svg:d="M56 212c0-5 0-9 0-14 0-160 79-184 111-184 15 0 42 4 56 26-11 0-36 0-36 28 0 20 16 29 29 29 11 0 31-5 31-30 0-38-29-67-81-67-81 0-166 81-166 219 0 170 72 215 131 215 71 0 130-60 130-143 0-81-56-142-126-142-43 0-67 33-79 63zM131 416c-39 0-59-38-63-47-10-29-10-81-10-92 0-49 19-112 77-112 9 0 40 0 58 38 12 24 12 56 12 87 0 30 0 63-11 86-19 38-48 40-63 40z">
            <text:p/>
          </draw:path>
          <draw:path draw:style-name="gr25" draw:text-style-name="P19" draw:layer="layout" svg:width="0.147cm" svg:height="0.63cm" svg:x="9.721cm" svg:y="23.006cm" svg:viewBox="0 0 148 631" svg:d="M148 626c0-2 0-4-11-14-79-80-99-200-99-295 0-110 23-222 101-299 9-9 9-9 9-11 0-5-2-7-8-7-5 0-63 43-99 124-32 68-41 139-41 193 0 48 7 126 43 196 38 79 92 118 97 118 6 0 8-1 8-5z">
            <text:p/>
          </draw:path>
          <draw:path draw:style-name="gr25" draw:text-style-name="P19" draw:layer="layout" svg:width="0.208cm" svg:height="0.42cm" svg:x="9.962cm" svg:y="23.06cm" svg:viewBox="0 0 209 421" svg:d="M130 16c0-16 0-16-15-16-39 40-95 40-115 40 0 6 0 13 0 19 13 0 49 0 83-16 0 109 0 218 0 328 0 21-2 30-60 30-6 0-13 0-19 0 0 7 0 13 0 20 21-4 77-4 102-4s79 0 103 4c0-7 0-13 0-20-7 0-15 0-22 0-56 0-57-7-57-30 0-119 0-237 0-355z">
            <text:p/>
          </draw:path>
          <draw:path draw:style-name="gr25" draw:text-style-name="P19" draw:layer="layout" svg:width="0.418cm" svg:height="0.42cm" svg:x="10.398cm" svg:y="23.112cm" svg:viewBox="0 0 419 421" svg:d="M223 223c59 0 118 0 177 0 9 0 19 0 19-13 0-12-10-12-19-12-59 0-118 0-177 0 0-59 0-119 0-178 0-9 0-20-12-20-13 0-13 11-13 20 0 59 0 119 0 178-59 0-119 0-178 0-9 0-20 0-20 12 0 13 11 13 20 13 59 0 119 0 178 0 0 59 0 118 0 176 0 9 0 22 13 22 12 0 12-13 12-22 0-58 0-117 0-176z">
            <text:p/>
          </draw:path>
          <draw:path draw:style-name="gr25" draw:text-style-name="P19" draw:layer="layout" svg:width="0.208cm" svg:height="0.42cm" svg:x="11.051cm" svg:y="23.06cm" svg:viewBox="0 0 209 421" svg:d="M130 16c0-16 0-16-15-16-39 40-95 40-115 40 0 6 0 13 0 19 13 0 50 0 83-16 0 109 0 218 0 328 0 21-2 30-60 30-6 0-13 0-19 0 0 7 0 13 0 20 21-4 77-4 102-4s79 0 103 4c0-7 0-13 0-20-7 0-13 0-20 0-58 0-59-7-59-30 0-119 0-237 0-355z">
            <text:p/>
          </draw:path>
          <draw:path draw:style-name="gr25" draw:text-style-name="P19" draw:layer="layout" svg:width="0.42cm" svg:height="0.42cm" svg:x="11.487cm" svg:y="23.112cm" svg:viewBox="0 0 421 421" svg:d="M223 223c59 0 118 0 177 0 9 0 21 0 21-13 0-12-12-12-21-12-59 0-118 0-177 0 0-59 0-119 0-178 0-9 0-20-12-20-13 0-13 11-13 20 0 59 0 119 0 178-59 0-118 0-176 0-9 0-22 0-22 12 0 13 13 13 22 13 58 0 117 0 176 0 0 59 0 118 0 176 0 9 0 22 13 22 12 0 12-13 12-22 0-58 0-117 0-176z">
            <text:p/>
          </draw:path>
          <draw:path draw:style-name="gr25" draw:text-style-name="P19" draw:layer="layout" svg:width="0.208cm" svg:height="0.42cm" svg:x="12.14cm" svg:y="23.06cm" svg:viewBox="0 0 209 421" svg:d="M130 16c0-16 0-16-15-16-39 40-95 40-115 40 0 6 0 13 0 19 13 0 50 0 83-16 0 109 0 218 0 328 0 21-2 30-60 30-6 0-13 0-19 0 0 7 0 13 0 20 21-4 77-4 102-4s81 0 103 4c0-7 0-13 0-20-7 0-13 0-20 0-58 0-59-7-59-30 0-119 0-237 0-355z">
            <text:p/>
          </draw:path>
          <draw:path draw:style-name="gr25" draw:text-style-name="P19" draw:layer="layout" svg:width="0.42cm" svg:height="0.42cm" svg:x="12.576cm" svg:y="23.112cm" svg:viewBox="0 0 421 421" svg:d="M223 223c59 0 118 0 177 0 9 0 21 0 21-13 0-12-12-12-21-12-59 0-118 0-177 0 0-59 0-119 0-178 0-9 0-20-12-20-13 0-13 11-13 20 0 59 0 119 0 178-59 0-118 0-176 0-9 0-22 0-22 12 0 13 13 13 22 13 58 0 117 0 176 0 0 59 0 118 0 176 0 9 0 22 13 22 12 0 12-13 12-22 0-58 0-117 0-176z">
            <text:p/>
          </draw:path>
          <draw:path draw:style-name="gr25" draw:text-style-name="P19" draw:layer="layout" svg:width="0.208cm" svg:height="0.42cm" svg:x="13.229cm" svg:y="23.06cm" svg:viewBox="0 0 209 421" svg:d="M130 16c0-16 0-16-15-16-39 40-95 40-115 40 0 6 0 13 0 19 13 0 50 0 83-16 0 109 0 218 0 328 0 21-2 30-58 30-7 0-14 0-21 0 0 7 0 13 0 20 23-4 77-4 102-4s81 0 103 4c0-7 0-13 0-20-7 0-13 0-20 0-58 0-59-7-59-30 0-119 0-237 0-355z">
            <text:p/>
          </draw:path>
          <draw:path draw:style-name="gr25" draw:text-style-name="P19" draw:layer="layout" svg:width="0.42cm" svg:height="0.42cm" svg:x="13.664cm" svg:y="23.112cm" svg:viewBox="0 0 421 421" svg:d="M223 223c59 0 118 0 177 0 9 0 21 0 21-13 0-12-12-12-21-12-59 0-118 0-177 0 0-59 0-119 0-178 0-9 0-20-12-20-13 0-13 11-13 20 0 59 0 119 0 178-59 0-118 0-176 0-9 0-22 0-22 12 0 13 13 13 22 13 58 0 117 0 176 0 0 59 0 118 0 176 0 9 0 22 13 22 12 0 12-13 12-22 0-58 0-117 0-176z">
            <text:p/>
          </draw:path>
          <draw:path draw:style-name="gr25" draw:text-style-name="P19" draw:layer="layout" svg:width="0.208cm" svg:height="0.42cm" svg:x="14.318cm" svg:y="23.06cm" svg:viewBox="0 0 209 421" svg:d="M130 16c0-16 0-16-15-16-38 40-93 40-115 40 0 6 0 13 0 19 13 0 50 0 83-16 0 109 0 218 0 328 0 21-2 30-58 30-7 0-14 0-21 0 0 7 0 13 0 20 23-4 77-4 102-4s81 0 103 4c0-7 0-13 0-20-7 0-13 0-20 0-58 0-59-7-59-30 0-119 0-237 0-355z">
            <text:p/>
          </draw:path>
          <draw:path draw:style-name="gr25" draw:text-style-name="P19" draw:layer="layout" svg:width="0.418cm" svg:height="0.42cm" svg:x="14.755cm" svg:y="23.112cm" svg:viewBox="0 0 419 421" svg:d="M223 223c59 0 118 0 177 0 9 0 19 0 19-13 0-12-10-12-19-12-59 0-118 0-177 0 0-59 0-119 0-178 0-9 0-20-12-20-13 0-13 11-13 20 0 59 0 119 0 178-59 0-119 0-178 0-9 0-20 0-20 12 0 13 11 13 20 13 59 0 119 0 178 0 0 59 0 118 0 176 0 9 0 22 13 22 12 0 12-13 12-22 0-58 0-117 0-176z">
            <text:p/>
          </draw:path>
          <draw:path draw:style-name="gr25" draw:text-style-name="P19" draw:layer="layout" svg:width="0.208cm" svg:height="0.42cm" svg:x="15.408cm" svg:y="23.06cm" svg:viewBox="0 0 209 421" svg:d="M130 16c0-16 0-16-15-16-39 40-95 40-115 40 0 6 0 13 0 19 13 0 49 0 83-16 0 109 0 218 0 328 0 21-2 30-60 30-6 0-13 0-19 0 0 7 0 13 0 20 21-4 77-4 102-4s79 0 103 4c0-7 0-13 0-20-7 0-15 0-22 0-56 0-57-7-57-30 0-119 0-237 0-355z">
            <text:p/>
          </draw:path>
          <draw:path draw:style-name="gr25" draw:text-style-name="P19" draw:layer="layout" svg:width="0.147cm" svg:height="0.63cm" svg:x="15.704cm" svg:y="23.006cm" svg:viewBox="0 0 148 631" svg:d="M148 317c0-51-8-126-44-198-37-78-91-119-97-119-5 0-7 4-7 7 0 2 0 2 13 15 61 61 97 161 97 295 0 108-24 219-101 298-9 7-9 9-9 11 0 4 2 5 7 5 6 0 63-43 99-122 33-70 42-140 42-192z">
            <text:p/>
          </draw:path>
          <draw:path draw:style-name="gr25" draw:text-style-name="P19" draw:layer="layout" svg:width="0.42cm" svg:height="0.147cm" svg:x="16.125cm" svg:y="23.249cm" svg:viewBox="0 0 421 148" svg:d="M400 25c9 0 21 0 21-12 0-13-12-13-21-13-126 0-252 0-378 0-9 0-22 0-22 13 0 12 13 12 22 12 126 0 252 0 378 0zM400 148c9 0 21 0 21-13s-12-13-21-13c-126 0-252 0-378 0-9 0-22 0-22 13s13 13 22 13c126 0 252 0 378 0z">
            <text:p/>
          </draw:path>
          <draw:path draw:style-name="gr25" draw:text-style-name="P19" draw:layer="layout" svg:width="0.262cm" svg:height="0.434cm" svg:x="16.859cm" svg:y="22.632cm" svg:viewBox="0 0 263 435" svg:d="M58 214c0-5 0-11 0-16 0-160 77-182 109-182 17 0 42 4 56 25-9 0-34 0-34 29 0 20 14 29 29 29 11 0 29-5 29-31 0-37-27-68-80-68-81 0-167 81-167 221 0 169 74 214 133 214 70 0 130-59 130-144 0-79-56-140-126-140-43 0-67 32-79 63zM133 417c-41 0-59-37-63-48-12-29-12-79-12-90 0-51 21-114 77-114 11 0 40 0 59 40 11 23 11 56 11 86 0 31 0 62-11 85-18 38-46 41-61 41z">
            <text:p/>
          </draw:path>
          <draw:path draw:style-name="gr25" draw:text-style-name="P19" draw:layer="layout" svg:width="0.316cm" svg:height="0.024cm" svg:x="16.832cm" svg:y="23.31cm" svg:viewBox="0 0 317 25" svg:d="M0 0c106 0 211 0 317 0 0 8 0 17 0 25-106 0-211 0-317 0 0-8 0-17 0-25z">
            <text:p/>
          </draw:path>
          <draw:path draw:style-name="gr25" draw:text-style-name="P19" draw:layer="layout" svg:width="0.262cm" svg:height="0.433cm" svg:x="16.859cm" svg:y="23.494cm" svg:viewBox="0 0 263 434" svg:d="M58 212c0-5 0-9 0-14 0-160 77-184 109-184 17 0 42 4 56 26-9 0-34 0-34 28 0 20 14 29 29 29 11 0 29-5 29-30 0-38-27-67-80-67-81 0-167 81-167 219 0 170 74 215 133 215 70 0 130-60 130-143 0-81-56-142-126-142-43 0-67 33-79 63zM133 416c-41 0-59-38-63-47-12-29-12-81-12-92 0-49 21-112 77-112 11 0 40 0 59 38 11 24 11 56 11 87 0 30 0 63-11 86-18 38-46 40-61 40z">
            <text:p/>
          </draw:path>
          <draw:path draw:style-name="gr25" draw:text-style-name="P19" draw:layer="layout" svg:width="0.418cm" svg:height="0.147cm" svg:x="17.437cm" svg:y="23.249cm" svg:viewBox="0 0 419 148" svg:d="M398 25c11 0 21 0 21-12 0-13-10-13-19-13-127 0-254 0-380 0-9 0-20 0-20 13 0 12 11 12 20 12 126 0 252 0 378 0zM400 148c9 0 19 0 19-13s-10-13-21-13c-126 0-252 0-378 0-9 0-20 0-20 13s11 13 20 13c126 0 253 0 380 0z">
            <text:p/>
          </draw:path>
          <draw:path draw:style-name="gr25" draw:text-style-name="P19" draw:layer="layout" svg:width="0.208cm" svg:height="0.42cm" svg:x="18.124cm" svg:y="23.06cm" svg:viewBox="0 0 209 421" svg:d="M130 16c0-16 0-16-15-16-39 40-95 40-115 40 0 6 0 13 0 19 13 0 50 0 83-16 0 109 0 218 0 328 0 21-2 30-60 30-6 0-13 0-19 0 0 7 0 13 0 20 21-4 77-4 102-4s81 0 103 4c0-7 0-13 0-20-7 0-13 0-20 0-58 0-59-7-59-30 0-119 0-237 0-355z">
            <text:p/>
          </draw:path>
        </draw:g>
        <draw:g draw:style-name="gr23">
          <svg:title>TexMaths</svg:title>
          <svg:desc>18§display§E_{\text{glob}} \sim \frac{1}{APL} \sim 1§svg§600§FALSE§</svg:desc>
          <draw:path draw:style-name="gr24" draw:text-style-name="P11" draw:layer="layout" svg:width="4.835cm" svg:height="1.214cm" svg:x="2.008cm" svg:y="25.918cm" svg:viewBox="0 0 4836 1215" svg:d="M0 0c1612 0 3224 0 4836 0 0 405 0 810 0 1215-1612 0-3224 0-4836 0 0-405 0-810 0-1215z">
            <text:p/>
          </draw:path>
          <draw:path draw:style-name="gr25" draw:text-style-name="P19" draw:layer="layout" svg:width="0.458cm" svg:height="0.427cm" svg:x="1.976cm" svg:y="26.305cm" svg:viewBox="0 0 459 428" svg:d="M423 280c2-1 2-4 3-7 0-2 0-7-7-7-5 0-7 4-9 7-39 94-63 135-173 135-30 0-61 0-91 0-9 0-9 0-15 0-5 0-7-2-7-7 0-2 0-2 4-14 14-57 29-114 43-171 20 0 41 0 61 0 54 0 54 12 54 28 0 4 0 11-4 31-1 4-1 5-1 7 0 4 1 7 7 7 5 0 7-3 9-12 12-49 25-98 38-148 0-5-4-7-9-7-6 0-8 4-9 11-13 49-24 63-83 63-20 0-40 0-59 0 12-51 25-102 37-153 8-21 8-25 34-25 30 0 60 0 90 0 78 0 96 20 96 70 0 16 0 18-2 34 0 4 0 8 0 11s2 9 7 9c7 0 7-5 9-16 4-37 9-73 13-110 2-16-2-16-18-16-106 0-213 0-319 0-12 0-19 0-19 13 0 5 5 5 18 5 23 0 41 0 41 13 0 1 0 3-4 14-27 111-55 223-82 334-8 25-8 29-58 29-11 0-18 0-18 13 0 7 5 7 18 7 109 0 218 0 327 0 15 0 17 0 20-11 19-45 39-91 58-137z">
            <text:p/>
          </draw:path>
          <draw:path draw:style-name="gr25" draw:text-style-name="P19" draw:layer="layout" svg:width="0.222cm" svg:height="0.288cm" svg:x="2.437cm" svg:y="26.628cm" svg:viewBox="0 0 223 289" svg:d="M45 120c7 4 23 15 49 15 46 0 79-31 79-65 0-18-7-32-18-43 20-14 36-14 45-14-2 1-6 3-6 10 0 9 8 15 15 15s14-5 14-15-9-23-25-23c-7 0-31 2-52 20-13-9-33-15-52-15-45 0-78 29-78 65 0 16 9 32 22 43-4 6-15 20-15 36 0 7 2 27 18 40-19 7-41 21-41 45 0 32 49 55 108 55 56 0 108-21 108-57 0-13-5-36-29-50-27-13-52-13-95-13-11 0-25 0-29-2-14-2-23-16-23-29 0-10 3-14 5-18zM94 120c-44 0-44-41-44-50 0-7 0-25 9-38 8-7 18-14 35-14 43 0 43 41 43 52 0 7 0 23-9 36-6 7-18 14-34 14zM94 198c39 0 95 0 95 36 0 23-34 43-81 43s-81-22-81-43c0-16 13-36 41-36 9 0 17 0 26 0z">
            <text:p/>
          </draw:path>
          <draw:path draw:style-name="gr25" draw:text-style-name="P19" draw:layer="layout" svg:width="0.098cm" svg:height="0.306cm" svg:x="2.696cm" svg:y="26.521cm" svg:viewBox="0 0 99 307" svg:d="M67 0c-23 2-45 4-67 5 0 6 0 11 0 17 29 0 32 3 32 25 0 75 0 150 0 224 0 20-3 20-32 20 0 6 0 11 0 16 16 0 32-1 49-1 18 0 34 0 50 1 0-5 0-10 0-16-29 0-32 0-32-20 0-90 0-181 0-271z">
            <text:p/>
          </draw:path>
          <draw:path draw:style-name="gr25" draw:text-style-name="P19" draw:layer="layout" svg:width="0.217cm" svg:height="0.2cm" svg:x="2.831cm" svg:y="26.63cm" svg:viewBox="0 0 218 201" svg:d="M218 104c0-55-50-104-110-104s-108 49-108 104c0 54 48 97 108 97s110-43 110-97zM108 187c-16 0-40-4-54-27-13-18-13-40-13-61 0-18 0-45 15-63 12-13 30-23 52-23 27 0 45 12 56 27 12 16 12 38 12 59s0 45-14 63c-11 18-31 25-54 25z">
            <text:p/>
          </draw:path>
          <draw:path draw:style-name="gr25" draw:text-style-name="P19" draw:layer="layout" svg:width="0.235cm" svg:height="0.31cm" svg:x="3.088cm" svg:y="26.521cm" svg:viewBox="0 0 236 311" svg:d="M67 0c-23 2-45 4-67 5 0 6 0 11 0 17 29 0 32 3 32 25 0 87 0 174 0 260 6 0 11 0 17 0 4-9 9-18 14-27 18 22 41 31 65 31 59 0 108-43 108-99 0-54-45-99-103-99-27 0-52 9-66 25 0-46 0-92 0-138zM68 160c13-22 36-36 63-36 24 0 42 14 51 29 9 12 14 29 14 59 0 9 0 43-18 63s-39 23-52 23c-36 0-54-27-58-36 0-34 0-68 0-102z">
            <text:p/>
          </draw:path>
          <draw:path draw:style-name="gr25" draw:text-style-name="P19" draw:layer="layout" svg:width="0.422cm" svg:height="0.148cm" svg:x="3.586cm" svg:y="26.501cm" svg:viewBox="0 0 423 149" svg:d="M423 22c0-15-4-20-9-20-4 0-9 3-9 16-4 61-45 95-88 95-40 0-71-27-103-54-30-28-65-59-108-59-68 0-106 70-106 128 0 19 6 13 9 19 7 0 9-12 9-14 4-68 50-97 88-97 42 0 70 27 103 54 32 29 64 59 108 59 68 0 106-70 106-127z">
            <text:p/>
          </draw:path>
          <draw:path draw:style-name="gr25" draw:text-style-name="P19" draw:layer="layout" svg:width="0.208cm" svg:height="0.42cm" svg:x="4.892cm" svg:y="25.886cm" svg:viewBox="0 0 209 421" svg:d="M130 16c0-14 0-16-15-16-39 40-95 40-115 40 0 6 0 13 0 19 13 0 50 0 83-16 0 109 0 218 0 327 0 24-2 31-60 31-6 0-13 0-19 0 0 6 0 13 0 20 21-2 77-2 102-2s81 0 103 2c0-7 0-14 0-20-7 0-13 0-20 0-58 0-59-7-59-31 0-118 0-236 0-354z">
            <text:p/>
          </draw:path>
          <draw:path draw:style-name="gr25" draw:text-style-name="P19" draw:layer="layout" svg:width="1.397cm" svg:height="0.024cm" svg:x="4.295cm" svg:y="26.562cm" svg:viewBox="0 0 1398 25" svg:d="M0 0c466 0 932 0 1398 0 0 8 0 17 0 25-466 0-932 0-1398 0 0-8 0-17 0-25z">
            <text:p/>
          </draw:path>
          <draw:path draw:style-name="gr25" draw:text-style-name="P19" draw:layer="layout" svg:width="0.433cm" svg:height="0.45cm" svg:x="4.317cm" svg:y="26.715cm" svg:viewBox="0 0 434 451" svg:d="M92 379c-25 42-51 51-78 52-7 0-14 0-14 13 0 4 4 7 9 7 16 0 36-2 54-2 22 0 43 2 63 2 4 0 13 0 13-12 0-8-6-8-11-8-15-1-29-5-29-21 0-7 4-14 9-23 16-27 31-54 47-81 53 0 106 0 160 0 0 12 9 98 9 106 0 18-33 19-45 19-9 0-15 0-15 13 0 7 5 5 8 7 27 0 54-2 79-2 16 0 56 2 72 2 3 0 11 0 11-12 0-8-6-8-15-8-38 0-38-3-39-23-14-131-27-262-40-394-2-12-2-14-13-14-9 0-12 4-16 11-73 123-146 245-219 368zM167 286c42-70 83-139 124-209 8 70 15 139 22 209-49 0-97 0-146 0z">
            <text:p/>
          </draw:path>
          <draw:path draw:style-name="gr25" draw:text-style-name="P19" draw:layer="layout" svg:width="0.451cm" svg:height="0.43cm" svg:x="4.795cm" svg:y="26.735cm" svg:viewBox="0 0 452 431" svg:d="M166 232c36 0 71 0 107 0 90 0 179-65 179-137 0-48-44-95-126-95-69 0-137 0-205 0-11 0-18 0-18 13 0 7 5 7 18 7 9 0 19 0 27 2 10 1 14 3 14 9 0 3 0 5-2 12-29 113-57 227-86 340-6 23-7 29-56 29-11 0-18 0-18 12 0 7 7 7 9 7 18 0 63-1 81-1 13 0 27 0 40 0 14 0 28 1 41 1 4 0 13 0 13-12 0-7-6-7-18-7-24 0-42 0-42-11 0-4 2-7 2-11 13-53 26-105 40-158zM211 43c7-21 7-23 34-23 20 0 40 0 61 0 52 0 86 18 86 61 0 25-12 79-38 101-30 28-70 34-97 34-30 0-60 0-90 0 15-58 29-115 44-173z">
            <text:p/>
          </draw:path>
          <draw:path draw:style-name="gr25" draw:text-style-name="P19" draw:layer="layout" svg:width="0.38cm" svg:height="0.43cm" svg:x="5.288cm" svg:y="26.735cm" svg:viewBox="0 0 381 431" svg:d="M211 50c7-23 9-30 68-30 18 0 23 0 23-13 0-7-7-7-11-7-19 0-71 2-93 2-18 0-65-2-83-2-5 0-12 0-12 13 0 7 5 7 18 7 1 0 12 0 23 2 11 1 18 1 18 9 0 3-2 5-4 12-28 113-56 227-84 340-6 23-7 29-58 29-11 0-16 0-16 12 0 7 5 7 16 7 98 0 196 0 293 0 15 0 17 0 20-10 17-46 34-91 51-137 1-7 1-7 1-9s-1-7-7-7c-5 0-7 3-11 14-21 58-50 130-158 130-20 0-39 0-59 0-9 0-11 0-15 0-7-2-9-2-9-8 0-1 0-1 4-14 28-113 56-226 85-340z">
            <text:p/>
          </draw:path>
          <draw:path draw:style-name="gr25" draw:text-style-name="P19" draw:layer="layout" svg:width="0.422cm" svg:height="0.148cm" svg:x="5.979cm" svg:y="26.501cm" svg:viewBox="0 0 423 149" svg:d="M423 22c0-15-6-20-9-20-4 0-9 3-9 16-4 61-45 95-88 95-42 0-71-27-103-54-32-28-65-59-108-59-68 0-106 70-106 128 0 19 6 13 9 19 7 0 9-12 9-14 2-68 50-97 88-97 40 0 70 27 101 54 32 29 66 59 110 59 68 0 106-70 106-127z">
            <text:p/>
          </draw:path>
          <draw:path draw:style-name="gr25" draw:text-style-name="P19" draw:layer="layout" svg:width="0.208cm" svg:height="0.42cm" svg:x="6.668cm" svg:y="26.312cm" svg:viewBox="0 0 209 421" svg:d="M130 18c0-16 0-18-15-18-39 41-95 41-115 41 0 7 0 14 0 20 13 0 50 0 83-16 0 108 0 217 0 325 0 24-2 31-60 31-6 0-13 0-19 0 0 6 0 13 0 20 21-2 77-2 102-2s81 0 103 2c0-7 0-14 0-20-7 0-13 0-20 0-58 0-59-7-59-31 0-117 0-235 0-352z">
            <text:p/>
          </draw:path>
        </draw:g>
        <draw:frame presentation:style-name="pr8" draw:text-style-name="P3" draw:layer="layout" svg:width="17.115cm" svg:height="8.173cm" svg:x="1.923cm" svg:y="13.203cm">
          <draw:text-box>
            <text:p text:style-name="P2"><text:span text:style-name="T11">d(A, B) = 1</text:span></text:p>
            <text:p text:style-name="P2"><text:span text:style-name="T10">d(A, C) = 1</text:span></text:p>
            <text:p text:style-name="P2"><text:span text:style-name="T13">d(A, D) = 1</text:span></text:p>
            <text:p text:style-name="P2"><text:span text:style-name="T13">d(A, E) = 1</text:span></text:p>
            <text:p text:style-name="P2"><text:span text:style-name="T4"/></text:p>
            <text:p text:style-name="P2"><text:span text:style-name="T13">d(B, D) = 1</text:span></text:p>
            <text:p text:style-name="P2"><text:span text:style-name="T13">d(B, E) = 1</text:span></text:p>
            <text:p text:style-name="P2"><text:span text:style-name="T13"/></text:p>
            <text:p text:style-name="P2"><text:span text:style-name="T13"/></text:p>
            <text:p text:style-name="P2"><text:span text:style-name="T13">|R| = 6</text:span></text:p>
          </draw:text-box>
        </draw:frame>
        <presentation:notes draw:style-name="dp2">
          <draw:page-thumbnail draw:style-name="gr8" draw:layer="layout" svg:width="19.798cm" svg:height="11.136cm" svg:x="0.6cm" svg:y="2.257cm" draw:page-number="7" presentation:class="page"/>
          <draw:frame presentation:style-name="pr3" draw:text-style-name="P10"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style:font-face style:name="TexMaths Roman" svg:font-family="'TexMaths Roman'"/>
    <style:font-face style:name="TexMaths Symbols" svg:font-family="'TexMaths Symbols'" style:font-adornments="Regular" style:font-pitch="variable"/>
    <style:font-face style:name="TexMaths Symbols1" svg:font-family="'TexMaths Symbols'"/>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marker draw:name="Arrowheads_20_1" draw:display-name="Arrowheads 1" svg:viewBox="0 0 20 20" svg:d="M0 20l10-20 10 20z"/>
    <draw:marker draw:name="Arrowheads_20_2" draw:display-name="Arrowheads 2" svg:viewBox="0 0 20 20" svg:d="M0 20l10-20 10 20z"/>
    <draw:marker draw:name="Arrowheads_20_3" draw:display-name="Arrowheads 3" svg:viewBox="0 0 20 20" svg:d="M0 20l10-20 10 20z"/>
    <draw:stroke-dash draw:name="Dash_20_Dot_20_4" draw:display-name="Dash Dot 4"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Noto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1"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878cm" fo:margin-bottom="0cm"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56.2999992370606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702cm" fo:margin-bottom="0cm" fo:text-indent="0cm"/>
      <style:text-properties fo:font-size="49.2999992370606pt" style:font-size-asian="28pt" style:font-size-complex="28pt"/>
    </style:style>
    <style:style style:name="Default-outline3" style:family="presentation" style:parent-style-name="Default-outline2">
      <style:paragraph-properties fo:margin-left="0cm" fo:margin-right="0cm" fo:margin-top="0.527cm" fo:margin-bottom="0cm" fo:text-indent="0cm"/>
      <style:text-properties fo:font-size="42.2000007629395pt" style:font-size-asian="24pt" style:font-size-complex="24pt"/>
    </style:style>
    <style:style style:name="Default-outline4" style:family="presentation" style:parent-style-name="Default-outline3">
      <style:paragraph-properties fo:margin-left="0cm" fo:margin-right="0cm" fo:margin-top="0.351cm" fo:margin-bottom="0cm" fo:text-indent="0cm"/>
      <style:text-properties fo:font-size="35.2000007629395pt" style:font-size-asian="20pt" style:font-size-complex="20pt"/>
    </style:style>
    <style:style style:name="Default-outline5" style:family="presentation" style:parent-style-name="Default-outline4">
      <style:paragraph-properties fo:margin-left="0cm" fo:margin-right="0cm" fo:margin-top="0.175cm" fo:margin-bottom="0cm" fo:text-indent="0cm"/>
      <style:text-properties fo:font-size="35.2000007629395pt" style:font-size-asian="20pt" style:font-size-complex="20pt"/>
    </style:style>
    <style:style style:name="Default-outline6" style:family="presentation" style:parent-style-name="Default-outline5">
      <style:paragraph-properties fo:margin-left="0cm" fo:margin-right="0cm" fo:margin-top="0.175cm" fo:margin-bottom="0cm" fo:text-indent="0cm"/>
      <style:text-properties fo:font-size="35.2000007629395pt" style:font-size-asian="20pt" style:font-size-complex="20pt"/>
    </style:style>
    <style:style style:name="Default-outline7" style:family="presentation" style:parent-style-name="Default-outline6">
      <style:paragraph-properties fo:margin-left="0cm" fo:margin-right="0cm" fo:margin-top="0.175cm" fo:margin-bottom="0cm" fo:text-indent="0cm"/>
      <style:text-properties fo:font-size="35.2000007629395pt" style:font-size-asian="20pt" style:font-size-complex="20pt"/>
    </style:style>
    <style:style style:name="Default-outline8" style:family="presentation" style:parent-style-name="Default-outline7">
      <style:paragraph-properties fo:margin-left="0cm" fo:margin-right="0cm" fo:margin-top="0.175cm" fo:margin-bottom="0cm" fo:text-indent="0cm"/>
      <style:text-properties fo:font-size="35.2000007629395pt" style:font-size-asian="20pt" style:font-size-complex="20pt"/>
    </style:style>
    <style:style style:name="Default-outline9" style:family="presentation" style:parent-style-name="Default-outline8">
      <style:paragraph-properties fo:margin-left="0cm" fo:margin-right="0cm" fo:margin-top="0.175cm" fo:margin-bottom="0cm" fo:text-indent="0cm"/>
      <style:text-properties fo:font-size="35.200000762939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77.4000015258789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991cm" fo:margin-bottom="0.991cm" fo:margin-left="0.991cm" fo:margin-right="0.991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pr1" style:family="presentation" style:parent-style-name="Default-backgroundobjects">
      <style:graphic-properties draw:stroke="none" draw:fill="none" draw:fill-color="#ffffff" draw:auto-grow-height="false" fo:min-height="1.086cm" loext:decorative="false"/>
      <style:paragraph-properties style:writing-mode="lr-tb"/>
    </style:style>
    <style:style style:name="Mpr2" style:family="presentation" style:parent-style-name="Default-backgroundobjects">
      <style:graphic-properties draw:stroke="none" draw:fill="none" draw:fill-color="#ffffff" draw:auto-grow-height="false" fo:min-height="1.485cm" loext:decorative="false"/>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5.355cm" svg:height="7.575cm" svg:x="2.822cm" svg:y="2.485cm"/>
      <draw:page-thumbnail draw:layer="backgroundobjects" svg:width="5.355cm" svg:height="7.575cm" svg:x="2.822cm" svg:y="11.061cm"/>
      <draw:page-thumbnail draw:layer="backgroundobjects" svg:width="5.355cm" svg:height="7.575cm" svg:x="2.822cm" svg:y="19.637cm"/>
      <draw:page-thumbnail draw:layer="backgroundobjects" svg:width="5.355cm" svg:height="7.575cm" svg:x="12.822cm" svg:y="2.485cm"/>
      <draw:page-thumbnail draw:layer="backgroundobjects" svg:width="5.355cm" svg:height="7.575cm" svg:x="12.822cm" svg:y="11.061cm"/>
      <draw:page-thumbnail draw:layer="backgroundobjects" svg:width="5.355cm" svg:height="7.575cm" svg:x="12.822cm" svg:y="19.637cm"/>
    </style:handout-master>
    <style:master-page style:name="Defaul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efault-title" draw:layer="backgroundobjects" svg:width="17.115cm" svg:height="4.627cm" svg:x="1.941cm" svg:y="2.096cm" presentation:class="title" presentation:placeholder="true">
        <draw:text-box/>
      </draw:frame>
      <draw:frame presentation:style-name="Default-outline1" draw:layer="backgroundobjects" svg:width="17.115cm" svg:height="16.074cm" svg:x="1.941cm" svg:y="7.476cm" presentation:class="outline" presentation:placeholder="true">
        <draw:text-box/>
      </draw:frame>
      <draw:frame presentation:style-name="Mpr1" draw:text-style-name="MP2" draw:layer="backgroundobjects" svg:width="4.43cm" svg:height="1.91cm" svg:x="1.941cm" svg:y="26.241cm" presentation:class="date-time">
        <draw:text-box>
          <text:p text:style-name="MP1"><text:span text:style-name="MT1"><presentation:date-time/></text:span></text:p>
        </draw:text-box>
      </draw:frame>
      <draw:frame presentation:style-name="Mpr1" draw:text-style-name="MP6" draw:layer="backgroundobjects" svg:width="6.028cm" svg:height="1.91cm" svg:x="7.494cm" svg:y="26.241cm" presentation:class="footer">
        <draw:text-box>
          <text:p text:style-name="MP5"><text:span text:style-name="MT1"><presentation:footer/></text:span></text:p>
        </draw:text-box>
      </draw:frame>
      <draw:frame presentation:style-name="Mpr1" draw:text-style-name="MP4" draw:layer="backgroundobjects" svg:width="4.43cm" svg:height="1.91cm" svg:x="14.626cm" svg:y="26.24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4-01T16:18:46.469315251</meta:creation-date>
    <dc:date>2025-05-05T10:42:35.206176437</dc:date>
    <meta:editing-duration>PT18H20M53S</meta:editing-duration>
    <meta:editing-cycles>48</meta:editing-cycles>
    <meta:generator>LibreOffice/24.2.7.2$Linux_X86_64 LibreOffice_project/420$Build-2</meta:generator>
    <meta:print-date>2025-04-01T17:02:58.927762637</meta:print-date>
    <meta:printed-by>PDF files</meta:printed-by>
    <meta:document-statistic meta:object-count="332"/>
  </office:meta>
</office:document-meta>
</file>